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944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2.2319in"/>
    </style:style>
    <style:style style:name="Table1.C" style:family="table-column">
      <style:table-column-properties style:column-width="2.72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3951in" table:align="left"/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3.70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3868in" table:align="left"/>
    </style:style>
    <style:style style:name="Table3.A" style:family="table-column">
      <style:table-column-properties style:column-width="0.9736in"/>
    </style:style>
    <style:style style:name="Table3.B" style:family="table-column">
      <style:table-column-properties style:column-width="2.413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9236in" table:align="left"/>
    </style:style>
    <style:style style:name="Table4.A" style:family="table-column">
      <style:table-column-properties style:column-width="1.159in"/>
    </style:style>
    <style:style style:name="Table4.B" style:family="table-column">
      <style:table-column-properties style:column-width="3.7646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5pt" style:font-size-asian="15pt" style:font-size-complex="15pt"/>
    </style:style>
    <style:style style:name="P2" style:family="paragraph" style:parent-style-name="Heading_20_3">
      <style:text-properties fo:font-size="15pt" style:font-size-asian="15pt" style:font-size-complex="15pt"/>
    </style:style>
    <style:style style:name="P3" style:family="paragraph" style:parent-style-name="Horizontal_20_Line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ff513" officeooo:paragraph-rsid="001ff513" style:font-size-asian="15pt" style:font-size-complex="15pt"/>
    </style:style>
    <style:style style:name="P5" style:family="paragraph" style:parent-style-name="Standard">
      <style:text-properties fo:font-size="15pt" officeooo:rsid="001ff513" style:font-size-asian="15pt" style:font-size-complex="15pt"/>
    </style:style>
    <style:style style:name="P6" style:family="paragraph" style:parent-style-name="Standard">
      <style:text-properties fo:font-size="15pt" officeooo:rsid="0023c392" officeooo:paragraph-rsid="0023c392" style:font-size-asian="15pt" style:font-size-complex="15pt"/>
    </style:style>
    <style:style style:name="P7" style:family="paragraph" style:parent-style-name="Standard">
      <style:text-properties fo:font-size="15pt" officeooo:rsid="0025a71b" officeooo:paragraph-rsid="0025a71b" style:font-size-asian="15pt" style:font-size-complex="15pt"/>
    </style:style>
    <style:style style:name="P8" style:family="paragraph" style:parent-style-name="Standard">
      <style:text-properties fo:font-size="15pt" officeooo:rsid="0025a71b" officeooo:paragraph-rsid="0023c392" style:font-size-asian="15pt" style:font-size-complex="15pt"/>
    </style:style>
    <style:style style:name="P9" style:family="paragraph" style:parent-style-name="Standard">
      <style:text-properties fo:font-size="15pt" officeooo:rsid="0029009d" officeooo:paragraph-rsid="0029009d" style:font-size-asian="15pt" style:font-size-complex="15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text-properties fo:font-size="15pt" officeooo:paragraph-rsid="001ff513" style:font-size-asian="15pt" style:font-size-complex="15pt"/>
    </style:style>
    <style:style style:name="P12" style:family="paragraph" style:parent-style-name="Standard">
      <style:text-properties fo:font-size="15pt" officeooo:rsid="002bc487" officeooo:paragraph-rsid="002bc487" style:font-size-asian="15pt" style:font-size-complex="15pt"/>
    </style:style>
    <style:style style:name="P13" style:family="paragraph" style:parent-style-name="Standard">
      <style:paragraph-properties style:line-height-at-least="0.198in"/>
      <style:text-properties fo:font-size="15pt" style:font-size-asian="15pt" style:font-size-complex="15pt"/>
    </style:style>
    <style:style style:name="P14" style:family="paragraph" style:parent-style-name="Standard">
      <style:text-properties fo:font-size="15pt" officeooo:rsid="0021d2cb" officeooo:paragraph-rsid="0021d2cb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officeooo:rsid="0026ec85" officeooo:paragraph-rsid="0026ec85" style:font-size-asian="15pt" style:font-size-complex="15pt"/>
    </style:style>
    <style:style style:name="P16" style:family="paragraph" style:parent-style-name="Standard">
      <style:text-properties fo:font-size="15pt" officeooo:rsid="0026ec85" officeooo:paragraph-rsid="0026ec85" style:font-size-asian="15pt" style:font-size-complex="15pt"/>
    </style:style>
    <style:style style:name="P17" style:family="paragraph" style:parent-style-name="Standard">
      <style:text-properties fo:font-size="15pt" officeooo:rsid="002cef23" officeooo:paragraph-rsid="002cef23" style:font-size-asian="15pt" style:font-size-complex="15pt"/>
    </style:style>
    <style:style style:name="P18" style:family="paragraph" style:parent-style-name="Standard">
      <style:text-properties fo:font-size="15pt" officeooo:rsid="002d1ef6" officeooo:paragraph-rsid="002d1ef6" style:font-size-asian="15pt" style:font-size-complex="15pt"/>
    </style:style>
    <style:style style:name="P19" style:family="paragraph" style:parent-style-name="Standard">
      <style:text-properties fo:font-size="15pt" officeooo:rsid="002ee656" officeooo:paragraph-rsid="002ee656" style:font-size-asian="15pt" style:font-size-complex="15pt"/>
    </style:style>
    <style:style style:name="P20" style:family="paragraph" style:parent-style-name="Table_20_Contents">
      <style:text-properties fo:font-size="15pt" style:font-size-asian="15pt" style:font-size-complex="15pt"/>
    </style:style>
    <style:style style:name="P21" style:family="paragraph" style:parent-style-name="Table_20_Heading">
      <style:text-properties fo:font-size="15pt" style:font-size-asian="15pt" style:font-size-complex="15pt"/>
    </style:style>
    <style:style style:name="P22" style:family="paragraph" style:parent-style-name="Text_20_body">
      <style:text-properties fo:font-size="15pt" style:font-size-asian="15pt" style:font-size-complex="15pt"/>
    </style:style>
    <style:style style:name="P23" style:family="paragraph" style:parent-style-name="Text_20_body">
      <style:paragraph-properties fo:margin-top="0in" fo:margin-bottom="0in" style:contextual-spacing="false"/>
      <style:text-properties fo:font-size="15pt" style:font-size-asian="15pt" style:font-size-complex="15pt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25" style:family="paragraph" style:parent-style-name="Standard">
      <style:paragraph-properties style:line-height-at-least="0.198in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26" style:family="paragraph" style:parent-style-name="Standard">
      <style:text-properties fo:color="#cccccc" loext:opacity="100%" style:font-name="Droid Sans Mono" fo:font-size="15pt" fo:font-weight="normal" officeooo:rsid="002bc487" officeooo:paragraph-rsid="002bc487" fo:background-color="#1f1f1f" style:font-size-asian="15pt" style:font-size-complex="15pt"/>
    </style:style>
    <style:style style:name="P27" style:family="paragraph" style:parent-style-name="Standard">
      <style:text-properties fo:color="#cccccc" loext:opacity="100%" style:font-name="Droid Sans Mono" fo:font-size="15pt" fo:font-weight="normal" officeooo:rsid="0029009d" officeooo:paragraph-rsid="0029009d" fo:background-color="#1f1f1f" style:font-size-asian="15pt" style:font-size-complex="15pt"/>
    </style:style>
    <style:style style:name="P28" style:family="paragraph" style:parent-style-name="Standard">
      <style:text-properties fo:color="#cccccc" loext:opacity="100%" style:font-name="Droid Sans Mono" fo:font-size="15pt" fo:font-weight="normal" officeooo:rsid="002cef23" officeooo:paragraph-rsid="002cef23" fo:background-color="#1f1f1f" style:font-size-asian="15pt" style:font-size-complex="15pt"/>
    </style:style>
    <style:style style:name="P29" style:family="paragraph" style:parent-style-name="Standard">
      <style:text-properties fo:color="#cccccc" loext:opacity="100%" style:font-name="Droid Sans Mono" fo:font-size="15pt" fo:font-weight="normal" officeooo:rsid="002d1ef6" officeooo:paragraph-rsid="002d1ef6" fo:background-color="#1f1f1f" style:font-size-asian="15pt" style:font-size-complex="15pt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font-size="15pt" fo:background-color="#1f1f1f" style:font-size-asian="15pt" style:font-size-complex="15pt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5pt" fo:font-weight="normal" fo:background-color="#1f1f1f" style:font-size-asian="15pt" style:font-size-complex="15pt"/>
    </style:style>
    <style:style style:name="P32" style:family="paragraph" style:parent-style-name="Standard">
      <style:text-properties fo:color="#6a9955" loext:opacity="100%" style:font-name="Droid Sans Mono" fo:font-size="15pt" fo:font-weight="normal" officeooo:rsid="0023c392" officeooo:paragraph-rsid="0023c392" fo:background-color="#1f1f1f" style:font-size-asian="15pt" style:font-size-complex="15pt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5pt" fo:font-weight="normal" fo:background-color="#1f1f1f" style:font-size-asian="15pt" style:font-size-complex="15pt"/>
    </style:style>
    <style:style style:name="P34" style:family="paragraph" style:parent-style-name="Standard">
      <style:text-properties officeooo:paragraph-rsid="001e475d"/>
    </style:style>
    <style:style style:name="P35" style:family="paragraph" style:parent-style-name="Text_20_body">
      <style:text-properties officeooo:paragraph-rsid="001e475d"/>
    </style:style>
    <style:style style:name="P3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ff513" officeooo:paragraph-rsid="001ff513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3c392" officeooo:paragraph-rsid="0023c392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9009d" officeooo:paragraph-rsid="0029009d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bc487" officeooo:paragraph-rsid="002bc487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cef23" officeooo:paragraph-rsid="002cef23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d1ef6" officeooo:paragraph-rsid="002d1ef6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e1c5e" officeooo:paragraph-rsid="002e1c5e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ee656" officeooo:paragraph-rsid="002ee656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text-align="center" style:justify-single-word="false"/>
      <style:text-properties officeooo:paragraph-rsid="001e475d"/>
    </style:style>
    <style:style style:name="P45" style:family="paragraph" style:parent-style-name="Heading_20_3">
      <style:text-properties fo:font-size="15pt" officeooo:rsid="002cef23" officeooo:paragraph-rsid="002cef23" style:font-size-asian="15pt" style:font-size-complex="15pt"/>
    </style:style>
    <style:style style:name="P46" style:family="paragraph" style:parent-style-name="Text_20_body" style:list-style-name="L1">
      <style:text-properties fo:font-size="15pt" style:font-size-asian="15pt" style:font-size-complex="15pt"/>
    </style:style>
    <style:style style:name="P47" style:family="paragraph" style:parent-style-name="Text_20_body" style:list-style-name="L2">
      <style:text-properties fo:font-size="15pt" style:font-size-asian="15pt" style:font-size-complex="15pt"/>
    </style:style>
    <style:style style:name="P48" style:family="paragraph" style:parent-style-name="Text_20_body" style:list-style-name="L3">
      <style:text-properties fo:font-size="15pt" style:font-size-asian="15pt" style:font-size-complex="15pt"/>
    </style:style>
    <style:style style:name="P49" style:family="paragraph" style:parent-style-name="Text_20_body" style:list-style-name="L4">
      <style:text-properties fo:font-size="15pt" style:font-size-asian="15pt" style:font-size-complex="15pt"/>
    </style:style>
    <style:style style:name="P50" style:family="paragraph" style:parent-style-name="Text_20_body" style:list-style-name="L5">
      <style:text-properties fo:font-size="15pt" style:font-size-asian="15pt" style:font-size-complex="15pt"/>
    </style:style>
    <style:style style:name="P51" style:family="paragraph" style:parent-style-name="Text_20_body" style:list-style-name="L6">
      <style:text-properties fo:font-size="15pt" style:font-size-asian="15pt" style:font-size-complex="15pt"/>
    </style:style>
    <style:style style:name="P52" style:family="paragraph" style:parent-style-name="Text_20_body" style:list-style-name="L7">
      <style:text-properties fo:font-size="15pt" style:font-size-asian="15pt" style:font-size-complex="15pt"/>
    </style:style>
    <style:style style:name="P53" style:family="paragraph" style:parent-style-name="Text_20_body" style:list-style-name="L8">
      <style:text-properties fo:font-size="15pt" style:font-size-asian="15pt" style:font-size-complex="15pt"/>
    </style:style>
    <style:style style:name="P54" style:family="paragraph" style:parent-style-name="Text_20_body" style:list-style-name="L9">
      <style:text-properties fo:font-size="15pt" style:font-size-asian="15pt" style:font-size-complex="15pt"/>
    </style:style>
    <style:style style:name="P55" style:family="paragraph" style:parent-style-name="Text_20_body" style:list-style-name="L11">
      <style:text-properties fo:font-size="15pt" style:font-size-asian="15pt" style:font-size-complex="15pt"/>
    </style:style>
    <style:style style:name="P56" style:family="paragraph" style:parent-style-name="Text_20_body" style:list-style-name="L10"/>
    <style:style style:name="P57" style:family="paragraph" style:parent-style-name="Text_20_body" style:list-style-name="L12"/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9211e" loext:opacity="100%" fo:font-size="15pt" style:text-underline-style="solid" style:text-underline-width="auto" style:text-underline-color="font-color" officeooo:rsid="001e475d" style:font-size-asian="15pt" style:font-size-complex="15pt"/>
    </style:style>
    <style:style style:name="T3" style:family="text">
      <style:text-properties style:font-name="Droid Sans Mono" fo:font-weight="normal"/>
    </style:style>
    <style:style style:name="T4" style:family="text">
      <style:text-properties fo:color="#6a9955" loext:opacity="100%"/>
    </style:style>
    <style:style style:name="T5" style:family="text">
      <style:text-properties fo:color="#6a9955" loext:opacity="100%" style:font-name="Droid Sans Mono" fo:font-weight="normal" fo:background-color="#1f1f1f" loext:char-shading-value="0"/>
    </style:style>
    <style:style style:name="T6" style:family="text">
      <style:text-properties fo:color="#6a9955" loext:opacity="100%" style:font-name="Droid Sans Mono" fo:font-size="15pt" fo:font-weight="normal" fo:background-color="#1f1f1f" loext:char-shading-value="0" style:font-size-asian="15pt" style:font-size-complex="15pt"/>
    </style:style>
    <style:style style:name="T7" style:family="text">
      <style:text-properties fo:color="#6a9955" loext:opacity="100%" style:font-name="Droid Sans Mono" fo:font-size="15pt" fo:font-weight="normal" officeooo:rsid="001e475d" fo:background-color="#1f1f1f" loext:char-shading-value="0" style:font-size-asian="15pt" style:font-size-complex="15pt"/>
    </style:style>
    <style:style style:name="T8" style:family="text">
      <style:text-properties fo:color="#808080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d7ba7d" loext:opacity="100%"/>
    </style:style>
    <style:style style:name="T14" style:family="text">
      <style:text-properties fo:color="#b5cea8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4fc1ff" loext:opacity="100%"/>
    </style:style>
    <style:style style:name="T17" style:family="text">
      <style:text-properties fo:color="#c586c0" loext:opacity="100%"/>
    </style:style>
    <style:style style:name="T18" style:family="text">
      <style:text-properties fo:color="#4ec9b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That sounds like a wonderful and meaningful project! Creating a </text:span><text:span text:style-name="Strong_20_Emphasis"><text:span text:style-name="T1">fun learning platform or set of activities</text:span></text:span><text:span text:style-name="T1"> for </text:span><text:span text:style-name="Strong_20_Emphasis"><text:span text:style-name="T1">Transitional Kindergarten (TK) to Grade 12 (K–12)</text:span></text:span><text:span text:style-name="T1"> students, especially for </text:span><text:span text:style-name="Strong_20_Emphasis"><text:span text:style-name="T1">math and writing</text:span></text:span><text:span text:style-name="T1">, can be both educational and engaging.</text:span></text:p>
      <text:p text:style-name="Text_20_body"><text:span text:style-name="T1">Let’s break this down </text:span><text:span text:style-name="Strong_20_Emphasis"><text:span text:style-name="T1">step by step</text:span></text:span><text:span text:style-name="T1"> and start small. We'll first define the </text:span><text:span text:style-name="Strong_20_Emphasis"><text:span text:style-name="T1">scope</text:span></text:span><text:span text:style-name="T1">, then go grade by grade or level by level, creating interactive or printable content (digital worksheets, web activities, or games) appropriate to each age.</text:span></text:p>
      <text:p text:style-name="P3"/>
      <text:h text:style-name="P2" text:outline-level="3">✅ STEP 1: DEFINE THE PROJECT GOALS</text:h>
      <text:p text:style-name="Text_20_body"><text:span text:style-name="Strong_20_Emphasis"><text:span text:style-name="T1">Goal:</text:span></text:span><text:span text:style-name="T1"><text:line-break/>Create a fun, engaging platform or resource for kids in TK–12 to learn and practice </text:span><text:span text:style-name="Strong_20_Emphasis"><text:span text:style-name="T1">Math and Writing</text:span></text:span><text:span text:style-name="T1"> through:</text:span></text:p>
      <text:list text:style-name="L1">
        <text:list-item>
          <text:p text:style-name="P46">Games</text:p>
        </text:list-item>
        <text:list-item>
          <text:p text:style-name="P46">Interactive exercises</text:p>
        </text:list-item>
        <text:list-item>
          <text:p text:style-name="P46">Printable worksheets</text:p>
        </text:list-item>
        <text:list-item>
          <text:p text:style-name="P46">Creative prompts</text:p>
        </text:list-item>
        <text:list-item>
          <text:p text:style-name="P46">Visual aids</text:p>
        </text:list-item>
      </text:list>
      <text:p text:style-name="P3"/>
      <text:h text:style-name="P2" text:outline-level="3">✅ STEP 2: START SMALL – CHOOSE A LEVEL TO BEGIN</text:h>
      <text:p text:style-name="Text_20_body"><text:span text:style-name="T1">We’ll begin with </text:span><text:span text:style-name="Strong_20_Emphasis"><text:span text:style-name="T1">TK–Kindergarten</text:span></text:span><text:span text:style-name="T1">, and gradually move up.</text:span></text:p>
      <text:h text:style-name="Heading_20_4" text:outline-level="4"><text:span text:style-name="T1">➤ </text:span><text:span text:style-name="Strong_20_Emphasis"><text:span text:style-name="T1">Focus Area: TK (Transitional Kindergarten) – Ages 4–5</text:span></text:span></text:h>
      <text:p text:style-name="P22">We’ll create:</text:p>
      <text:list text:style-name="L2">
        <text:list-item>
          <text:p text:style-name="P47">Basic math: counting, shapes, patterns</text:p>
        </text:list-item>
        <text:list-item>
          <text:p text:style-name="P47">Basic writing: letters, tracing, simple words</text:p>
        </text:list-item>
      </text:list>
      <text:p text:style-name="P3"/>
      <text:h text:style-name="P2" text:outline-level="3"><text:soft-page-break/>✅ STEP 3: CREATE MATH AND WRITING ACTIVITIES FOR TK</text:h>
      <text:h text:style-name="Heading_20_4" text:outline-level="4"><text:span text:style-name="T1">🟦 A. </text:span><text:span text:style-name="Strong_20_Emphasis"><text:span text:style-name="T1">TK Math Topics</text:span></text:span></text:h>
      <text:list text:style-name="L3">
        <text:list-item>
          <text:p text:style-name="P48">Counting from 1 to 10 (and eventually 20)</text:p>
        </text:list-item>
        <text:list-item>
          <text:p text:style-name="P48">Identifying shapes (circle, square, triangle)</text:p>
        </text:list-item>
        <text:list-item>
          <text:p text:style-name="P48">Comparing sizes (big/small, more/less)</text:p>
        </text:list-item>
        <text:list-item>
          <text:p text:style-name="P48">Recognizing patterns</text:p>
        </text:list-item>
      </text:list>
      <text:p text:style-name="Text_20_body"><text:span text:style-name="Strong_20_Emphasis"><text:span text:style-name="T1">Example Activity:</text:span></text:span><text:span text:style-name="T1"><text:line-break/>🔢 </text:span><text:span text:style-name="Strong_20_Emphasis"><text:span text:style-name="T1">Count the Animals</text:span></text:span><text:span text:style-name="T1"><text:line-break/>"Count how many cats are in the picture and circle the right number."</text:span></text:p>
      <text:p text:style-name="P22">✍️ We can generate this as:</text:p>
      <text:list text:style-name="L4">
        <text:list-item>
          <text:p text:style-name="P49">A worksheet</text:p>
        </text:list-item>
        <text:list-item>
          <text:p text:style-name="P49">A web page</text:p>
        </text:list-item>
        <text:list-item>
          <text:p text:style-name="P49">A drag-and-drop game</text:p>
        </text:list-item>
      </text:list>
      <text:h text:style-name="Heading_20_4" text:outline-level="4"><text:span text:style-name="T1">🟩 B. </text:span><text:span text:style-name="Strong_20_Emphasis"><text:span text:style-name="T1">TK Writing Topics</text:span></text:span></text:h>
      <text:list text:style-name="L5">
        <text:list-item>
          <text:p text:style-name="P50">Tracing uppercase/lowercase letters</text:p>
        </text:list-item>
        <text:list-item>
          <text:p text:style-name="P50">Writing their name</text:p>
        </text:list-item>
        <text:list-item>
          <text:p text:style-name="P50">Tracing simple words: cat, dog, sun, etc.</text:p>
        </text:list-item>
        <text:list-item>
          <text:p text:style-name="P50">Matching letters to sounds (A = apple)</text:p>
        </text:list-item>
      </text:list>
      <text:p text:style-name="Text_20_body"><text:span text:style-name="Strong_20_Emphasis"><text:span text:style-name="T1">Example Activity:</text:span></text:span><text:span text:style-name="T1"><text:line-break/>✏️ </text:span><text:span text:style-name="Strong_20_Emphasis"><text:span text:style-name="T1">Trace and Color the Letter A</text:span></text:span><text:span text:style-name="T1"><text:line-break/>"Trace the letter A and then color the apple."</text:span></text:p>
      <text:p text:style-name="P3"/>
      <text:h text:style-name="P2" text:outline-level="3">✅ STEP 4: ORGANIZE THE MATERIALS BY GRADE AND SUBJECT</text:h>
      <text:p text:style-name="P22">We’ll create a structure like thi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1">Grade Level</text:p>
            </table:table-cell>
            <table:table-cell table:style-name="Table1.A1" office:value-type="string">
              <text:p text:style-name="P21">Math Topics</text:p>
            </table:table-cell>
            <table:table-cell table:style-name="Table1.A1" office:value-type="string">
              <text:p text:style-name="P21">Writing Topics</text:p>
            </table:table-cell>
          </table:table-row>
        </table:table-header-rows>
        <table:table-row>
          <table:table-cell table:style-name="Table1.A1" office:value-type="string">
            <text:p text:style-name="P20">TK</text:p>
          </table:table-cell>
          <table:table-cell table:style-name="Table1.A1" office:value-type="string">
            <text:p text:style-name="P20">Counting, Shapes</text:p>
          </table:table-cell>
          <table:table-cell table:style-name="Table1.A1" office:value-type="string">
            <text:p text:style-name="P20">Tracing Letters, Simple Words</text:p>
          </table:table-cell>
        </table:table-row>
        <table:table-row>
          <table:table-cell table:style-name="Table1.A1" office:value-type="string">
            <text:p text:style-name="P20">K</text:p>
          </table:table-cell>
          <table:table-cell table:style-name="Table1.A1" office:value-type="string">
            <text:p text:style-name="P20">Add/Subtract within 10</text:p>
          </table:table-cell>
          <table:table-cell table:style-name="Table1.A1" office:value-type="string">
            <text:p text:style-name="P20">Sentence Building</text:p>
          </table:table-cell>
        </table:table-row>
        <text:soft-page-break/>
        <table:table-row>
          <table:table-cell table:style-name="Table1.A1" office:value-type="string">
            <text:p text:style-name="P20">1st</text:p>
          </table:table-cell>
          <table:table-cell table:style-name="Table1.A1" office:value-type="string">
            <text:p text:style-name="P20">Place Value, Word Problems</text:p>
          </table:table-cell>
          <table:table-cell table:style-name="Table1.A1" office:value-type="string">
            <text:p text:style-name="P20">Creative Writing, Grammar</text:p>
          </table:table-cell>
        </table:table-row>
        <table:table-row>
          <table:table-cell table:style-name="Table1.A1" office:value-type="string">
            <text:p text:style-name="P20">...</text:p>
          </table:table-cell>
          <table:table-cell table:style-name="Table1.A1" office:value-type="string">
            <text:p text:style-name="P20">...</text:p>
          </table:table-cell>
          <table:table-cell table:style-name="Table1.A1" office:value-type="string">
            <text:p text:style-name="P20">...</text:p>
          </table:table-cell>
        </table:table-row>
        <table:table-row>
          <table:table-cell table:style-name="Table1.A1" office:value-type="string">
            <text:p text:style-name="P20">12th</text:p>
          </table:table-cell>
          <table:table-cell table:style-name="Table1.A1" office:value-type="string">
            <text:p text:style-name="P20">Algebra, Geometry, Statistics</text:p>
          </table:table-cell>
          <table:table-cell table:style-name="Table1.A1" office:value-type="string">
            <text:p text:style-name="P20">Essays, Research, Creative Writing</text:p>
          </table:table-cell>
        </table:table-row>
      </table:table>
      <text:p text:style-name="P3"/>
      <text:h text:style-name="P2" text:outline-level="3">✅ STEP 5: CHOOSE FORMAT</text:h>
      <text:p text:style-name="P22">Would you like this as:</text:p>
      <text:list text:style-name="L6">
        <text:list-item>
          <text:p text:style-name="P51">A website or web app (interactive)?</text:p>
        </text:list-item>
        <text:list-item>
          <text:p text:style-name="P51">A PDF workbook (printable)?</text:p>
        </text:list-item>
        <text:list-item>
          <text:p text:style-name="P51">A mobile app?</text:p>
        </text:list-item>
        <text:list-item>
          <text:p text:style-name="P51">All of the above over time?</text:p>
        </text:list-item>
      </text:list>
      <text:p text:style-name="Text_20_body"><text:span text:style-name="T1">We can start with </text:span><text:span text:style-name="Strong_20_Emphasis"><text:span text:style-name="T1">printable PDF worksheets or a simple web-based version</text:span></text:span><text:span text:style-name="T1">.</text:span></text:p>
      <text:p text:style-name="P3"/>
      <text:h text:style-name="P2" text:outline-level="3">✅ STEP 6: EXAMPLE PDF / WORKSHEET (TK Math)</text:h>
      <text:p text:style-name="P22">Would you like me to:</text:p>
      <text:list text:style-name="L7">
        <text:list-item>
          <text:p text:style-name="P52">🖼️ Generate a sample worksheet with tracing and counting?</text:p>
        </text:list-item>
        <text:list-item>
          <text:p text:style-name="P52">🧮 Create simple math game ideas?</text:p>
        </text:list-item>
        <text:list-item>
          <text:p text:style-name="P52">💻 Show a basic HTML/JavaScript page for interactive counting?</text:p>
        </text:list-item>
      </text:list>
      <text:p text:style-name="P22">Let me know what you'd like to start with — printable, web-based, or both — and we’ll begin creating real content!</text:p>
      <text:p text:style-name="P23">Ask ChatGPT</text:p>
      <text:p text:style-name="P10"/>
      <text:p text:style-name="P10"/>
      <text:h text:style-name="P1" text:outline-level="2"><text:soft-page-break/>🎯 TK Focus: Math &amp; Writing</text:h>
      <text:h text:style-name="P2" text:outline-level="3">📘 Subjects to Include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1">Subject</text:p>
            </table:table-cell>
            <table:table-cell table:style-name="Table2.A1" office:value-type="string">
              <text:p text:style-name="P21">Topic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Math</text:span></text:span></text:p>
          </table:table-cell>
          <table:table-cell table:style-name="Table2.A1" office:value-type="string">
            <text:p text:style-name="P20">Counting (1–10), Shapes, Patter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Writing</text:span></text:span></text:p>
          </table:table-cell>
          <table:table-cell table:style-name="Table2.A1" office:value-type="string">
            <text:p text:style-name="P20">Tracing Letters (A–Z), Matching Letters to Words</text:p>
          </table:table-cell>
        </table:table-row>
      </table:table>
      <text:p text:style-name="P3"/>
      <text:h text:style-name="P2" text:outline-level="3">🖥️ STEP 2: Decide Tech Stack</text:h>
      <text:p text:style-name="P22">To keep things simple and browser-friendly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1">Area</text:p>
            </table:table-cell>
            <table:table-cell table:style-name="Table3.A1" office:value-type="string">
              <text:p text:style-name="P21">Tech</text:p>
            </table:table-cell>
          </table:table-row>
        </table:table-header-rows>
        <table:table-row>
          <table:table-cell table:style-name="Table3.A1" office:value-type="string">
            <text:p text:style-name="P20">Structure</text:p>
          </table:table-cell>
          <table:table-cell table:style-name="Table3.A1" office:value-type="string">
            <text:p text:style-name="P20">HTML</text:p>
          </table:table-cell>
        </table:table-row>
        <table:table-row>
          <table:table-cell table:style-name="Table3.A1" office:value-type="string">
            <text:p text:style-name="P20">Styling</text:p>
          </table:table-cell>
          <table:table-cell table:style-name="Table3.A1" office:value-type="string">
            <text:p text:style-name="P20">Tailwind CSS (or plain CSS)</text:p>
          </table:table-cell>
        </table:table-row>
        <table:table-row>
          <table:table-cell table:style-name="Table3.A1" office:value-type="string">
            <text:p text:style-name="P20">Interaction</text:p>
          </table:table-cell>
          <table:table-cell table:style-name="Table3.A1" office:value-type="string">
            <text:p text:style-name="P20">JavaScript</text:p>
          </table:table-cell>
        </table:table-row>
        <table:table-row>
          <table:table-cell table:style-name="Table3.A1" office:value-type="string">
            <text:p text:style-name="P20">Deployment</text:p>
          </table:table-cell>
          <table:table-cell table:style-name="Table3.A1" office:value-type="string">
            <text:p text:style-name="P20">GitHub Pages (for free hosting)</text:p>
          </table:table-cell>
        </table:table-row>
      </table:table>
      <text:p text:style-name="P3"/>
      <text:h text:style-name="P2" text:outline-level="3">✅ STEP 3: Start with First Web Page</text:h>
      <text:p text:style-name="Text_20_body"><text:span text:style-name="T1">Let's build a </text:span><text:span text:style-name="Strong_20_Emphasis"><text:span text:style-name="T1">simple interactive web page</text:span></text:span><text:span text:style-name="T1"> to:</text:span></text:p>
      <text:list text:style-name="L8">
        <text:list-item>
          <text:p text:style-name="P53">Count objects</text:p>
        </text:list-item>
        <text:list-item>
          <text:p text:style-name="P53">Choose the right number</text:p>
        </text:list-item>
      </text:list>
      <text:p text:style-name="P3"/>
      <text:h text:style-name="P2" text:outline-level="3">🌟 TK Math Activity 1: Count the Apples</text:h>
      <text:p text:style-name="Text_20_body"><text:span text:style-name="Strong_20_Emphasis"><text:span text:style-name="T1">Page Features:</text:span></text:span></text:p>
      <text:list text:style-name="L9">
        <text:list-item>
          <text:p text:style-name="P54">Show an image of apples (e.g. 🍎🍎🍎🍎)</text:p>
        </text:list-item>
        <text:list-item>
          <text:p text:style-name="P54">Ask: "How many apples do you see?"</text:p>
        </text:list-item>
        <text:list-item>
          <text:p text:style-name="P54">Provide multiple-choice buttons (3, 4, 5)</text:p>
        </text:list-item>
        <text:list-item>
          <text:p text:style-name="P54">Give feedback: ✅ or ❌</text:p>
        </text:list-item>
      </text:list>
      <text:p text:style-name="P3"><text:soft-page-break/></text:p>
      <text:p text:style-name="P22">Would you like to:</text:p>
      <text:list text:style-name="L10">
        <text:list-item>
          <text:p text:style-name="P56"><text:span text:style-name="Strong_20_Emphasis"><text:span text:style-name="T1">View the HTML + JavaScript code now?</text:span></text:span></text:p>
        </text:list-item>
        <text:list-item>
          <text:p text:style-name="P56"><text:span text:style-name="T1">Or have me generate a </text:span><text:span text:style-name="Strong_20_Emphasis"><text:span text:style-name="T1">preview page</text:span></text:span><text:span text:style-name="T1"> you can open directly?</text:span></text:p>
        </text:list-item>
      </text:list>
      <text:p text:style-name="P22">Once confirmed, I’ll show you the first activity code block right here. Then we can build more — like:</text:p>
      <text:list text:style-name="L11">
        <text:list-item>
          <text:p text:style-name="P55">Shapes recognition</text:p>
        </text:list-item>
        <text:list-item>
          <text:p text:style-name="P55">Letter tracing using canvas</text:p>
        </text:list-item>
        <text:list-item>
          <text:p text:style-name="P55">Pattern matching</text:p>
        </text:list-item>
      </text:list>
      <text:p text:style-name="Text_20_body"><text:span text:style-name="T1">🔹 What would you like to do next:<text:line-break/></text:span><text:span text:style-name="Strong_20_Emphasis"><text:span text:style-name="T1">(1) See the code</text:span></text:span><text:span text:style-name="T1">, or<text:line-break/></text:span><text:span text:style-name="Strong_20_Emphasis"><text:span text:style-name="T1">(2) Open a preview</text:span></text:span><text:span text:style-name="T1">, or<text:line-break/></text:span><text:span text:style-name="Strong_20_Emphasis"><text:span text:style-name="T1">(3) Move to writing activity first?</text:span></text:span></text:p>
      <text:p text:style-name="Text_20_body"><text:span text:style-name="Strong_20_Emphasis"><text:span text:style-name="T1"/></text:span></text:p>
      <text:p text:style-name="P44"><text:span text:style-name="Strong_20_Emphasis"><text:span text:style-name="T2">Login.html</text:span></text:span></text:p>
      <text:p text:style-name="P34"><text:span text:style-name="Strong_20_Emphasis"><text:span text:style-name="T7">&lt;!-- ============================= --&gt;</text:span></text:span></text:p>
      <text:p text:style-name="P31">&lt;!-- 1. login.html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ogin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padding</text:span><text:span text:style-name="T12">: </text:span><text:span text:style-name="T14">2rem</text:span><text:span text:style-name="T12">; </text:span><text:span text:style-name="T10">font-family</text:span><text:span text:style-name="T12">: </text:span><text:span text:style-name="T11">'Comic Sans MS'</text:span><text:span text:style-name="T12">; } </text:span><text:span text:style-name="T13">input</text:span><text:span text:style-name="T12">, </text:span><text:span text:style-name="T13">button</text:span><text:span text:style-name="T12"> { </text:span><text:span text:style-name="T10">padding</text:span><text:span text:style-name="T12">: </text:span><text:span text:style-name="T14">0.7rem</text:span><text:span text:style-name="T12">; </text:span><text:span text:style-name="T10">margin</text:span><text:span text:style-name="T12">: </text:span><text:span text:style-name="T14">0.5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</text:span>🔐 Login<text:span text:style-name="T8">&lt;/</text:span><text:span text:style-name="T9">h1</text:span><text:span text:style-name="T8">&gt;</text:span></text:p>
      <text:p text:style-name="P24"><text:span text:style-name="T8">&lt;</text:span><text:span text:style-name="T9">input</text:span> <text:span text:style-name="T10">id</text:span>=<text:span text:style-name="T11">"username"</text:span> <text:span text:style-name="T10">placeholder</text:span>=<text:span text:style-name="T11">"Username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input</text:span> <text:span text:style-name="T10">type</text:span>=<text:span text:style-name="T11">"password"</text:span> <text:span text:style-name="T10">id</text:span>=<text:span text:style-name="T11">"password"</text:span> <text:span text:style-name="T10">placeholder</text:span>=<text:span text:style-name="T11">"Password"</text:span><text:span text:style-name="T8">&gt;&lt;</text:span><text:span text:style-name="T9">br</text:span><text:span text:style-name="T8">&gt;</text:span></text:p>
      <text:p text:style-name="P24"><text:soft-page-break/><text:span text:style-name="T8">&lt;</text:span><text:span text:style-name="T9">button</text:span> <text:span text:style-name="T10">onclick</text:span>=<text:span text:style-name="T11">"</text:span><text:span text:style-name="T15">login</text:span><text:span text:style-name="T11">()"</text:span><text:span text:style-name="T8">&gt;</text:span>Login<text:span text:style-name="T8">&lt;/</text:span><text:span text:style-name="T9">button</text:span><text:span text:style-name="T8">&gt;</text:span></text:p>
      <text:p text:style-name="P24"><text:span text:style-name="T8">&lt;</text:span><text:span text:style-name="T9">p</text:span><text:span text:style-name="T8">&gt;</text:span>Don't have an account? <text:span text:style-name="T8">&lt;</text:span><text:span text:style-name="T9">a</text:span> <text:span text:style-name="T10">href</text:span>=<text:span text:style-name="T11">"signup.html"</text:span><text:span text:style-name="T8">&gt;</text:span>Sign Up<text:span text:style-name="T8">&lt;/</text:span><text:span text:style-name="T9">a</text:span><text:span text:style-name="T8">&gt;&lt;/</text:span><text:span text:style-name="T9">p</text:span><text:span text:style-name="T8">&gt;</text:span></text:p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login</text:span><text:span text:style-name="T12">() {</text:span></text:p>
      <text:p text:style-name="P24"><text:span text:style-name="T9">const</text:span><text:span text:style-name="T12"> </text:span><text:span text:style-name="T16">u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username'</text:span><text:span text:style-name="T12">).</text:span><text:span text:style-name="T10">value</text:span><text:span text:style-name="T12">.</text:span><text:span text:style-name="T15">trim</text:span><text:span text:style-name="T12">().</text:span><text:span text:style-name="T15">toLowerCase</text:span><text:span text:style-name="T12">();</text:span></text:p>
      <text:p text:style-name="P24"><text:span text:style-name="T9">const</text:span><text:span text:style-name="T12"> </text:span><text:span text:style-name="T16">p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password'</text:span><text:span text:style-name="T12">).</text:span><text:span text:style-name="T10">value</text:span><text:span text:style-name="T12">;</text:span></text:p>
      <text:p text:style-name="P24"><text:span text:style-name="T9">const</text:span><text:span text:style-name="T12"> </text:span><text:span text:style-name="T16">users</text:span><text:span text:style-name="T12"> = </text:span><text:span text:style-name="T10">JSON</text:span><text:span text:style-name="T12">.</text:span><text:span text:style-name="T15">parse</text:span><text:span text:style-name="T12">(</text:span><text:span text:style-name="T10">localStorage</text:span><text:span text:style-name="T12">.</text:span><text:span text:style-name="T15">getItem</text:span><text:span text:style-name="T12">(</text:span><text:span text:style-name="T11">"kids_users"</text:span><text:span text:style-name="T12">)) || {};</text:span></text:p>
      <text:p text:style-name="P24"><text:span text:style-name="T17">if</text:span><text:span text:style-name="T12"> (</text:span><text:span text:style-name="T16">users</text:span><text:span text:style-name="T12">[</text:span><text:span text:style-name="T16">u</text:span><text:span text:style-name="T12">] &amp;&amp; </text:span><text:span text:style-name="T16">users</text:span><text:span text:style-name="T12">[</text:span><text:span text:style-name="T16">u</text:span><text:span text:style-name="T12">] === </text:span><text:span text:style-name="T16">p</text:span><text:span text:style-name="T12">) {</text:span></text:p>
      <text:p text:style-name="P24"><text:span text:style-name="T10">localStorage</text:span><text:span text:style-name="T12">.</text:span><text:span text:style-name="T15">setItem</text:span><text:span text:style-name="T12">(</text:span><text:span text:style-name="T11">"current_user"</text:span><text:span text:style-name="T12">, </text:span><text:span text:style-name="T16">u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select-grade.html"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5">alert</text:span><text:span text:style-name="T12">(</text:span><text:span text:style-name="T11">"❌ Invalid username or password"</text:span><text:span text:style-name="T12">);</text:span></text:p>
      <text:p text:style-name="P33">}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35"><text:span text:style-name="Strong_20_Emphasis"><text:span text:style-name="T1"/></text:span></text:p>
      <text:p text:style-name="P35"><text:span text:style-name="Strong_20_Emphasis"><text:span text:style-name="T1"/></text:span></text:p>
      <text:p text:style-name="P44"><text:span text:style-name="Strong_20_Emphasis"><text:span text:style-name="T2">Signup.html</text:span></text:span></text:p>
      <text:p text:style-name="P34"><text:span text:style-name="Strong_20_Emphasis"><text:span text:style-name="T6">&lt;!-- ============================= --&gt;</text:span></text:span></text:p>
      <text:p text:style-name="P31">&lt;!-- 2. signup.html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Sign Up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padding</text:span><text:span text:style-name="T12">: </text:span><text:span text:style-name="T14">2rem</text:span><text:span text:style-name="T12">; </text:span><text:span text:style-name="T10">font-family</text:span><text:span text:style-name="T12">: </text:span><text:span text:style-name="T11">'Comic Sans MS'</text:span><text:span text:style-name="T12">; } </text:span><text:span text:style-name="T13">input</text:span><text:span text:style-name="T12">, </text:span><text:span text:style-name="T13">button</text:span><text:span text:style-name="T12"> { </text:span><text:span text:style-name="T10">padding</text:span><text:span text:style-name="T12">: </text:span><text:span text:style-name="T14">0.7rem</text:span><text:span text:style-name="T12">; </text:span><text:span text:style-name="T10">margin</text:span><text:span text:style-name="T12">: </text:span><text:span text:style-name="T14">0.5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oft-page-break/><text:span text:style-name="T8">&lt;</text:span><text:span text:style-name="T9">h1</text:span><text:span text:style-name="T8">&gt;</text:span>📝 Sign Up<text:span text:style-name="T8">&lt;/</text:span><text:span text:style-name="T9">h1</text:span><text:span text:style-name="T8">&gt;</text:span></text:p>
      <text:p text:style-name="P24"><text:span text:style-name="T8">&lt;</text:span><text:span text:style-name="T9">input</text:span> <text:span text:style-name="T10">id</text:span>=<text:span text:style-name="T11">"username"</text:span> <text:span text:style-name="T10">placeholder</text:span>=<text:span text:style-name="T11">"New username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input</text:span> <text:span text:style-name="T10">type</text:span>=<text:span text:style-name="T11">"password"</text:span> <text:span text:style-name="T10">id</text:span>=<text:span text:style-name="T11">"password"</text:span> <text:span text:style-name="T10">placeholder</text:span>=<text:span text:style-name="T11">"Password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input</text:span> <text:span text:style-name="T10">type</text:span>=<text:span text:style-name="T11">"password"</text:span> <text:span text:style-name="T10">id</text:span>=<text:span text:style-name="T11">"confirm"</text:span> <text:span text:style-name="T10">placeholder</text:span>=<text:span text:style-name="T11">"Confirm Password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label</text:span><text:span text:style-name="T8">&gt;&lt;</text:span><text:span text:style-name="T9">input</text:span> <text:span text:style-name="T10">type</text:span>=<text:span text:style-name="T11">"checkbox"</text:span> <text:span text:style-name="T10">onclick</text:span>=<text:span text:style-name="T11">"</text:span><text:span text:style-name="T15">togglePassword</text:span><text:span text:style-name="T11">()"</text:span><text:span text:style-name="T8">&gt;</text:span> Show Password<text:span text:style-name="T8">&lt;/</text:span><text:span text:style-name="T9">label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signup</text:span><text:span text:style-name="T11">()"</text:span><text:span text:style-name="T8">&gt;</text:span>Create Account<text:span text:style-name="T8">&lt;/</text:span><text:span text:style-name="T9">button</text:span><text:span text:style-name="T8">&gt;</text:span></text:p>
      <text:p text:style-name="P24"><text:span text:style-name="T8">&lt;</text:span><text:span text:style-name="T9">p</text:span><text:span text:style-name="T8">&gt;</text:span>Have an account? <text:span text:style-name="T8">&lt;</text:span><text:span text:style-name="T9">a</text:span> <text:span text:style-name="T10">href</text:span>=<text:span text:style-name="T11">"login.html"</text:span><text:span text:style-name="T8">&gt;</text:span>Login<text:span text:style-name="T8">&lt;/</text:span><text:span text:style-name="T9">a</text:span><text:span text:style-name="T8">&gt;&lt;/</text:span><text:span text:style-name="T9">p</text:span><text:span text:style-name="T8">&gt;</text:span></text:p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togglePassword</text:span><text:span text:style-name="T12">() {</text:span></text:p>
      <text:p text:style-name="P24"><text:span text:style-name="T9">const</text:span><text:span text:style-name="T12"> </text:span><text:span text:style-name="T16">p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password'</text:span><text:span text:style-name="T12">);</text:span></text:p>
      <text:p text:style-name="P24"><text:span text:style-name="T9">const</text:span><text:span text:style-name="T12"> </text:span><text:span text:style-name="T16">c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confirm'</text:span><text:span text:style-name="T12">);</text:span></text:p>
      <text:p text:style-name="P24"><text:span text:style-name="T9">const</text:span><text:span text:style-name="T12"> </text:span><text:span text:style-name="T16">type</text:span><text:span text:style-name="T12"> = </text:span><text:span text:style-name="T16">p</text:span><text:span text:style-name="T12">.</text:span><text:span text:style-name="T10">type</text:span><text:span text:style-name="T12"> === </text:span><text:span text:style-name="T11">'password'</text:span><text:span text:style-name="T12"> ? </text:span><text:span text:style-name="T11">'text'</text:span><text:span text:style-name="T12"> : </text:span><text:span text:style-name="T11">'password'</text:span><text:span text:style-name="T12">;</text:span></text:p>
      <text:p text:style-name="P24"><text:span text:style-name="T16">p</text:span><text:span text:style-name="T12">.</text:span><text:span text:style-name="T10">type</text:span><text:span text:style-name="T12"> = </text:span><text:span text:style-name="T16">c</text:span><text:span text:style-name="T12">.</text:span><text:span text:style-name="T10">type</text:span><text:span text:style-name="T12"> = </text:span><text:span text:style-name="T16">type</text:span><text:span text:style-name="T12">;</text:span></text:p>
      <text:p text:style-name="P33">}</text:p>
      <text:p text:style-name="P24"><text:span text:style-name="T9">function</text:span><text:span text:style-name="T12"> </text:span><text:span text:style-name="T15">signup</text:span><text:span text:style-name="T12">() {</text:span></text:p>
      <text:p text:style-name="P24"><text:span text:style-name="T9">const</text:span><text:span text:style-name="T12"> </text:span><text:span text:style-name="T16">u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username'</text:span><text:span text:style-name="T12">).</text:span><text:span text:style-name="T10">value</text:span><text:span text:style-name="T12">.</text:span><text:span text:style-name="T15">trim</text:span><text:span text:style-name="T12">().</text:span><text:span text:style-name="T15">toLowerCase</text:span><text:span text:style-name="T12">();</text:span></text:p>
      <text:p text:style-name="P24"><text:span text:style-name="T9">const</text:span><text:span text:style-name="T12"> </text:span><text:span text:style-name="T16">p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password'</text:span><text:span text:style-name="T12">).</text:span><text:span text:style-name="T10">value</text:span><text:span text:style-name="T12">;</text:span></text:p>
      <text:p text:style-name="P24"><text:span text:style-name="T9">const</text:span><text:span text:style-name="T12"> </text:span><text:span text:style-name="T16">c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confirm'</text:span><text:span text:style-name="T12">).</text:span><text:span text:style-name="T10">value</text:span><text:span text:style-name="T12">;</text:span></text:p>
      <text:p text:style-name="P24"><text:span text:style-name="T17">if</text:span><text:span text:style-name="T12"> (!</text:span><text:span text:style-name="T16">u</text:span><text:span text:style-name="T12"> || !</text:span><text:span text:style-name="T16">p</text:span><text:span text:style-name="T12"> || !</text:span><text:span text:style-name="T16">c</text:span><text:span text:style-name="T12">) </text:span><text:span text:style-name="T17">return</text:span><text:span text:style-name="T12"> </text:span><text:span text:style-name="T15">alert</text:span><text:span text:style-name="T12">(</text:span><text:span text:style-name="T11">"All fields required"</text:span><text:span text:style-name="T12">);</text:span></text:p>
      <text:p text:style-name="P24"><text:span text:style-name="T17">if</text:span><text:span text:style-name="T12"> (</text:span><text:span text:style-name="T16">p</text:span><text:span text:style-name="T12"> !== </text:span><text:span text:style-name="T16">c</text:span><text:span text:style-name="T12">) </text:span><text:span text:style-name="T17">return</text:span><text:span text:style-name="T12"> </text:span><text:span text:style-name="T15">alert</text:span><text:span text:style-name="T12">(</text:span><text:span text:style-name="T11">"Passwords do not match"</text:span><text:span text:style-name="T12">);</text:span></text:p>
      <text:p text:style-name="P24"><text:span text:style-name="T9">const</text:span><text:span text:style-name="T12"> </text:span><text:span text:style-name="T16">users</text:span><text:span text:style-name="T12"> = </text:span><text:span text:style-name="T10">JSON</text:span><text:span text:style-name="T12">.</text:span><text:span text:style-name="T15">parse</text:span><text:span text:style-name="T12">(</text:span><text:span text:style-name="T10">localStorage</text:span><text:span text:style-name="T12">.</text:span><text:span text:style-name="T15">getItem</text:span><text:span text:style-name="T12">(</text:span><text:span text:style-name="T11">"kids_users"</text:span><text:span text:style-name="T12">)) || {};</text:span></text:p>
      <text:p text:style-name="P24"><text:span text:style-name="T17">if</text:span><text:span text:style-name="T12"> (</text:span><text:span text:style-name="T16">users</text:span><text:span text:style-name="T12">[</text:span><text:span text:style-name="T16">u</text:span><text:span text:style-name="T12">]) </text:span><text:span text:style-name="T17">return</text:span><text:span text:style-name="T12"> </text:span><text:span text:style-name="T15">alert</text:span><text:span text:style-name="T12">(</text:span><text:span text:style-name="T11">"User exists"</text:span><text:span text:style-name="T12">);</text:span></text:p>
      <text:p text:style-name="P24"><text:span text:style-name="T16">users</text:span><text:span text:style-name="T12">[</text:span><text:span text:style-name="T16">u</text:span><text:span text:style-name="T12">] = </text:span><text:span text:style-name="T16">p</text:span><text:span text:style-name="T12">;</text:span></text:p>
      <text:p text:style-name="P24"><text:span text:style-name="T10">localStorage</text:span><text:span text:style-name="T12">.</text:span><text:span text:style-name="T15">setItem</text:span><text:span text:style-name="T12">(</text:span><text:span text:style-name="T11">"kids_users"</text:span><text:span text:style-name="T12">, </text:span><text:span text:style-name="T10">JSON</text:span><text:span text:style-name="T12">.</text:span><text:span text:style-name="T15">stringify</text:span><text:span text:style-name="T12">(</text:span><text:span text:style-name="T16">users</text:span><text:span text:style-name="T12">));</text:span></text:p>
      <text:p text:style-name="P24"><text:span text:style-name="T15">alert</text:span><text:span text:style-name="T12">(</text:span><text:span text:style-name="T11">"Account created!"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35"><text:soft-page-break/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P44"><text:span text:style-name="Strong_20_Emphasis"><text:span text:style-name="T2">Main-menu.html</text:span></text:span></text:p>
      <text:p text:style-name="P10">&lt;!DOCTYPE html&gt;</text:p>
      <text:p text:style-name="P10">&lt;html lang="en"&gt;</text:p>
      <text:p text:style-name="P10">&lt;head&gt;</text:p>
      <text:p text:style-name="P10"><text:s text:c="2"/>&lt;meta charset="UTF-8"&gt;</text:p>
      <text:p text:style-name="P10"><text:s text:c="2"/>&lt;title&gt;Main Menu&lt;/title&gt;</text:p>
      <text:p text:style-name="P10"><text:s text:c="2"/>&lt;style&gt;</text:p>
      <text:p text:style-name="P10"><text:s text:c="4"/>body {</text:p>
      <text:p text:style-name="P10"><text:s text:c="6"/>font-family: 'Comic Sans MS', cursive;</text:p>
      <text:p text:style-name="P10"><text:s text:c="6"/>text-align: center;</text:p>
      <text:p text:style-name="P10"><text:s text:c="6"/>background-color: #f1f8e9;</text:p>
      <text:p text:style-name="P10"><text:s text:c="6"/>padding: 2rem;</text:p>
      <text:p text:style-name="P10"><text:s text:c="4"/>}</text:p>
      <text:p text:style-name="P10"><text:s text:c="4"/>h1 {</text:p>
      <text:p text:style-name="P10"><text:s text:c="6"/>color: #33691e;</text:p>
      <text:p text:style-name="P10"><text:s text:c="4"/>}</text:p>
      <text:p text:style-name="P10"><text:s text:c="4"/>.menu button {</text:p>
      <text:p text:style-name="P10"><text:s text:c="6"/>display: block;</text:p>
      <text:p text:style-name="P10"><text:s text:c="6"/>margin: 1rem auto;</text:p>
      <text:p text:style-name="P10"><text:s text:c="6"/>padding: 1rem 2rem;</text:p>
      <text:p text:style-name="P10"><text:s text:c="6"/>font-size: 1.2rem;</text:p>
      <text:p text:style-name="P10"><text:s text:c="6"/>border: none;</text:p>
      <text:p text:style-name="P10"><text:s text:c="6"/>border-radius: 12px;</text:p>
      <text:p text:style-name="P10"><text:s text:c="6"/>background-color: #aed581;</text:p>
      <text:p text:style-name="P10"><text:s text:c="6"/>cursor: pointer;</text:p>
      <text:p text:style-name="P10"><text:s text:c="4"/>}</text:p>
      <text:p text:style-name="P10"><text:s text:c="4"/>#logout {</text:p>
      <text:p text:style-name="P10"><text:s text:c="6"/>position: absolute;</text:p>
      <text:p text:style-name="P10"><text:s text:c="6"/>top: 1rem;</text:p>
      <text:p text:style-name="P10"><text:s text:c="6"/>right: 1rem;</text:p>
      <text:p text:style-name="P10"><text:s text:c="6"/>padding: 0.5rem 1rem;</text:p>
      <text:p text:style-name="P10"><text:s text:c="6"/>background-color: #f44336;</text:p>
      <text:p text:style-name="P10"><text:s text:c="6"/>color: white;</text:p>
      <text:p text:style-name="P10"><text:s text:c="6"/>border: none;</text:p>
      <text:p text:style-name="P10"><text:soft-page-break/><text:s text:c="6"/>border-radius: 8px;</text:p>
      <text:p text:style-name="P10"><text:s text:c="6"/>cursor: pointer;</text:p>
      <text:p text:style-name="P10"><text:s text:c="4"/>}</text:p>
      <text:p text:style-name="P10"><text:s text:c="2"/>&lt;/style&gt;</text:p>
      <text:p text:style-name="P10">&lt;/head&gt;</text:p>
      <text:p text:style-name="P10">&lt;body&gt;</text:p>
      <text:p text:style-name="P10"><text:s text:c="2"/>&lt;button id="logout" onclick="logout()"&gt;Logout&lt;/button&gt;</text:p>
      <text:p text:style-name="P10"><text:s text:c="2"/>&lt;h1&gt;🎓 Kids Learning Fun&lt;/h1&gt;</text:p>
      <text:p text:style-name="P10"><text:s text:c="2"/>&lt;div class="menu"&gt;</text:p>
      <text:p text:style-name="P10"><text:s text:c="4"/>&lt;button onclick="location.href='select-grade.html'"&gt;🎯 Start Learning (Choose Grade)&lt;/button&gt;</text:p>
      <text:p text:style-name="P10"><text:s text:c="4"/>&lt;button onclick="alert('Coming soon!')"&gt;📊 Progress&lt;/button&gt;</text:p>
      <text:p text:style-name="P10"><text:s text:c="4"/>&lt;button onclick="alert('Coming soon!')"&gt;🧩 Game Library&lt;/button&gt;</text:p>
      <text:p text:style-name="P10"><text:s text:c="4"/>&lt;button onclick="alert('Coming soon!')"&gt;🎮 Free Play Mode&lt;/button&gt;</text:p>
      <text:p text:style-name="P10"><text:s text:c="2"/>&lt;/div&gt;</text:p>
      <text:p text:style-name="P10"/>
      <text:p text:style-name="P10"><text:s text:c="2"/>&lt;script&gt;</text:p>
      <text:p text:style-name="P10"><text:s text:c="4"/>function logout() {</text:p>
      <text:p text:style-name="P10"><text:s text:c="6"/>localStorage.removeItem("current_user");</text:p>
      <text:p text:style-name="P10"><text:s text:c="6"/>localStorage.removeItem("selected_grade");</text:p>
      <text:p text:style-name="P10"><text:s text:c="6"/>window.location.href = "login.html";</text:p>
      <text:p text:style-name="P10"><text:s text:c="4"/>}</text:p>
      <text:p text:style-name="P10"><text:s text:c="2"/>&lt;/script&gt;</text:p>
      <text:p text:style-name="P10">&lt;/body&gt;</text:p>
      <text:p text:style-name="P10">&lt;/html&gt;</text:p>
      <text:p text:style-name="P10"/>
      <text:p text:style-name="P36">localStorage.html</text:p>
      <text:p text:style-name="P10"/>
      <text:p text:style-name="P24">{</text:p>
      <text:p text:style-name="P24"><text:span text:style-name="T10">"deepa"</text:span>: <text:span text:style-name="T11">"Deepa@369"</text:span>,</text:p>
      <text:p text:style-name="P24"><text:span text:style-name="T10">"shelly"</text:span>: <text:span text:style-name="T11">"123456"</text:span></text:p>
      <text:p text:style-name="P24">}</text:p>
      <text:p text:style-name="P10"/>
      <text:p text:style-name="P5"/>
      <text:p text:style-name="P4"/>
      <text:p text:style-name="P11"><text:span text:style-name="T5"/></text:p>
      <text:p text:style-name="P39">count-items.html</text:p>
      <text:p text:style-name="P12"/>
      <text:p text:style-name="P26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oft-page-break/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 <text:span text:style-name="T8">/&gt;</text:span></text:p>
      <text:p text:style-name="P24"><text:span text:style-name="T8">&lt;</text:span><text:span text:style-name="T9">title</text:span><text:span text:style-name="T8">&gt;</text:span>Count the Items!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background-color</text:span><text:span text:style-name="T12">: </text:span><text:span text:style-name="T11">#fff8e1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d84315</text:span><text:span text:style-name="T12">;</text:span></text:p>
      <text:p text:style-name="P33">}</text:p>
      <text:p text:style-name="P24"><text:span text:style-name="T13">.items</text:span><text:span text:style-name="T12"> {</text:span></text:p>
      <text:p text:style-name="P24"><text:span text:style-name="T10">font-size</text:span><text:span text:style-name="T12">: </text:span><text:span text:style-name="T14">3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 </text:span><text:span text:style-name="T11">auto</text:span><text:span text:style-name="T12">;</text:span></text:p>
      <text:p text:style-name="P24"><text:span text:style-name="T10">word-wrap</text:span><text:span text:style-name="T12">: </text:span><text:span text:style-name="T11">break-word</text:span><text:span text:style-name="T12">;</text:span></text:p>
      <text:p text:style-name="P24"><text:span text:style-name="T10">max-width</text:span><text:span text:style-name="T12">: </text:span><text:span text:style-name="T14">600px</text:span><text:span text:style-name="T12">;</text:span></text:p>
      <text:p text:style-name="P33">}</text:p>
      <text:p text:style-name="P24"><text:span text:style-name="T13">.choices</text:span><text:span text:style-name="T12"> {</text:span></text:p>
      <text:p text:style-name="P24"><text:span text:style-name="T10">margin</text:span><text:span text:style-name="T12">: </text:span><text:span text:style-name="T14">1rem</text:span><text:span text:style-name="T12"> </text:span><text:span text:style-name="T11">auto</text:span><text:span text:style-name="T12">;</text:span></text:p>
      <text:p text:style-name="P33">}</text:p>
      <text:p text:style-name="P24"><text:span text:style-name="T13">.choices</text:span><text:span text:style-name="T12"> </text:span><text:span text:style-name="T13">button</text:span><text:span text:style-name="T12"> {</text:span></text:p>
      <text:p text:style-name="P24"><text:span text:style-name="T10">margin</text:span><text:span text:style-name="T12">: </text:span><text:span text:style-name="T14">0.3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2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ackground-color</text:span><text:span text:style-name="T12">: </text:span><text:span text:style-name="T11">#ffcc80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#result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33">}</text:p>
      <text:p text:style-name="P24"><text:soft-page-break/><text:span text:style-name="T13">#score</text:span><text:span text:style-name="T12">, </text:span><text:span text:style-name="T13">#final</text:span><text:span text:style-name="T12"> {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#menu-btn</text:span><text:span text:style-name="T12"> {</text:span></text:p>
      <text:p text:style-name="P24"><text:span text:style-name="T10">display</text:span><text:span text:style-name="T12">: </text:span><text:span text:style-name="T11">none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2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&lt;</text:span><text:span text:style-name="T9">button</text:span> <text:span text:style-name="T10">onclick</text:span>=<text:span text:style-name="T11">"</text:span><text:span text:style-name="T15">goToMenu</text:span><text:span text:style-name="T11">()"</text:span> </text:p>
      <text:p text:style-name="P24"><text:span text:style-name="T10">style</text:span>=<text:span text:style-name="T11">"position: absolute; top: 1rem; left: 1rem; padding: 0.5rem 1rem; background-color: #4caf50; color: white; border: none; border-radius: 8px;"</text:span><text:span text:style-name="T8">&gt;</text:span></text:p>
      <text:p text:style-name="P30">🏠 <text:span text:style-name="T3">Menu</text:span></text:p>
      <text:p text:style-name="P24"><text:span text:style-name="T8">&lt;/</text:span><text:span text:style-name="T9">button</text:span><text:span text:style-name="T8">&gt;&lt;/</text:span><text:span text:style-name="T9">h1</text:span><text:span text:style-name="T8">&gt;</text:span></text:p>
      <text:p text:style-name="P13"/>
      <text:p text:style-name="P24"><text:span text:style-name="T8">&lt;</text:span><text:span text:style-name="T9">h2</text:span> <text:span text:style-name="T10">id</text:span>=<text:span text:style-name="T11">"welcome-user"</text:span><text:span text:style-name="T8">&gt;&lt;/</text:span><text:span text:style-name="T9">h2</text:span><text:span text:style-name="T8">&gt;</text:span></text:p>
      <text:p text:style-name="P24"><text:span text:style-name="T8">&lt;</text:span><text:span text:style-name="T9">button</text:span> <text:span text:style-name="T10">id</text:span>=<text:span text:style-name="T11">"logout"</text:span> <text:span text:style-name="T10">onclick</text:span>=<text:span text:style-name="T11">"</text:span><text:span text:style-name="T15">logout</text:span><text:span text:style-name="T11">()"</text:span><text:span text:style-name="T8">&gt;</text:span>🚪 Logout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h1</text:span><text:span text:style-name="T8">&gt;</text:span>🌼 Count the Items!<text:span text:style-name="T8">&lt;/</text:span><text:span text:style-name="T9">h1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items"</text:span> <text:span text:style-name="T10">id</text:span>=<text:span text:style-name="T11">"item-box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p</text:span><text:span text:style-name="T8">&gt;</text:span>How many <text:span text:style-name="T8">&lt;</text:span><text:span text:style-name="T9">span</text:span> <text:span text:style-name="T10">id</text:span>=<text:span text:style-name="T11">"item-name"</text:span><text:span text:style-name="T8">&gt;</text:span>items<text:span text:style-name="T8">&lt;/</text:span><text:span text:style-name="T9">span</text:span><text:span text:style-name="T8">&gt;</text:span> do you see?<text:span text:style-name="T8">&lt;/</text:span><text:span text:style-name="T9">p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choices"</text:span> <text:span text:style-name="T10">id</text:span>=<text:span text:style-name="T11">"choices-box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result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score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inal"</text:span><text:span text:style-name="T8">&gt;&lt;/</text:span><text:span text:style-name="T9">div</text:span><text:span text:style-name="T8">&gt;</text:span></text:p>
      <text:p text:style-name="P24"><text:soft-page-break/><text:span text:style-name="T8">&lt;</text:span><text:span text:style-name="T9">button</text:span> <text:span text:style-name="T10">id</text:span>=<text:span text:style-name="T11">"menu-btn"</text:span> <text:span text:style-name="T10">onclick</text:span>=<text:span text:style-name="T11">"</text:span><text:span text:style-name="T15">goToMenu</text:span><text:span text:style-name="T11">()"</text:span><text:span text:style-name="T8">&gt;</text:span>🏠 Back to Menu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const</text:span><text:span text:style-name="T12"> </text:span><text:span text:style-name="T16">user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current_user"</text:span><text:span text:style-name="T12">);</text:span></text:p>
      <text:p text:style-name="P24"><text:span text:style-name="T17">if</text:span><text:span text:style-name="T12"> (!</text:span><text:span text:style-name="T16">user</text:span><text:span text:style-name="T12">) {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0">document</text:span><text:span text:style-name="T12">.</text:span><text:span text:style-name="T15">getElementById</text:span><text:span text:style-name="T12">(</text:span><text:span text:style-name="T11">"welcome-user"</text:span><text:span text:style-name="T12">).</text:span><text:span text:style-name="T10">textContent</text:span><text:span text:style-name="T12"> = </text:span><text:span text:style-name="T11">`👋 Welcome, </text:span><text:span text:style-name="T9">${</text:span><text:span text:style-name="T16">user</text:span><text:span text:style-name="T9">}</text:span><text:span text:style-name="T11">!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logout</text:span><text:span text:style-name="T12">() {</text:span></text:p>
      <text:p text:style-name="P24"><text:span text:style-name="T10">localStorage</text:span><text:span text:style-name="T12">.</text:span><text:span text:style-name="T15">removeItem</text:span><text:span text:style-name="T12">(</text:span><text:span text:style-name="T11">"current_user"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24"><text:span text:style-name="T9">const</text:span><text:span text:style-name="T12"> </text:span><text:span text:style-name="T16">items</text:span><text:span text:style-name="T12"> = [</text:span></text:p>
      <text:p text:style-name="P24"><text:span text:style-name="T12">{ </text:span><text:span text:style-name="T10">name:</text:span><text:span text:style-name="T12"> </text:span><text:span text:style-name="T11">"apples"</text:span><text:span text:style-name="T12">, </text:span><text:span text:style-name="T10">emoji:</text:span><text:span text:style-name="T12"> </text:span><text:span text:style-name="T11">"🍎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bananas"</text:span><text:span text:style-name="T12">, </text:span><text:span text:style-name="T10">emoji:</text:span><text:span text:style-name="T12"> </text:span><text:span text:style-name="T11">"🍌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cherries"</text:span><text:span text:style-name="T12">, </text:span><text:span text:style-name="T10">emoji:</text:span><text:span text:style-name="T12"> </text:span><text:span text:style-name="T11">"🍒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grapes"</text:span><text:span text:style-name="T12">, </text:span><text:span text:style-name="T10">emoji:</text:span><text:span text:style-name="T12"> </text:span><text:span text:style-name="T11">"🍇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peaches"</text:span><text:span text:style-name="T12">, </text:span><text:span text:style-name="T10">emoji:</text:span><text:span text:style-name="T12"> </text:span><text:span text:style-name="T11">"🍑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trawberries"</text:span><text:span text:style-name="T12">, </text:span><text:span text:style-name="T10">emoji:</text:span><text:span text:style-name="T12"> </text:span><text:span text:style-name="T11">"🍓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roses"</text:span><text:span text:style-name="T12">, </text:span><text:span text:style-name="T10">emoji:</text:span><text:span text:style-name="T12"> </text:span><text:span text:style-name="T11">"🌹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unflowers"</text:span><text:span text:style-name="T12">, </text:span><text:span text:style-name="T10">emoji:</text:span><text:span text:style-name="T12"> </text:span><text:span text:style-name="T11">"🌻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tulips"</text:span><text:span text:style-name="T12">, </text:span><text:span text:style-name="T10">emoji:</text:span><text:span text:style-name="T12"> </text:span><text:span text:style-name="T11">"🌷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blossoms"</text:span><text:span text:style-name="T12">, </text:span><text:span text:style-name="T10">emoji:</text:span><text:span text:style-name="T12"> </text:span><text:span text:style-name="T11">"🌸"</text:span><text:span text:style-name="T12"> }</text:span></text:p>
      <text:p text:style-name="P33">];</text:p>
      <text:p text:style-name="P13"/>
      <text:p text:style-name="P24"><text:span text:style-name="T9">let</text:span><text:span text:style-name="T12"> </text:span><text:span text:style-name="T10">currentLevel</text:span><text:span text:style-name="T12"> = </text:span><text:span text:style-name="T14">1</text:span><text:span text:style-name="T12">; </text:span><text:span text:style-name="T4">// Levels 1 to 12</text:span></text:p>
      <text:p text:style-name="P24"><text:soft-page-break/><text:span text:style-name="T9">let</text:span><text:span text:style-name="T12"> </text:span><text:span text:style-name="T10">questionIndex</text:span><text:span text:style-name="T12"> = </text:span><text:span text:style-name="T14">0</text:span><text:span text:style-name="T12">; </text:span><text:span text:style-name="T4">// 0 to 5 per level</text:span></text:p>
      <text:p text:style-name="P24"><text:span text:style-name="T9">let</text:span><text:span text:style-name="T12"> </text:span><text:span text:style-name="T10">score</text:span><text:span text:style-name="T12"> = </text:span><text:span text:style-name="T14">0</text:span><text:span text:style-name="T12">;</text:span></text:p>
      <text:p text:style-name="P24"><text:span text:style-name="T9">const</text:span><text:span text:style-name="T12"> </text:span><text:span text:style-name="T16">questionsPerLevel</text:span><text:span text:style-name="T12"> = </text:span><text:span text:style-name="T14">6</text:span><text:span text:style-name="T12">;</text:span></text:p>
      <text:p text:style-name="P24"><text:span text:style-name="T9">const</text:span><text:span text:style-name="T12"> </text:span><text:span text:style-name="T16">maxLevels</text:span><text:span text:style-name="T12"> = </text:span><text:span text:style-name="T14">12</text:span><text:span text:style-name="T12">;</text:span></text:p>
      <text:p text:style-name="P13"/>
      <text:p text:style-name="P24"><text:span text:style-name="T9">function</text:span><text:span text:style-name="T12"> </text:span><text:span text:style-name="T15">getRangeForLevel</text:span><text:span text:style-name="T12">(</text:span><text:span text:style-name="T10">level</text:span><text:span text:style-name="T12">) {</text:span></text:p>
      <text:p text:style-name="P24"><text:span text:style-name="T9">const</text:span><text:span text:style-name="T12"> </text:span><text:span text:style-name="T16">start</text:span><text:span text:style-name="T12"> = (</text:span><text:span text:style-name="T10">level</text:span><text:span text:style-name="T12"> - </text:span><text:span text:style-name="T14">1</text:span><text:span text:style-name="T12">) * </text:span><text:span text:style-name="T14">6</text:span><text:span text:style-name="T12"> + </text:span><text:span text:style-name="T14">1</text:span><text:span text:style-name="T12">;</text:span></text:p>
      <text:p text:style-name="P24"><text:span text:style-name="T9">const</text:span><text:span text:style-name="T12"> </text:span><text:span text:style-name="T16">end</text:span><text:span text:style-name="T12"> = </text:span><text:span text:style-name="T10">level</text:span><text:span text:style-name="T12"> * </text:span><text:span text:style-name="T14">6</text:span><text:span text:style-name="T12">;</text:span></text:p>
      <text:p text:style-name="P24"><text:span text:style-name="T17">return</text:span><text:span text:style-name="T12"> {</text:span><text:span text:style-name="T10">start</text:span><text:span text:style-name="T12">, </text:span><text:span text:style-name="T10">end</text:span><text:span text:style-name="T12">};</text:span></text:p>
      <text:p text:style-name="P33">}</text:p>
      <text:p text:style-name="P13"/>
      <text:p text:style-name="P24"><text:span text:style-name="T9">let</text:span><text:span text:style-name="T12"> </text:span><text:span text:style-name="T10">correctAnswer</text:span><text:span text:style-name="T12"> = </text:span><text:span text:style-name="T14">0</text:span><text:span text:style-name="T12">;</text:span></text:p>
      <text:p text:style-name="P13"/>
      <text:p text:style-name="P24"><text:span text:style-name="T9">function</text:span><text:span text:style-name="T12"> </text:span><text:span text:style-name="T15">generateQuestion</text:span><text:span text:style-name="T12">() {</text:span></text:p>
      <text:p text:style-name="P24"><text:span text:style-name="T9">const</text:span><text:span text:style-name="T12"> </text:span><text:span text:style-name="T16">item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item-box"</text:span><text:span text:style-name="T12">);</text:span></text:p>
      <text:p text:style-name="P24"><text:span text:style-name="T9">const</text:span><text:span text:style-name="T12"> </text:span><text:span text:style-name="T16">choices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choices-box"</text:span><text:span text:style-name="T12">);</text:span></text:p>
      <text:p text:style-name="P24"><text:span text:style-name="T9">const</text:span><text:span text:style-name="T12"> </text:span><text:span text:style-name="T16">result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result"</text:span><text:span text:style-name="T12">);</text:span></text:p>
      <text:p text:style-name="P24"><text:span text:style-name="T9">const</text:span><text:span text:style-name="T12"> </text:span><text:span text:style-name="T16">itemName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item-name"</text:span><text:span text:style-name="T12">);</text:span></text:p>
      <text:p text:style-name="P24"><text:span text:style-name="T9">const</text:span><text:span text:style-name="T12"> </text:span><text:span text:style-name="T16">scoreDisplay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core"</text:span><text:span text:style-name="T12">);</text:span></text:p>
      <text:p text:style-name="P24"><text:span text:style-name="T9">const</text:span><text:span text:style-name="T12"> </text:span><text:span text:style-name="T16">final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inal"</text:span><text:span text:style-name="T12">);</text:span></text:p>
      <text:p text:style-name="P24"><text:span text:style-name="T9">const</text:span><text:span text:style-name="T12"> </text:span><text:span text:style-name="T16">menuBt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menu-btn"</text:span><text:span text:style-name="T12">);</text:span></text:p>
      <text:p text:style-name="P13"/>
      <text:p text:style-name="P24"><text:span text:style-name="T16">result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none"</text:span><text:span text:style-name="T12">;</text:span></text:p>
      <text:p text:style-name="P13"/>
      <text:p text:style-name="P24"><text:span text:style-name="T9">const</text:span><text:span text:style-name="T12"> { </text:span><text:span text:style-name="T16">start</text:span><text:span text:style-name="T12">, </text:span><text:span text:style-name="T16">end</text:span><text:span text:style-name="T12"> } = </text:span><text:span text:style-name="T15">getRangeForLevel</text:span><text:span text:style-name="T12">(</text:span><text:span text:style-name="T10">currentLevel</text:span><text:span text:style-name="T12">);</text:span></text:p>
      <text:p text:style-name="P13"/>
      <text:p text:style-name="P24"><text:span text:style-name="T17">if</text:span><text:span text:style-name="T12"> (</text:span><text:span text:style-name="T10">questionIndex</text:span><text:span text:style-name="T12"> &gt;= </text:span><text:span text:style-name="T16">questionsPerLevel</text:span><text:span text:style-name="T12">) {</text:span></text:p>
      <text:p text:style-name="P24"><text:span text:style-name="T17">if</text:span><text:span text:style-name="T12"> (</text:span><text:span text:style-name="T10">score</text:span><text:span text:style-name="T12"> === </text:span><text:span text:style-name="T16">questionsPerLevel</text:span><text:span text:style-name="T12">) {</text:span></text:p>
      <text:p text:style-name="P24"><text:span text:style-name="T17">if</text:span><text:span text:style-name="T12"> (</text:span><text:span text:style-name="T10">currentLevel</text:span><text:span text:style-name="T12"> === </text:span><text:span text:style-name="T16">maxLevels</text:span><text:span text:style-name="T12">) {</text:span></text:p>
      <text:p text:style-name="P24"><text:span text:style-name="T16">itemBox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choicesBox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`🎉 Congratulations! You completed all levels! Final 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questionsPerLevel</text:span><text:span text:style-name="T12"> * </text:span><text:span text:style-name="T16">maxLevels</text:span><text:span text:style-name="T9">}</text:span><text:span text:style-name="T11">`</text:span><text:span text:style-name="T12">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inline-block"</text:span><text:span text:style-name="T12">;</text:span></text:p>
      <text:p text:style-name="P24"><text:soft-page-break/><text:span text:style-name="T17">return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0">currentLevel</text:span><text:span text:style-name="T12">++;</text:span></text:p>
      <text:p text:style-name="P24"><text:span text:style-name="T10">questionIndex</text:span><text:span text:style-name="T12"> = </text:span><text:span text:style-name="T14">0</text:span><text:span text:style-name="T12">;</text:span></text:p>
      <text:p text:style-name="P24"><text:span text:style-name="T10">score</text:span><text:span text:style-name="T12"> = </text:span><text:span text:style-name="T14">0</text:span><text:span text:style-name="T12">;</text:span></text:p>
      <text:p text:style-name="P24"><text:span text:style-name="T15">alert</text:span><text:span text:style-name="T12">(</text:span><text:span text:style-name="T11">`🎉 Great! Moving to Level </text:span><text:span text:style-name="T9">${</text:span><text:span text:style-name="T10">currentLevel</text:span><text:span text:style-name="T9">}</text:span><text:span text:style-name="T11">`</text:span><text:span text:style-name="T12">);</text:span></text:p>
      <text:p text:style-name="P33">}</text:p>
      <text:p text:style-name="P24"><text:span text:style-name="T12">} </text:span><text:span text:style-name="T17">else</text:span><text:span text:style-name="T12"> {</text:span></text:p>
      <text:p text:style-name="P24"><text:span text:style-name="T15">alert</text:span><text:span text:style-name="T12">(</text:span><text:span text:style-name="T11">`You scored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questionsPerLevel</text:span><text:span text:style-name="T9">}</text:span><text:span text:style-name="T11"> in Level </text:span><text:span text:style-name="T9">${</text:span><text:span text:style-name="T10">currentLevel</text:span><text:span text:style-name="T9">}</text:span><text:span text:style-name="T11">. Try again to advance!`</text:span><text:span text:style-name="T12">);</text:span></text:p>
      <text:p text:style-name="P24"><text:span text:style-name="T10">questionIndex</text:span><text:span text:style-name="T12"> = </text:span><text:span text:style-name="T14">0</text:span><text:span text:style-name="T12">;</text:span></text:p>
      <text:p text:style-name="P24"><text:span text:style-name="T10">score</text:span><text:span text:style-name="T12"> = </text:span><text:span text:style-name="T14">0</text:span><text:span text:style-name="T12">;</text:span></text:p>
      <text:p text:style-name="P33">}</text:p>
      <text:p text:style-name="P33">}</text:p>
      <text:p text:style-name="P13"/>
      <text:p text:style-name="P24"><text:span text:style-name="T16">scoreDisplay</text:span><text:span text:style-name="T12">.</text:span><text:span text:style-name="T10">textContent</text:span><text:span text:style-name="T12"> = </text:span><text:span text:style-name="T11">`Level </text:span><text:span text:style-name="T9">${</text:span><text:span text:style-name="T10">currentLevel</text:span><text:span text:style-name="T9">}</text:span><text:span text:style-name="T11"> - Question </text:span><text:span text:style-name="T9">${</text:span><text:span text:style-name="T10">questionIndex</text:span><text:span text:style-name="T12"> + </text:span><text:span text:style-name="T14">1</text:span><text:span text:style-name="T9">}</text:span><text:span text:style-name="T11"> / </text:span><text:span text:style-name="T9">${</text:span><text:span text:style-name="T16">questionsPerLevel</text:span><text:span text:style-name="T9">}</text:span><text:span text:style-name="T11"> | Score: </text:span><text:span text:style-name="T9">${</text:span><text:span text:style-name="T10">score</text:span><text:span text:style-name="T9">}</text:span><text:span text:style-name="T11">`</text:span><text:span text:style-name="T12">;</text:span></text:p>
      <text:p text:style-name="P13"/>
      <text:p text:style-name="P24"><text:span text:style-name="T9">const</text:span><text:span text:style-name="T12"> </text:span><text:span text:style-name="T16">selected</text:span><text:span text:style-name="T12"> = </text:span><text:span text:style-name="T16">item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items</text:span><text:span text:style-name="T12">.</text:span><text:span text:style-name="T10">length</text:span><text:span text:style-name="T12">)];</text:span></text:p>
      <text:p text:style-name="P24"><text:span text:style-name="T10">correctAnswer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end</text:span><text:span text:style-name="T12"> - </text:span><text:span text:style-name="T16">start</text:span><text:span text:style-name="T12"> + </text:span><text:span text:style-name="T14">1</text:span><text:span text:style-name="T12">)) + </text:span><text:span text:style-name="T16">start</text:span><text:span text:style-name="T12">;</text:span></text:p>
      <text:p text:style-name="P13"/>
      <text:p text:style-name="P24"><text:span text:style-name="T16">itemBox</text:span><text:span text:style-name="T12">.</text:span><text:span text:style-name="T10">textContent</text:span><text:span text:style-name="T12"> = </text:span><text:span text:style-name="T16">selected</text:span><text:span text:style-name="T12">.</text:span><text:span text:style-name="T10">emoji</text:span><text:span text:style-name="T12">.</text:span><text:span text:style-name="T15">repeat</text:span><text:span text:style-name="T12">(</text:span><text:span text:style-name="T10">correctAnswer</text:span><text:span text:style-name="T12">);</text:span></text:p>
      <text:p text:style-name="P24"><text:span text:style-name="T16">itemName</text:span><text:span text:style-name="T12">.</text:span><text:span text:style-name="T10">textContent</text:span><text:span text:style-name="T12"> = </text:span><text:span text:style-name="T16">selected</text:span><text:span text:style-name="T12">.</text:span><text:span text:style-name="T10">name</text:span><text:span text:style-name="T12">;</text:span></text:p>
      <text:p text:style-name="P13"/>
      <text:p text:style-name="P24"><text:span text:style-name="T9">let</text:span><text:span text:style-name="T12"> </text:span><text:span text:style-name="T10">options</text:span><text:span text:style-name="T12"> = </text:span><text:span text:style-name="T9">new</text:span><text:span text:style-name="T12"> </text:span><text:span text:style-name="T18">Set</text:span><text:span text:style-name="T12">();</text:span></text:p>
      <text:p text:style-name="P24"><text:span text:style-name="T10">options</text:span><text:span text:style-name="T12">.</text:span><text:span text:style-name="T15">add</text:span><text:span text:style-name="T12">(</text:span><text:span text:style-name="T10">correctAnswer</text:span><text:span text:style-name="T12">);</text:span></text:p>
      <text:p text:style-name="P24"><text:span text:style-name="T17">while</text:span><text:span text:style-name="T12"> (</text:span><text:span text:style-name="T10">options</text:span><text:span text:style-name="T12">.</text:span><text:span text:style-name="T10">size</text:span><text:span text:style-name="T12"> &lt; </text:span><text:span text:style-name="T14">3</text:span><text:span text:style-name="T12">) {</text:span></text:p>
      <text:p text:style-name="P24"><text:span text:style-name="T9">const</text:span><text:span text:style-name="T12"> </text:span><text:span text:style-name="T16">fake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end</text:span><text:span text:style-name="T12"> - </text:span><text:span text:style-name="T16">start</text:span><text:span text:style-name="T12"> + </text:span><text:span text:style-name="T14">1</text:span><text:span text:style-name="T12">)) + </text:span><text:span text:style-name="T16">start</text:span><text:span text:style-name="T12">;</text:span></text:p>
      <text:p text:style-name="P24"><text:span text:style-name="T17">if</text:span><text:span text:style-name="T12"> (</text:span><text:span text:style-name="T16">fake</text:span><text:span text:style-name="T12"> !== </text:span><text:span text:style-name="T10">correctAnswer</text:span><text:span text:style-name="T12">) </text:span><text:span text:style-name="T10">options</text:span><text:span text:style-name="T12">.</text:span><text:span text:style-name="T15">add</text:span><text:span text:style-name="T12">(</text:span><text:span text:style-name="T16">fake</text:span><text:span text:style-name="T12">);</text:span></text:p>
      <text:p text:style-name="P33">}</text:p>
      <text:p text:style-name="P13"/>
      <text:p text:style-name="P24"><text:span text:style-name="T9">const</text:span><text:span text:style-name="T12"> </text:span><text:span text:style-name="T16">shuffled</text:span><text:span text:style-name="T12"> = </text:span><text:span text:style-name="T18">Array</text:span><text:span text:style-name="T12">.</text:span><text:span text:style-name="T15">from</text:span><text:span text:style-name="T12">(</text:span><text:span text:style-name="T10">options</text:span><text:span text:style-name="T12">).</text:span><text:span text:style-name="T15">sort</text:span><text:span text:style-name="T12">(() </text:span><text:span text:style-name="T9">=&gt;</text:span><text:span text:style-name="T12"> </text:span><text:span text:style-name="T10">Math</text:span><text:span text:style-name="T12">.</text:span><text:span text:style-name="T15">random</text:span><text:span text:style-name="T12">() - </text:span><text:span text:style-name="T14">0.5</text:span><text:span text:style-name="T12">);</text:span></text:p>
      <text:p text:style-name="P13"/>
      <text:p text:style-name="P24"><text:span text:style-name="T16">choicesBox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shuffled</text:span><text:span text:style-name="T12">.</text:span><text:span text:style-name="T15">forEach</text:span><text:span text:style-name="T12">(</text:span><text:span text:style-name="T10">num</text:span><text:span text:style-name="T12"> </text:span><text:span text:style-name="T9">=&gt;</text:span><text:span text:style-name="T12"> {</text:span></text:p>
      <text:p text:style-name="P24"><text:soft-page-break/><text:span text:style-name="T9">const</text:span><text:span text:style-name="T12"> </text:span><text:span text:style-name="T16">btn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button"</text:span><text:span text:style-name="T12">);</text:span></text:p>
      <text:p text:style-name="P24"><text:span text:style-name="T16">btn</text:span><text:span text:style-name="T12">.</text:span><text:span text:style-name="T10">textContent</text:span><text:span text:style-name="T12"> = </text:span><text:span text:style-name="T10">num</text:span><text:span text:style-name="T12">;</text:span></text:p>
      <text:p text:style-name="P24"><text:span text:style-name="T16">btn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checkAnswer</text:span><text:span text:style-name="T12">(</text:span><text:span text:style-name="T10">num</text:span><text:span text:style-name="T12">);</text:span></text:p>
      <text:p text:style-name="P24"><text:span text:style-name="T16">choicesBox</text:span><text:span text:style-name="T12">.</text:span><text:span text:style-name="T15">appendChild</text:span><text:span text:style-name="T12">(</text:span><text:span text:style-name="T16">btn</text:span><text:span text:style-name="T12">);</text:span></text:p>
      <text:p text:style-name="P33">});</text:p>
      <text:p text:style-name="P33">}</text:p>
      <text:p text:style-name="P13"/>
      <text:p text:style-name="P24"><text:span text:style-name="T9">function</text:span><text:span text:style-name="T12"> </text:span><text:span text:style-name="T15">checkAnswer</text:span><text:span text:style-name="T12">(</text:span><text:span text:style-name="T10">answer</text:span><text:span text:style-name="T12">) {</text:span></text:p>
      <text:p text:style-name="P24"><text:span text:style-name="T9">const</text:span><text:span text:style-name="T12"> </text:span><text:span text:style-name="T16">result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result"</text:span><text:span text:style-name="T12">);</text:span></text:p>
      <text:p text:style-name="P24"><text:span text:style-name="T15">speak</text:span><text:span text:style-name="T12">(</text:span><text:span text:style-name="T10">answer</text:span><text:span text:style-name="T12">); </text:span><text:span text:style-name="T4">// Say clicked number</text:span></text:p>
      <text:p text:style-name="P13"/>
      <text:p text:style-name="P24"><text:span text:style-name="T17">if</text:span><text:span text:style-name="T12"> (</text:span><text:span text:style-name="T10">answer</text:span><text:span text:style-name="T12"> === </text:span><text:span text:style-name="T10">correctAnswer</text:span><text:span text:style-name="T12">) {</text:span></text:p>
      <text:p text:style-name="P24"><text:span text:style-name="T16">result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green"</text:span><text:span text:style-name="T12">;</text:span></text:p>
      <text:p text:style-name="P24"><text:span text:style-name="T16">result</text:span><text:span text:style-name="T12">.</text:span><text:span text:style-name="T10">textContent</text:span><text:span text:style-name="T12"> = </text:span><text:span text:style-name="T11">"✅ Correct!"</text:span><text:span text:style-name="T12">;</text:span></text:p>
      <text:p text:style-name="P24"><text:span text:style-name="T15">speak</text:span><text:span text:style-name="T12">(</text:span><text:span text:style-name="T11">"Correct"</text:span><text:span text:style-name="T12">);</text:span></text:p>
      <text:p text:style-name="P24"><text:span text:style-name="T10">score</text:span><text:span text:style-name="T12">++;</text:span></text:p>
      <text:p text:style-name="P24"><text:span text:style-name="T12">} </text:span><text:span text:style-name="T17">else</text:span><text:span text:style-name="T12"> {</text:span></text:p>
      <text:p text:style-name="P24"><text:span text:style-name="T16">result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red"</text:span><text:span text:style-name="T12">;</text:span></text:p>
      <text:p text:style-name="P24"><text:span text:style-name="T16">result</text:span><text:span text:style-name="T12">.</text:span><text:span text:style-name="T10">textContent</text:span><text:span text:style-name="T12"> = </text:span><text:span text:style-name="T11">`❌ Wrong! Correct answer was </text:span><text:span text:style-name="T9">${</text:span><text:span text:style-name="T10">correctAnswer</text:span><text:span text:style-name="T9">}</text:span><text:span text:style-name="T11">.`</text:span><text:span text:style-name="T12">;</text:span></text:p>
      <text:p text:style-name="P24"><text:span text:style-name="T15">speak</text:span><text:span text:style-name="T12">(</text:span><text:span text:style-name="T11">`Wrong. The correct answer was </text:span><text:span text:style-name="T9">${</text:span><text:span text:style-name="T10">correctAnswer</text:span><text:span text:style-name="T9">}</text:span><text:span text:style-name="T11">`</text:span><text:span text:style-name="T12">);</text:span></text:p>
      <text:p text:style-name="P33">}</text:p>
      <text:p text:style-name="P13"/>
      <text:p text:style-name="P24"><text:span text:style-name="T10">questionIndex</text:span><text:span text:style-name="T12">++;</text:span></text:p>
      <text:p text:style-name="P24"><text:span text:style-name="T15">setTimeout</text:span><text:span text:style-name="T12">(</text:span><text:span text:style-name="T15">generateQuestion</text:span><text:span text:style-name="T12">, </text:span><text:span text:style-name="T14">2000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15">generateQuestion</text:span><text:span text:style-name="T12">();</text:span>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><text:soft-page-break/>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37">menu-tk.html</text:p>
      <text:p text:style-name="P6"/>
      <text:p text:style-name="P32">&lt;!-- ============================= --&gt;</text:p>
      <text:p text:style-name="P31">&lt;!-- 4. menu-tk.html (others similar)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TK &amp; Kinder Menu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padding</text:span><text:span text:style-name="T12">: </text:span><text:span text:style-name="T14">2rem</text:span><text:span text:style-name="T12">; </text:span><text:span text:style-name="T10">font-family</text:span><text:span text:style-name="T12">: </text:span><text:span text:style-name="T11">'Comic Sans MS'</text:span><text:span text:style-name="T12">; } </text:span><text:span text:style-name="T13">button</text:span><text:span text:style-name="T12"> { </text:span><text:span text:style-name="T10">margin</text:span><text:span text:style-name="T12">: </text:span><text:span text:style-name="T14">1rem</text:span><text:span text:style-name="T12">; </text:span><text:span text:style-name="T10">padding</text:span><text:span text:style-name="T12">: </text:span><text:span text:style-name="T14">1rem</text:span><text:span text:style-name="T12"> </text:span><text:span text:style-name="T14">2rem</text:span><text:span text:style-name="T12">; </text:span><text:span text:style-name="T10">font-size</text:span><text:span text:style-name="T12">: </text:span><text:span text:style-name="T14">1.2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</text:span>🧒 TK &amp; Kinder Menu<text:span text:style-name="T8">&lt;/</text:span><text:span text:style-name="T9">h1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0">location</text:span><text:span text:style-name="T11">.</text:span><text:span text:style-name="T10">href</text:span><text:span text:style-name="T12">=</text:span><text:span text:style-name="T11">'count-items.html'"</text:span><text:span text:style-name="T8">&gt;</text:span>🍓 Count Items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alert</text:span><text:span text:style-name="T11">('Coming soon!')"</text:span><text:span text:style-name="T8">&gt;</text:span>🔺 Learn Shapes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alert</text:span><text:span text:style-name="T11">('Coming soon!')"</text:span><text:span text:style-name="T8">&gt;</text:span>➕ Addition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alert</text:span><text:span text:style-name="T11">('Coming soon!')"</text:span><text:span text:style-name="T8">&gt;</text:span>➖ Subtraction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0">location</text:span><text:span text:style-name="T11">.</text:span><text:span text:style-name="T10">href</text:span><text:span text:style-name="T12">=</text:span><text:span text:style-name="T11">'select-grade.html'"</text:span><text:span text:style-name="T8">&gt;</text:span>🔙 Back to Grade Select<text:span text:style-name="T8">&lt;/</text:span><text:span text:style-name="T9">button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25"/>
      <text:p text:style-name="P37">select-grade.html</text:p>
      <text:p text:style-name="P6"/>
      <text:p text:style-name="P32"><text:soft-page-break/>&lt;!-- ============================= --&gt;</text:p>
      <text:p text:style-name="P31">&lt;!-- 3. select-grade.html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Select Grade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font-family</text:span><text:span text:style-name="T12">: </text:span><text:span text:style-name="T11">'Comic Sans MS'</text:span><text:span text:style-name="T12">; </text:span><text:span text:style-name="T10">padding</text:span><text:span text:style-name="T12">: </text:span><text:span text:style-name="T14">2rem</text:span><text:span text:style-name="T12">; } </text:span><text:span text:style-name="T13">.grade-btn</text:span><text:span text:style-name="T12"> { </text:span><text:span text:style-name="T10">margin</text:span><text:span text:style-name="T12">: </text:span><text:span text:style-name="T14">1rem</text:span><text:span text:style-name="T12">; </text:span><text:span text:style-name="T10">padding</text:span><text:span text:style-name="T12">: </text:span><text:span text:style-name="T14">1rem</text:span><text:span text:style-name="T12"> </text:span><text:span text:style-name="T14">2rem</text:span><text:span text:style-name="T12">; </text:span><text:span text:style-name="T10">font-size</text:span><text:span text:style-name="T12">: </text:span><text:span text:style-name="T14">1.2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</text:span>🎓 Select Your Grade<text:span text:style-name="T8">&lt;/</text:span><text:span text:style-name="T9">h1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tk')"</text:span><text:span text:style-name="T8">&gt;</text:span>🧒 TK &amp; Kinder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1st')"</text:span><text:span text:style-name="T8">&gt;</text:span>1️⃣ 1st Grade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2nd')"</text:span><text:span text:style-name="T8">&gt;</text:span>2️⃣ 2nd Grade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3rd')"</text:span><text:span text:style-name="T8">&gt;</text:span>3️⃣ 3rd Grade<text:span text:style-name="T8">&lt;/</text:span><text:span text:style-name="T9">button</text:span><text:span text:style-name="T8">&gt;</text:span></text:p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select</text:span><text:span text:style-name="T12">(</text:span><text:span text:style-name="T10">grade</text:span><text:span text:style-name="T12">) {</text:span></text:p>
      <text:p text:style-name="P24"><text:span text:style-name="T10">localStorage</text:span><text:span text:style-name="T12">.</text:span><text:span text:style-name="T15">setItem</text:span><text:span text:style-name="T12">(</text:span><text:span text:style-name="T11">"selected_grade"</text:span><text:span text:style-name="T12">, </text:span><text:span text:style-name="T10">grade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0">grade</text:span><text:span text:style-name="T9">}</text:span><text:span text:style-name="T11">.html`</text:span><text:span text:style-name="T12">;</text:span>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6"/>
      <text:p text:style-name="P8"/>
      <text:p text:style-name="P7"/>
      <text:p text:style-name="P15"/>
      <text:p text:style-name="P16"/>
      <text:p text:style-name="P38">learn-shapes.html</text:p>
      <text:p text:style-name="P9"><text:soft-page-break/></text:p>
      <text:p text:style-name="P27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Shapes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background-color</text:span><text:span text:style-name="T12">: </text:span><text:span text:style-name="T11">#e1f5fe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24"><text:span text:style-name="T10">overflow</text:span><text:span text:style-name="T12">: </text:span><text:span text:style-name="T11">hidden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0288d1</text:span><text:span text:style-name="T12">;</text:span></text:p>
      <text:p text:style-name="P33">}</text:p>
      <text:p text:style-name="P24"><text:span text:style-name="T13">.shapes</text:span><text:span text:style-name="T12">, </text:span><text:span text:style-name="T13">#falling-area</text:span><text:span text:style-name="T12"> {</text:span></text:p>
      <text:p text:style-name="P24"><text:span text:style-name="T10">display</text:span><text:span text:style-name="T12">: </text:span><text:span text:style-name="T11">flex</text:span><text:span text:style-name="T12">;</text:span></text:p>
      <text:p text:style-name="P24"><text:span text:style-name="T10">flex-wrap</text:span><text:span text:style-name="T12">: </text:span><text:span text:style-name="T11">wrap</text:span><text:span text:style-name="T12">;</text:span></text:p>
      <text:p text:style-name="P24"><text:span text:style-name="T10">justify-content</text:span><text:span text:style-name="T12">: </text:span><text:span text:style-name="T11">center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.shape</text:span><text:span text:style-name="T12"> {</text:span></text:p>
      <text:p text:style-name="P24"><text:span text:style-name="T10">font-size</text:span><text:span text:style-name="T12">: </text:span><text:span text:style-name="T14">5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transition</text:span><text:span text:style-name="T12">: transform </text:span><text:span text:style-name="T14">0.2s</text:span><text:span text:style-name="T12">;</text:span></text:p>
      <text:p text:style-name="P33">}</text:p>
      <text:p text:style-name="P24"><text:span text:style-name="T13">.shape:hover</text:span><text:span text:style-name="T12"> {</text:span></text:p>
      <text:p text:style-name="P24"><text:span text:style-name="T10">transform</text:span><text:span text:style-name="T12">: </text:span><text:span text:style-name="T15">scale</text:span><text:span text:style-name="T12">(</text:span><text:span text:style-name="T14">1.2</text:span><text:span text:style-name="T12">);</text:span></text:p>
      <text:p text:style-name="P33">}</text:p>
      <text:p text:style-name="P24"><text:span text:style-name="T13">#instruction</text:span><text:span text:style-name="T12"> {</text:span></text:p>
      <text:p text:style-name="P24"><text:span text:style-name="T10">font-size</text:span><text:span text:style-name="T12">: </text:span><text:span text:style-name="T14">1.5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 </text:span><text:span text:style-name="T14">0</text:span><text:span text:style-name="T12">;</text:span></text:p>
      <text:p text:style-name="P24"><text:soft-page-break/><text:span text:style-name="T10">color</text:span><text:span text:style-name="T12">: </text:span><text:span text:style-name="T11">#00796b</text:span><text:span text:style-name="T12">;</text:span></text:p>
      <text:p text:style-name="P33">}</text:p>
      <text:p text:style-name="P24"><text:span text:style-name="T13">#score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33">}</text:p>
      <text:p text:style-name="P24"><text:span text:style-name="T13">button</text:span><text:span text:style-name="T12"> {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5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ackground-color</text:span><text:span text:style-name="T12">: </text:span><text:span text:style-name="T11">#ffb74d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.falling-shape</text:span><text:span text:style-name="T12"> {</text:span></text:p>
      <text:p text:style-name="P24"><text:span text:style-name="T10">position</text:span><text:span text:style-name="T12">: </text:span><text:span text:style-name="T11">absolute</text:span><text:span text:style-name="T12">;</text:span></text:p>
      <text:p text:style-name="P24"><text:span text:style-name="T10">font-size</text:span><text:span text:style-name="T12">: </text:span><text:span text:style-name="T14">3rem</text:span><text:span text:style-name="T12">;</text:span></text:p>
      <text:p text:style-name="P24"><text:span text:style-name="T10">animation</text:span><text:span text:style-name="T12">: fall </text:span><text:span text:style-name="T14">8s</text:span><text:span text:style-name="T12"> </text:span><text:span text:style-name="T11">linear</text:span><text:span text:style-name="T12">;</text:span></text:p>
      <text:p text:style-name="P33">}</text:p>
      <text:p text:style-name="P24"><text:span text:style-name="T17">@keyframes</text:span><text:span text:style-name="T12"> </text:span><text:span text:style-name="T10">fall</text:span><text:span text:style-name="T12"> {</text:span></text:p>
      <text:p text:style-name="P24"><text:span text:style-name="T12">0% { </text:span><text:span text:style-name="T10">top</text:span><text:span text:style-name="T12">: </text:span><text:span text:style-name="T14">-50px</text:span><text:span text:style-name="T12">; }</text:span></text:p>
      <text:p text:style-name="P24"><text:span text:style-name="T12">100% { </text:span><text:span text:style-name="T10">top</text:span><text:span text:style-name="T12">: </text:span><text:span text:style-name="T14">100vh</text:span><text:span text:style-name="T12">; }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13"/>
      <text:p text:style-name="P24"><text:span text:style-name="T8">&lt;</text:span><text:span text:style-name="T9">button</text:span> <text:span text:style-name="T10">onclick</text:span>=<text:span text:style-name="T11">"</text:span><text:span text:style-name="T15">goToMenu</text:span><text:span text:style-name="T11">()"</text:span><text:span text:style-name="T8">&gt;</text:span>🏠 Menu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h1</text:span><text:span text:style-name="T8">&gt;</text:span>🔺 Learn Shapes<text:span text:style-name="T8">&lt;/</text:span><text:span text:style-name="T9">h1</text:span><text:span text:style-name="T8">&gt;</text:span></text:p>
      <text:p text:style-name="P24"><text:span text:style-name="T8">&lt;</text:span><text:span text:style-name="T9">p</text:span> <text:span text:style-name="T10">id</text:span>=<text:span text:style-name="T11">"instruction"</text:span><text:span text:style-name="T8">&gt;</text:span>Touch a shape to hear its name<text:span text:style-name="T8">&lt;/</text:span><text:span text:style-name="T9">p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shapes"</text:span> <text:span text:style-name="T10">id</text:span>=<text:span text:style-name="T11">"shape-container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alling-area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p</text:span> <text:span text:style-name="T10">id</text:span>=<text:span text:style-name="T11">"score"</text:span><text:span text:style-name="T8">&gt;&lt;/</text:span><text:span text:style-name="T9">p</text:span><text:span text:style-name="T8">&gt;</text:span></text:p>
      <text:p text:style-name="P24"><text:soft-page-break/><text:span text:style-name="T8">&lt;</text:span><text:span text:style-name="T9">audio</text:span> <text:span text:style-name="T10">id</text:span>=<text:span text:style-name="T11">"bg-music"</text:span> <text:span text:style-name="T10">loop</text:span> <text:span text:style-name="T10">autoplay</text:span><text:span text:style-name="T8">&gt;</text:span></text:p>
      <text:p text:style-name="P24"><text:span text:style-name="T8">&lt;</text:span><text:span text:style-name="T9">source</text:span> <text:span text:style-name="T10">src</text:span>=<text:span text:style-name="T11">"https://www.bensound.com/bensound-music/bensound-littleidea.mp3"</text:span> <text:span text:style-name="T10">type</text:span>=<text:span text:style-name="T11">"audio/mpeg"</text:span><text:span text:style-name="T8">&gt;</text:span></text:p>
      <text:p text:style-name="P24">Your browser does not support background music.</text:p>
      <text:p text:style-name="P24"><text:span text:style-name="T8">&lt;/</text:span><text:span text:style-name="T9">audio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const</text:span><text:span text:style-name="T12"> </text:span><text:span text:style-name="T16">shapes</text:span><text:span text:style-name="T12"> = [</text:span></text:p>
      <text:p text:style-name="P24"><text:span text:style-name="T12">{ </text:span><text:span text:style-name="T10">name:</text:span><text:span text:style-name="T12"> </text:span><text:span text:style-name="T11">"circle"</text:span><text:span text:style-name="T12">, </text:span><text:span text:style-name="T10">emoji:</text:span><text:span text:style-name="T12"> </text:span><text:span text:style-name="T11">"⚪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quare"</text:span><text:span text:style-name="T12">, </text:span><text:span text:style-name="T10">emoji:</text:span><text:span text:style-name="T12"> </text:span><text:span text:style-name="T11">"⬜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triangle"</text:span><text:span text:style-name="T12">, </text:span><text:span text:style-name="T10">emoji:</text:span><text:span text:style-name="T12"> </text:span><text:span text:style-name="T11">"🔺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tar"</text:span><text:span text:style-name="T12">, </text:span><text:span text:style-name="T10">emoji:</text:span><text:span text:style-name="T12"> </text:span><text:span text:style-name="T11">"⭐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heart"</text:span><text:span text:style-name="T12">, </text:span><text:span text:style-name="T10">emoji:</text:span><text:span text:style-name="T12"> </text:span><text:span text:style-name="T11">"❤️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diamond"</text:span><text:span text:style-name="T12">, </text:span><text:span text:style-name="T10">emoji:</text:span><text:span text:style-name="T12"> </text:span><text:span text:style-name="T11">"🔷"</text:span><text:span text:style-name="T12"> }</text:span></text:p>
      <text:p text:style-name="P33">];</text:p>
      <text:p text:style-name="P13"/>
      <text:p text:style-name="P24"><text:span text:style-name="T9">let</text:span><text:span text:style-name="T12"> </text:span><text:span text:style-name="T10">currentRound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score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gameMode</text:span><text:span text:style-name="T12"> = </text:span><text:span text:style-name="T9">true</text:span><text:span text:style-name="T12">;</text:span></text:p>
      <text:p text:style-name="P24"><text:span text:style-name="T9">const</text:span><text:span text:style-name="T12"> </text:span><text:span text:style-name="T16">totalRounds</text:span><text:span text:style-name="T12"> = </text:span><text:span text:style-name="T14">6</text:span><text:span text:style-name="T12">;</text:span></text:p>
      <text:p text:style-name="P13"/>
      <text:p text:style-name="P24"><text:span text:style-name="T9">const</text:span><text:span text:style-name="T12"> </text:span><text:span text:style-name="T16">instructio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instruction"</text:span><text:span text:style-name="T12">);</text:span></text:p>
      <text:p text:style-name="P24"><text:span text:style-name="T9">const</text:span><text:span text:style-name="T12"> </text:span><text:span text:style-name="T16">shape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hape-container"</text:span><text:span text:style-name="T12">);</text:span></text:p>
      <text:p text:style-name="P24"><text:span text:style-name="T9">const</text:span><text:span text:style-name="T12"> </text:span><text:span text:style-name="T16">fallingArea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alling-area"</text:span><text:span text:style-name="T12">);</text:span></text:p>
      <text:p text:style-name="P24"><text:span text:style-name="T9">const</text:span><text:span text:style-name="T12"> </text:span><text:span text:style-name="T16">score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core"</text:span><text:span text:style-name="T12">);</text:span>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setupGame</text:span><text:span text:style-name="T12">() {</text:span></text:p>
      <text:p text:style-name="P24"><text:span text:style-name="T16">shapeContainer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shapes</text:span><text:span text:style-name="T12">.</text:span><text:span text:style-name="T15">forEach</text:span><text:span text:style-name="T12">(</text:span><text:span text:style-name="T10">shape</text:span><text:span text:style-name="T12"> </text:span><text:span text:style-name="T9">=&gt;</text:span><text:span text:style-name="T12"> {</text:span></text:p>
      <text:p text:style-name="P24"><text:soft-page-break/><text:span text:style-name="T9">const</text:span><text:span text:style-name="T12"> </text:span><text:span text:style-name="T16">div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div"</text:span><text:span text:style-name="T12">);</text:span></text:p>
      <text:p text:style-name="P24"><text:span text:style-name="T16">div</text:span><text:span text:style-name="T12">.</text:span><text:span text:style-name="T10">className</text:span><text:span text:style-name="T12"> = </text:span><text:span text:style-name="T11">"shape"</text:span><text:span text:style-name="T12">;</text:span></text:p>
      <text:p text:style-name="P24"><text:span text:style-name="T16">div</text:span><text:span text:style-name="T12">.</text:span><text:span text:style-name="T10">textContent</text:span><text:span text:style-name="T12"> = </text:span><text:span text:style-name="T10">shape</text:span><text:span text:style-name="T12">.</text:span><text:span text:style-name="T10">emoji</text:span><text:span text:style-name="T12">;</text:span></text:p>
      <text:p text:style-name="P24"><text:span text:style-name="T16">div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handleShapeClick</text:span><text:span text:style-name="T12">(</text:span><text:span text:style-name="T10">shape</text:span><text:span text:style-name="T12">.</text:span><text:span text:style-name="T10">name</text:span><text:span text:style-name="T12">);</text:span></text:p>
      <text:p text:style-name="P24"><text:span text:style-name="T16">shapeContainer</text:span><text:span text:style-name="T12">.</text:span><text:span text:style-name="T15">appendChild</text:span><text:span text:style-name="T12">(</text:span><text:span text:style-name="T16">div</text:span><text:span text:style-name="T12">);</text:span></text:p>
      <text:p text:style-name="P33">});</text:p>
      <text:p text:style-name="P24"><text:span text:style-name="T17">if</text:span><text:span text:style-name="T12"> (</text:span><text:span text:style-name="T10">gameMode</text:span><text:span text:style-name="T12">) </text:span><text:span text:style-name="T15">askNextShape</text:span><text:span text:style-name="T12">();</text:span></text:p>
      <text:p text:style-name="P33">}</text:p>
      <text:p text:style-name="P13"/>
      <text:p text:style-name="P24"><text:span text:style-name="T9">let</text:span><text:span text:style-name="T12"> </text:span><text:span text:style-name="T10">targetShape</text:span><text:span text:style-name="T12"> = </text:span><text:span text:style-name="T11">""</text:span><text:span text:style-name="T12">;</text:span></text:p>
      <text:p text:style-name="P13"/>
      <text:p text:style-name="P24"><text:span text:style-name="T9">function</text:span><text:span text:style-name="T12"> </text:span><text:span text:style-name="T15">askNextShape</text:span><text:span text:style-name="T12">() {</text:span></text:p>
      <text:p text:style-name="P24"><text:span text:style-name="T10">targetShape</text:span><text:span text:style-name="T12"> = </text:span><text:span text:style-name="T16">shape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shapes</text:span><text:span text:style-name="T12">.</text:span><text:span text:style-name="T10">length</text:span><text:span text:style-name="T12">)].</text:span><text:span text:style-name="T10">name</text:span><text:span text:style-name="T12">;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Click the </text:span><text:span text:style-name="T9">${</text:span><text:span text:style-name="T10">targetShape</text:span><text:span text:style-name="T9">}</text:span><text:span text:style-name="T11">`</text:span><text:span text:style-name="T12">;</text:span></text:p>
      <text:p text:style-name="P24"><text:span text:style-name="T15">speak</text:span><text:span text:style-name="T12">(</text:span><text:span text:style-name="T11">`Click the </text:span><text:span text:style-name="T9">${</text:span><text:span text:style-name="T10">targetShape</text:span><text:span text:style-name="T9">}</text:span><text:span text:style-name="T11">`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handleShapeClick</text:span><text:span text:style-name="T12">(</text:span><text:span text:style-name="T10">name</text:span><text:span text:style-name="T12">) {</text:span></text:p>
      <text:p text:style-name="P24"><text:span text:style-name="T15">speak</text:span><text:span text:style-name="T12">(</text:span><text:span text:style-name="T10">name</text:span><text:span text:style-name="T12">);</text:span></text:p>
      <text:p text:style-name="P24"><text:span text:style-name="T17">if</text:span><text:span text:style-name="T12"> (</text:span><text:span text:style-name="T10">gameMode</text:span><text:span text:style-name="T12">) {</text:span></text:p>
      <text:p text:style-name="P24"><text:span text:style-name="T17">if</text:span><text:span text:style-name="T12"> (</text:span><text:span text:style-name="T10">name</text:span><text:span text:style-name="T12"> === </text:span><text:span text:style-name="T10">targetShape</text:span><text:span text:style-name="T12">) {</text:span></text:p>
      <text:p text:style-name="P24"><text:span text:style-name="T10">score</text:span><text:span text:style-name="T12">++;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✅ Correct!`</text:span><text:span text:style-name="T12">;</text:span></text:p>
      <text:p text:style-name="P24"><text:span text:style-name="T15">setTimeout</text:span><text:span text:style-name="T12">(() </text:span><text:span text:style-name="T9">=&gt;</text:span><text:span text:style-name="T12"> {</text:span></text:p>
      <text:p text:style-name="P24"><text:span text:style-name="T10">currentRound</text:span><text:span text:style-name="T12">++;</text:span></text:p>
      <text:p text:style-name="P24"><text:span text:style-name="T17">if</text:span><text:span text:style-name="T12"> (</text:span><text:span text:style-name="T10">currentRound</text:span><text:span text:style-name="T12"> &lt; </text:span><text:span text:style-name="T16">totalRounds</text:span><text:span text:style-name="T12">) {</text:span></text:p>
      <text:p text:style-name="P24"><text:span text:style-name="T15">askNextShape</text:span><text:span text:style-name="T12">();</text:span></text:p>
      <text:p text:style-name="P24"><text:span text:style-name="T12">} </text:span><text:span text:style-name="T17">else</text:span><text:span text:style-name="T12"> {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🎉 Great job! Final 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totalRounds</text:span><text:span text:style-name="T9">}</text:span><text:span text:style-name="T11">`</text:span><text:span text:style-name="T12">;</text:span></text:p>
      <text:p text:style-name="P24"><text:span text:style-name="T10">gameMode</text:span><text:span text:style-name="T12"> = </text:span><text:span text:style-name="T9">false</text:span><text:span text:style-name="T12">;</text:span></text:p>
      <text:p text:style-name="P24"><text:span text:style-name="T15">launchCatchGame</text:span><text:span text:style-name="T12">();</text:span></text:p>
      <text:p text:style-name="P33">}</text:p>
      <text:p text:style-name="P24"><text:span text:style-name="T12">}, </text:span><text:span text:style-name="T14">1000</text:span><text:span text:style-name="T12">);</text:span></text:p>
      <text:p text:style-name="P24"><text:span text:style-name="T12">} </text:span><text:span text:style-name="T17">else</text:span><text:span text:style-name="T12"> {</text:span></text:p>
      <text:p text:style-name="P24"><text:soft-page-break/><text:span text:style-name="T16">instruction</text:span><text:span text:style-name="T12">.</text:span><text:span text:style-name="T10">textContent</text:span><text:span text:style-name="T12"> = </text:span><text:span text:style-name="T11">`❌ Try again. Click the </text:span><text:span text:style-name="T9">${</text:span><text:span text:style-name="T10">targetShape</text:span><text:span text:style-name="T9">}</text:span><text:span text:style-name="T11">`</text:span><text:span text:style-name="T12">;</text:span></text:p>
      <text:p text:style-name="P33">}</text:p>
      <text:p text:style-name="P24"><text:span text:style-name="T16">scoreBox</text:span><text:span text:style-name="T12">.</text:span><text:span text:style-name="T10">textContent</text:span><text:span text:style-name="T12"> = </text:span><text:span text:style-name="T11">`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totalRounds</text:span><text:span text:style-name="T9">}</text:span><text:span text:style-name="T11">`</text:span><text:span text:style-name="T12">;</text:span></text:p>
      <text:p text:style-name="P33">}</text:p>
      <text:p text:style-name="P33">}</text:p>
      <text:p text:style-name="P13"/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31">// Bonus game: Catch the falling shapes</text:p>
      <text:p text:style-name="P24"><text:span text:style-name="T9">let</text:span><text:span text:style-name="T12"> </text:span><text:span text:style-name="T10">catchScore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caughtShapes</text:span><text:span text:style-name="T12"> = </text:span><text:span text:style-name="T14">0</text:span><text:span text:style-name="T12">;</text:span></text:p>
      <text:p text:style-name="P24"><text:span text:style-name="T9">const</text:span><text:span text:style-name="T12"> </text:span><text:span text:style-name="T16">maxCatchShapes</text:span><text:span text:style-name="T12"> = </text:span><text:span text:style-name="T14">15</text:span><text:span text:style-name="T12">;</text:span></text:p>
      <text:p text:style-name="P13"/>
      <text:p text:style-name="P24"><text:span text:style-name="T9">function</text:span><text:span text:style-name="T12"> </text:span><text:span text:style-name="T15">launchCatchGame</text:span><text:span text:style-name="T12">() {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"🎮 Bonus: Catch the shapes! Click any shape before it hits the bottom!"</text:span><text:span text:style-name="T12">;</text:span></text:p>
      <text:p text:style-name="P24"><text:span text:style-name="T16">scoreBox</text:span><text:span text:style-name="T12">.</text:span><text:span text:style-name="T10">textContent</text:span><text:span text:style-name="T12"> = </text:span><text:span text:style-name="T11">`Catch Score: 0 / </text:span><text:span text:style-name="T9">${</text:span><text:span text:style-name="T16">maxCatchShapes</text:span><text:span text:style-name="T9">}</text:span><text:span text:style-name="T11">`</text:span><text:span text:style-name="T12">;</text:span></text:p>
      <text:p text:style-name="P24"><text:span text:style-name="T16">shapeContainer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0">catchScore</text:span><text:span text:style-name="T12"> = </text:span><text:span text:style-name="T14">0</text:span><text:span text:style-name="T12">;</text:span></text:p>
      <text:p text:style-name="P24"><text:span text:style-name="T10">caughtShapes</text:span><text:span text:style-name="T12"> = </text:span><text:span text:style-name="T14">0</text:span><text:span text:style-name="T12">;</text:span></text:p>
      <text:p text:style-name="P13"/>
      <text:p text:style-name="P24"><text:span text:style-name="T17">for</text:span><text:span text:style-name="T12"> (</text:span><text:span text:style-name="T9">let</text:span><text:span text:style-name="T12"> </text:span><text:span text:style-name="T10">i</text:span><text:span text:style-name="T12"> = </text:span><text:span text:style-name="T14">0</text:span><text:span text:style-name="T12">; </text:span><text:span text:style-name="T10">i</text:span><text:span text:style-name="T12"> &lt; </text:span><text:span text:style-name="T16">maxCatchShapes</text:span><text:span text:style-name="T12">; </text:span><text:span text:style-name="T10">i</text:span><text:span text:style-name="T12">++) {</text:span></text:p>
      <text:p text:style-name="P24"><text:span text:style-name="T15">setTimeout</text:span><text:span text:style-name="T12">(() </text:span><text:span text:style-name="T9">=&gt;</text:span><text:span text:style-name="T12"> </text:span><text:span text:style-name="T15">dropRandomShape</text:span><text:span text:style-name="T12">(), </text:span><text:span text:style-name="T10">i</text:span><text:span text:style-name="T12"> * </text:span><text:span text:style-name="T14">1000</text:span><text:span text:style-name="T12">);</text:span></text:p>
      <text:p text:style-name="P33">}</text:p>
      <text:p text:style-name="P33">}</text:p>
      <text:p text:style-name="P13"/>
      <text:p text:style-name="P24"><text:span text:style-name="T9">function</text:span><text:span text:style-name="T12"> </text:span><text:span text:style-name="T15">dropRandomShape</text:span><text:span text:style-name="T12">() {</text:span></text:p>
      <text:p text:style-name="P24"><text:span text:style-name="T9">const</text:span><text:span text:style-name="T12"> </text:span><text:span text:style-name="T16">randomShape</text:span><text:span text:style-name="T12"> = </text:span><text:span text:style-name="T16">shape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shapes</text:span><text:span text:style-name="T12">.</text:span><text:span text:style-name="T10">length</text:span><text:span text:style-name="T12">)];</text:span></text:p>
      <text:p text:style-name="P24"><text:span text:style-name="T9">const</text:span><text:span text:style-name="T12"> </text:span><text:span text:style-name="T16">div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div"</text:span><text:span text:style-name="T12">);</text:span></text:p>
      <text:p text:style-name="P24"><text:span text:style-name="T16">div</text:span><text:span text:style-name="T12">.</text:span><text:span text:style-name="T10">className</text:span><text:span text:style-name="T12"> = </text:span><text:span text:style-name="T11">"falling-shape"</text:span><text:span text:style-name="T12">;</text:span></text:p>
      <text:p text:style-name="P24"><text:span text:style-name="T16">div</text:span><text:span text:style-name="T12">.</text:span><text:span text:style-name="T10">style</text:span><text:span text:style-name="T12">.</text:span><text:span text:style-name="T10">left</text:span><text:span text:style-name="T12"> = </text:span><text:span text:style-name="T10">Math</text:span><text:span text:style-name="T12">.</text:span><text:span text:style-name="T15">random</text:span><text:span text:style-name="T12">() * </text:span><text:span text:style-name="T14">90</text:span><text:span text:style-name="T12"> + </text:span><text:span text:style-name="T11">"vw"</text:span><text:span text:style-name="T12">;</text:span></text:p>
      <text:p text:style-name="P24"><text:span text:style-name="T16">div</text:span><text:span text:style-name="T12">.</text:span><text:span text:style-name="T10">textContent</text:span><text:span text:style-name="T12"> = </text:span><text:span text:style-name="T16">randomShape</text:span><text:span text:style-name="T12">.</text:span><text:span text:style-name="T10">emoji</text:span><text:span text:style-name="T12">;</text:span></text:p>
      <text:p text:style-name="P24"><text:soft-page-break/><text:span text:style-name="T16">div</text:span><text:span text:style-name="T12">.</text:span><text:span text:style-name="T15">onclick</text:span><text:span text:style-name="T12"> = () </text:span><text:span text:style-name="T9">=&gt;</text:span><text:span text:style-name="T12"> {</text:span></text:p>
      <text:p text:style-name="P24"><text:span text:style-name="T15">speak</text:span><text:span text:style-name="T12">(</text:span><text:span text:style-name="T16">randomShape</text:span><text:span text:style-name="T12">.</text:span><text:span text:style-name="T10">name</text:span><text:span text:style-name="T12">);</text:span></text:p>
      <text:p text:style-name="P24"><text:span text:style-name="T16">div</text:span><text:span text:style-name="T12">.</text:span><text:span text:style-name="T15">remove</text:span><text:span text:style-name="T12">();</text:span></text:p>
      <text:p text:style-name="P24"><text:span text:style-name="T10">catchScore</text:span><text:span text:style-name="T12">++;</text:span></text:p>
      <text:p text:style-name="P24"><text:span text:style-name="T15">updateCatchScore</text:span><text:span text:style-name="T12">();</text:span></text:p>
      <text:p text:style-name="P33">};</text:p>
      <text:p text:style-name="P24"><text:span text:style-name="T16">fallingArea</text:span><text:span text:style-name="T12">.</text:span><text:span text:style-name="T15">appendChild</text:span><text:span text:style-name="T12">(</text:span><text:span text:style-name="T16">div</text:span><text:span text:style-name="T12">);</text:span></text:p>
      <text:p text:style-name="P13"/>
      <text:p text:style-name="P24"><text:span text:style-name="T15">setTimeout</text:span><text:span text:style-name="T12">(() </text:span><text:span text:style-name="T9">=&gt;</text:span><text:span text:style-name="T12"> {</text:span></text:p>
      <text:p text:style-name="P24"><text:span text:style-name="T17">if</text:span><text:span text:style-name="T12"> (</text:span><text:span text:style-name="T16">fallingArea</text:span><text:span text:style-name="T12">.</text:span><text:span text:style-name="T15">contains</text:span><text:span text:style-name="T12">(</text:span><text:span text:style-name="T16">div</text:span><text:span text:style-name="T12">)) </text:span><text:span text:style-name="T16">div</text:span><text:span text:style-name="T12">.</text:span><text:span text:style-name="T15">remove</text:span><text:span text:style-name="T12">();</text:span></text:p>
      <text:p text:style-name="P24"><text:span text:style-name="T10">caughtShapes</text:span><text:span text:style-name="T12">++;</text:span></text:p>
      <text:p text:style-name="P24"><text:span text:style-name="T17">if</text:span><text:span text:style-name="T12"> (</text:span><text:span text:style-name="T10">caughtShapes</text:span><text:span text:style-name="T12"> &gt;= </text:span><text:span text:style-name="T16">maxCatchShapes</text:span><text:span text:style-name="T12">) {</text:span></text:p>
      <text:p text:style-name="P24"><text:span text:style-name="T15">endCatchGame</text:span><text:span text:style-name="T12">();</text:span></text:p>
      <text:p text:style-name="P33">}</text:p>
      <text:p text:style-name="P24"><text:span text:style-name="T12">}, </text:span><text:span text:style-name="T14">9000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updateCatchScore</text:span><text:span text:style-name="T12">() {</text:span></text:p>
      <text:p text:style-name="P24"><text:span text:style-name="T16">scoreBox</text:span><text:span text:style-name="T12">.</text:span><text:span text:style-name="T10">textContent</text:span><text:span text:style-name="T12"> = </text:span><text:span text:style-name="T11">`Catch Score: </text:span><text:span text:style-name="T9">${</text:span><text:span text:style-name="T10">catchScore</text:span><text:span text:style-name="T9">}</text:span><text:span text:style-name="T11"> / </text:span><text:span text:style-name="T9">${</text:span><text:span text:style-name="T16">maxCatchShapes</text:span><text:span text:style-name="T9">}</text:span><text:span text:style-name="T11">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endCatchGame</text:span><text:span text:style-name="T12">() {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🏁 Bonus Game Over! You caught </text:span><text:span text:style-name="T9">${</text:span><text:span text:style-name="T10">catchScore</text:span><text:span text:style-name="T9">}</text:span><text:span text:style-name="T11"> of </text:span><text:span text:style-name="T9">${</text:span><text:span text:style-name="T16">maxCatchShapes</text:span><text:span text:style-name="T9">}</text:span><text:span text:style-name="T11"> shapes.`</text:span><text:span text:style-name="T12">;</text:span></text:p>
      <text:p text:style-name="P33">}</text:p>
      <text:p text:style-name="P13"/>
      <text:p text:style-name="P24"><text:span text:style-name="T15">setupGame</text:span><text:span text:style-name="T12">();</text:span>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17"/>
      <text:p text:style-name="P40">learn-letters.html</text:p>
      <text:p text:style-name="P17"/>
      <text:p text:style-name="P28"><text:span text:style-name="T8">&lt;!</text:span><text:span text:style-name="T9">DOCTYPE</text:span> <text:span text:style-name="T10">html</text:span><text:span text:style-name="T8">&gt;</text:span></text:p>
      <text:p text:style-name="P24"><text:soft-page-break/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Letters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background-color</text:span><text:span text:style-name="T12">: </text:span><text:span text:style-name="T11">#fff3e0</text:span><text:span text:style-name="T12">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ff7043</text:span><text:span text:style-name="T12">;</text:span></text:p>
      <text:p text:style-name="P33">}</text:p>
      <text:p text:style-name="P24"><text:span text:style-name="T13">.letters</text:span><text:span text:style-name="T12"> {</text:span></text:p>
      <text:p text:style-name="P24"><text:span text:style-name="T10">display</text:span><text:span text:style-name="T12">: </text:span><text:span text:style-name="T11">flex</text:span><text:span text:style-name="T12">;</text:span></text:p>
      <text:p text:style-name="P24"><text:span text:style-name="T10">flex-wrap</text:span><text:span text:style-name="T12">: </text:span><text:span text:style-name="T11">wrap</text:span><text:span text:style-name="T12">;</text:span></text:p>
      <text:p text:style-name="P24"><text:span text:style-name="T10">justify-content</text:span><text:span text:style-name="T12">: </text:span><text:span text:style-name="T11">center</text:span><text:span text:style-name="T12">;</text:span></text:p>
      <text:p text:style-name="P24"><text:span text:style-name="T10">gap</text:span><text:span text:style-name="T12">: </text:span><text:span text:style-name="T14">1rem</text:span><text:span text:style-name="T12">;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letter</text:span><text:span text:style-name="T12"> {</text:span></text:p>
      <text:p text:style-name="P24"><text:span text:style-name="T10">font-size</text:span><text:span text:style-name="T12">: </text:span><text:span text:style-name="T14">2rem</text:span><text:span text:style-name="T12">;</text:span></text:p>
      <text:p text:style-name="P24"><text:span text:style-name="T10">background-color</text:span><text:span text:style-name="T12">: </text:span><text:span text:style-name="T11">#ffccbc</text:span><text:span text:style-name="T12">;</text:span></text:p>
      <text:p text:style-name="P24"><text:span text:style-name="T10">border-radius</text:span><text:span text:style-name="T12">: </text:span><text:span text:style-name="T14">12px</text:span><text:span text:style-name="T12">;</text:span></text:p>
      <text:p text:style-name="P24"><text:span text:style-name="T10">padding</text:span><text:span text:style-name="T12">: </text:span><text:span text:style-name="T14">1rem</text:span><text:span text:style-name="T12"> </text:span><text:span text:style-name="T14">1.5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box-shadow</text:span><text:span text:style-name="T12">: </text:span><text:span text:style-name="T14">2px</text:span><text:span text:style-name="T12"> </text:span><text:span text:style-name="T14">2px</text:span><text:span text:style-name="T12"> </text:span><text:span text:style-name="T14">6px</text:span><text:span text:style-name="T12"> </text:span><text:span text:style-name="T11">#aaa</text:span><text:span text:style-name="T12">;</text:span></text:p>
      <text:p text:style-name="P24"><text:span text:style-name="T10">transition</text:span><text:span text:style-name="T12">: background-color </text:span><text:span text:style-name="T14">0.3s</text:span><text:span text:style-name="T12">;</text:span></text:p>
      <text:p text:style-name="P33">}</text:p>
      <text:p text:style-name="P24"><text:span text:style-name="T13">.letter:hover</text:span><text:span text:style-name="T12"> {</text:span></text:p>
      <text:p text:style-name="P24"><text:span text:style-name="T10">background-color</text:span><text:span text:style-name="T12">: </text:span><text:span text:style-name="T11">#ffab91</text:span><text:span text:style-name="T12">;</text:span></text:p>
      <text:p text:style-name="P33">}</text:p>
      <text:p text:style-name="P24"><text:span text:style-name="T13">#canvas-container</text:span><text:span text:style-name="T12"> {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33"><text:soft-page-break/>}</text:p>
      <text:p text:style-name="P24"><text:span text:style-name="T13">canvas</text:span><text:span text:style-name="T12"> {</text:span></text:p>
      <text:p text:style-name="P24"><text:span text:style-name="T10">border</text:span><text:span text:style-name="T12">: </text:span><text:span text:style-name="T14">2px</text:span><text:span text:style-name="T12"> </text:span><text:span text:style-name="T11">dashed</text:span><text:span text:style-name="T12"> </text:span><text:span text:style-name="T11">#ff7043</text:span><text:span text:style-name="T12">;</text:span></text:p>
      <text:p text:style-name="P24"><text:span text:style-name="T10">background-color</text:span><text:span text:style-name="T12">: </text:span><text:span text:style-name="T11">#ffffff</text:span><text:span text:style-name="T12">;</text:span></text:p>
      <text:p text:style-name="P33">}</text:p>
      <text:p text:style-name="P24"><text:span text:style-name="T13">button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&lt;</text:span><text:span text:style-name="T9">button</text:span> <text:span text:style-name="T10">onclick</text:span>=<text:span text:style-name="T11">"</text:span><text:span text:style-name="T15">goToMenu</text:span><text:span text:style-name="T11">()"</text:span> </text:p>
      <text:p text:style-name="P24"><text:span text:style-name="T10">style</text:span>=<text:span text:style-name="T11">"position: absolute; top: 1rem; left: 1rem; padding: 0.5rem 1rem; background-color: #4caf50; color: white; border: none; border-radius: 8px;"</text:span><text:span text:style-name="T8">&gt;</text:span></text:p>
      <text:p text:style-name="P30">🏠 <text:span text:style-name="T3">Menu</text:span></text:p>
      <text:p text:style-name="P24"><text:span text:style-name="T8">&lt;/</text:span><text:span text:style-name="T9">button</text:span><text:span text:style-name="T8">&gt;&lt;/</text:span><text:span text:style-name="T9">h1</text:span><text:span text:style-name="T8">&gt;</text:span></text:p>
      <text:p text:style-name="P24"><text:span text:style-name="T8">&lt;</text:span><text:span text:style-name="T9">h1</text:span><text:span text:style-name="T8">&gt;</text:span>🔠 Learn Letters<text:span text:style-name="T8">&lt;/</text:span><text:span text:style-name="T9">h1</text:span><text:span text:style-name="T8">&gt;</text:span></text:p>
      <text:p text:style-name="P13"/>
      <text:p text:style-name="P31">&lt;!-- Uppercase --&gt;</text:p>
      <text:p text:style-name="P24"><text:span text:style-name="T8">&lt;</text:span><text:span text:style-name="T9">h2</text:span> <text:span text:style-name="T10">style</text:span>=<text:span text:style-name="T11">"color: #ff7043;"</text:span><text:span text:style-name="T8">&gt;</text:span>Capital Letters<text:span text:style-name="T8">&lt;/</text:span><text:span text:style-name="T9">h2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letters"</text:span> <text:span text:style-name="T10">id</text:span>=<text:span text:style-name="T11">"uppercase"</text:span><text:span text:style-name="T8">&gt;&lt;/</text:span><text:span text:style-name="T9">div</text:span><text:span text:style-name="T8">&gt;</text:span></text:p>
      <text:p text:style-name="P13"/>
      <text:p text:style-name="P31">&lt;!-- Lowercase --&gt;</text:p>
      <text:p text:style-name="P24"><text:span text:style-name="T8">&lt;</text:span><text:span text:style-name="T9">h2</text:span> <text:span text:style-name="T10">style</text:span>=<text:span text:style-name="T11">"color: #ff7043;"</text:span><text:span text:style-name="T8">&gt;</text:span>Small Letters<text:span text:style-name="T8">&lt;/</text:span><text:span text:style-name="T9">h2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letters"</text:span> <text:span text:style-name="T10">id</text:span>=<text:span text:style-name="T11">"lowercase"</text:span><text:span text:style-name="T8">&gt;&lt;/</text:span><text:span text:style-name="T9">div</text:span><text:span text:style-name="T8">&gt;</text:span></text:p>
      <text:p text:style-name="P13"/>
      <text:p text:style-name="P24"><text:span text:style-name="T8">&lt;</text:span><text:span text:style-name="T9">div</text:span> <text:span text:style-name="T10">id</text:span>=<text:span text:style-name="T11">"canvas-container"</text:span><text:span text:style-name="T8">&gt;</text:span></text:p>
      <text:p text:style-name="P24"><text:span text:style-name="T8">&lt;</text:span><text:span text:style-name="T9">h2</text:span><text:span text:style-name="T8">&gt;</text:span>📝 Practice Writing<text:span text:style-name="T8">&lt;/</text:span><text:span text:style-name="T9">h2</text:span><text:span text:style-name="T8">&gt;</text:span></text:p>
      <text:p text:style-name="P24"><text:span text:style-name="T8">&lt;</text:span><text:span text:style-name="T9">canvas</text:span> <text:span text:style-name="T10">id</text:span>=<text:span text:style-name="T11">"drawCanvas"</text:span> <text:span text:style-name="T10">width</text:span>=<text:span text:style-name="T11">"400"</text:span> <text:span text:style-name="T10">height</text:span>=<text:span text:style-name="T11">"300"</text:span><text:span text:style-name="T8">&gt;&lt;/</text:span><text:span text:style-name="T9">canvas</text:span><text:span text:style-name="T8">&gt;&lt;</text:span><text:span text:style-name="T9">br</text:span><text:span text:style-name="T8">&gt;</text:span></text:p>
      <text:p text:style-name="P24"><text:soft-page-break/><text:span text:style-name="T8">&lt;</text:span><text:span text:style-name="T9">button</text:span> <text:span text:style-name="T10">onclick</text:span>=<text:span text:style-name="T11">"</text:span><text:span text:style-name="T15">clearCanvas</text:span><text:span text:style-name="T11">()"</text:span><text:span text:style-name="T8">&gt;</text:span>🧹 Clear<text:span text:style-name="T8">&lt;/</text:span><text:span text:style-name="T9">button</text:span><text:span text:style-name="T8">&gt;</text:span></text:p>
      <text:p text:style-name="P24"><text:span text:style-name="T8">&lt;/</text:span><text:span text:style-name="T9">div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9">const</text:span><text:span text:style-name="T12"> </text:span><text:span text:style-name="T16">uppercaseLetters</text:span><text:span text:style-name="T12"> = </text:span><text:span text:style-name="T11">'ABCDEFGHIJKLMNOPQRSTUVWXYZ'</text:span><text:span text:style-name="T12">.</text:span><text:span text:style-name="T15">split</text:span><text:span text:style-name="T12">(</text:span><text:span text:style-name="T11">''</text:span><text:span text:style-name="T12">);</text:span></text:p>
      <text:p text:style-name="P24"><text:span text:style-name="T9">const</text:span><text:span text:style-name="T12"> </text:span><text:span text:style-name="T16">lowercaseLetters</text:span><text:span text:style-name="T12"> = </text:span><text:span text:style-name="T11">'abcdefghijklmnopqrstuvwxyz'</text:span><text:span text:style-name="T12">.</text:span><text:span text:style-name="T15">split</text:span><text:span text:style-name="T12">(</text:span><text:span text:style-name="T11">''</text:span><text:span text:style-name="T12">);</text:span></text:p>
      <text:p text:style-name="P13"/>
      <text:p text:style-name="P24"><text:span text:style-name="T9">const</text:span><text:span text:style-name="T12"> </text:span><text:span text:style-name="T16">uppercase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uppercase'</text:span><text:span text:style-name="T12">);</text:span></text:p>
      <text:p text:style-name="P24"><text:span text:style-name="T9">const</text:span><text:span text:style-name="T12"> </text:span><text:span text:style-name="T16">lowercase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lowercase'</text:span><text:span text:style-name="T12">);</text:span></text:p>
      <text:p text:style-name="P13"/>
      <text:p text:style-name="P24"><text:span text:style-name="T9">function</text:span><text:span text:style-name="T12"> </text:span><text:span text:style-name="T15">createLetterButtons</text:span><text:span text:style-name="T12">(</text:span><text:span text:style-name="T10">container</text:span><text:span text:style-name="T12">, </text:span><text:span text:style-name="T10">lettersArray</text:span><text:span text:style-name="T12">) {</text:span></text:p>
      <text:p text:style-name="P24"><text:span text:style-name="T10">lettersArray</text:span><text:span text:style-name="T12">.</text:span><text:span text:style-name="T15">forEach</text:span><text:span text:style-name="T12">(</text:span><text:span text:style-name="T10">letter</text:span><text:span text:style-name="T12"> </text:span><text:span text:style-name="T9">=&gt;</text:span><text:span text:style-name="T12"> {</text:span></text:p>
      <text:p text:style-name="P24"><text:span text:style-name="T9">const</text:span><text:span text:style-name="T12"> </text:span><text:span text:style-name="T16">span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'div'</text:span><text:span text:style-name="T12">);</text:span></text:p>
      <text:p text:style-name="P24"><text:span text:style-name="T16">span</text:span><text:span text:style-name="T12">.</text:span><text:span text:style-name="T10">className</text:span><text:span text:style-name="T12"> = </text:span><text:span text:style-name="T11">'letter'</text:span><text:span text:style-name="T12">;</text:span></text:p>
      <text:p text:style-name="P24"><text:span text:style-name="T16">span</text:span><text:span text:style-name="T12">.</text:span><text:span text:style-name="T10">textContent</text:span><text:span text:style-name="T12"> = </text:span><text:span text:style-name="T10">letter</text:span><text:span text:style-name="T12">;</text:span></text:p>
      <text:p text:style-name="P24"><text:span text:style-name="T16">span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speak</text:span><text:span text:style-name="T12">(</text:span><text:span text:style-name="T10">letter</text:span><text:span text:style-name="T12">);</text:span></text:p>
      <text:p text:style-name="P24"><text:span text:style-name="T10">container</text:span><text:span text:style-name="T12">.</text:span><text:span text:style-name="T15">appendChild</text:span><text:span text:style-name="T12">(</text:span><text:span text:style-name="T16">span</text:span><text:span text:style-name="T12">);</text:span></text:p>
      <text:p text:style-name="P33">});</text:p>
      <text:p text:style-name="P33">}</text:p>
      <text:p text:style-name="P13"/>
      <text:p text:style-name="P24"><text:span text:style-name="T15">createLetterButtons</text:span><text:span text:style-name="T12">(</text:span><text:span text:style-name="T16">uppercaseContainer</text:span><text:span text:style-name="T12">, </text:span><text:span text:style-name="T16">uppercaseLetters</text:span><text:span text:style-name="T12">);</text:span></text:p>
      <text:p text:style-name="P24"><text:span text:style-name="T15">createLetterButtons</text:span><text:span text:style-name="T12">(</text:span><text:span text:style-name="T16">lowercaseContainer</text:span><text:span text:style-name="T12">, </text:span><text:span text:style-name="T16">lowercaseLetters</text:span><text:span text:style-name="T12">);</text:span>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31">// Drawing functionality</text:p>
      <text:p text:style-name="P24"><text:soft-page-break/><text:span text:style-name="T9">const</text:span><text:span text:style-name="T12"> </text:span><text:span text:style-name="T16">canvas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drawCanvas'</text:span><text:span text:style-name="T12">);</text:span></text:p>
      <text:p text:style-name="P24"><text:span text:style-name="T9">const</text:span><text:span text:style-name="T12"> </text:span><text:span text:style-name="T16">ctx</text:span><text:span text:style-name="T12"> = </text:span><text:span text:style-name="T16">canvas</text:span><text:span text:style-name="T12">.</text:span><text:span text:style-name="T15">getContext</text:span><text:span text:style-name="T12">(</text:span><text:span text:style-name="T11">'2d'</text:span><text:span text:style-name="T12">);</text:span></text:p>
      <text:p text:style-name="P24"><text:span text:style-name="T9">let</text:span><text:span text:style-name="T12"> </text:span><text:span text:style-name="T10">drawing</text:span><text:span text:style-name="T12"> = </text:span><text:span text:style-name="T9">false</text:span><text:span text:style-name="T12">;</text:span></text:p>
      <text:p text:style-name="P13"/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down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tru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up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out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move'</text:span><text:span text:style-name="T12">, </text:span><text:span text:style-name="T15">draw</text:span><text:span text:style-name="T12">);</text:span></text:p>
      <text:p text:style-name="P13"/>
      <text:p text:style-name="P24"><text:span text:style-name="T9">function</text:span><text:span text:style-name="T12"> </text:span><text:span text:style-name="T15">draw</text:span><text:span text:style-name="T12">(</text:span><text:span text:style-name="T10">event</text:span><text:span text:style-name="T12">) {</text:span></text:p>
      <text:p text:style-name="P24"><text:span text:style-name="T17">if</text:span><text:span text:style-name="T12"> (!</text:span><text:span text:style-name="T10">drawing</text:span><text:span text:style-name="T12">) </text:span><text:span text:style-name="T17">return</text:span><text:span text:style-name="T12">;</text:span></text:p>
      <text:p text:style-name="P24"><text:span text:style-name="T9">const</text:span><text:span text:style-name="T12"> </text:span><text:span text:style-name="T16">rect</text:span><text:span text:style-name="T12"> = </text:span><text:span text:style-name="T16">canvas</text:span><text:span text:style-name="T12">.</text:span><text:span text:style-name="T15">getBoundingClientRect</text:span><text:span text:style-name="T12">();</text:span></text:p>
      <text:p text:style-name="P24"><text:span text:style-name="T9">const</text:span><text:span text:style-name="T12"> </text:span><text:span text:style-name="T16">x</text:span><text:span text:style-name="T12"> = </text:span><text:span text:style-name="T10">event</text:span><text:span text:style-name="T12">.</text:span><text:span text:style-name="T10">clientX</text:span><text:span text:style-name="T12"> - </text:span><text:span text:style-name="T16">rect</text:span><text:span text:style-name="T12">.</text:span><text:span text:style-name="T10">left</text:span><text:span text:style-name="T12">;</text:span></text:p>
      <text:p text:style-name="P24"><text:span text:style-name="T9">const</text:span><text:span text:style-name="T12"> </text:span><text:span text:style-name="T16">y</text:span><text:span text:style-name="T12"> = </text:span><text:span text:style-name="T10">event</text:span><text:span text:style-name="T12">.</text:span><text:span text:style-name="T10">clientY</text:span><text:span text:style-name="T12"> - </text:span><text:span text:style-name="T16">rect</text:span><text:span text:style-name="T12">.</text:span><text:span text:style-name="T10">top</text:span><text:span text:style-name="T12">;</text:span></text:p>
      <text:p text:style-name="P24"><text:span text:style-name="T16">ctx</text:span><text:span text:style-name="T12">.</text:span><text:span text:style-name="T10">fillStyle</text:span><text:span text:style-name="T12"> = </text:span><text:span text:style-name="T11">'#4a148c'</text:span><text:span text:style-name="T12">;</text:span></text:p>
      <text:p text:style-name="P24"><text:span text:style-name="T16">ctx</text:span><text:span text:style-name="T12">.</text:span><text:span text:style-name="T15">beginPath</text:span><text:span text:style-name="T12">();</text:span></text:p>
      <text:p text:style-name="P24"><text:span text:style-name="T16">ctx</text:span><text:span text:style-name="T12">.</text:span><text:span text:style-name="T15">arc</text:span><text:span text:style-name="T12">(</text:span><text:span text:style-name="T16">x</text:span><text:span text:style-name="T12">, </text:span><text:span text:style-name="T16">y</text:span><text:span text:style-name="T12">, </text:span><text:span text:style-name="T14">4</text:span><text:span text:style-name="T12">, </text:span><text:span text:style-name="T14">0</text:span><text:span text:style-name="T12">, </text:span><text:span text:style-name="T10">Math</text:span><text:span text:style-name="T12">.</text:span><text:span text:style-name="T10">PI</text:span><text:span text:style-name="T12"> * </text:span><text:span text:style-name="T14">2</text:span><text:span text:style-name="T12">);</text:span></text:p>
      <text:p text:style-name="P24"><text:span text:style-name="T16">ctx</text:span><text:span text:style-name="T12">.</text:span><text:span text:style-name="T15">fill</text:span><text:span text:style-name="T12">();</text:span></text:p>
      <text:p text:style-name="P33">}</text:p>
      <text:p text:style-name="P13"/>
      <text:p text:style-name="P24"><text:span text:style-name="T9">function</text:span><text:span text:style-name="T12"> </text:span><text:span text:style-name="T15">clearCanvas</text:span><text:span text:style-name="T12">() {</text:span></text:p>
      <text:p text:style-name="P24"><text:span text:style-name="T16">ctx</text:span><text:span text:style-name="T12">.</text:span><text:span text:style-name="T15">clearRect</text:span><text:span text:style-name="T12">(</text:span><text:span text:style-name="T14">0</text:span><text:span text:style-name="T12">, </text:span><text:span text:style-name="T14">0</text:span><text:span text:style-name="T12">, </text:span><text:span text:style-name="T16">canvas</text:span><text:span text:style-name="T12">.</text:span><text:span text:style-name="T10">width</text:span><text:span text:style-name="T12">, </text:span><text:span text:style-name="T16">canvas</text:span><text:span text:style-name="T12">.</text:span><text:span text:style-name="T10">height</text:span><text:span text:style-name="T12">);</text:span>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17"/>
      <text:p text:style-name="P41">learn-numbers.html</text:p>
      <text:p text:style-name="P18"/>
      <text:p text:style-name="P29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Numbers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oft-page-break/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background-color</text:span><text:span text:style-name="T12">: </text:span><text:span text:style-name="T11">#e1f5fe</text:span><text:span text:style-name="T12">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0288d1</text:span><text:span text:style-name="T12">;</text:span></text:p>
      <text:p text:style-name="P33">}</text:p>
      <text:p text:style-name="P24"><text:span text:style-name="T13">.numbers</text:span><text:span text:style-name="T12"> {</text:span></text:p>
      <text:p text:style-name="P24"><text:span text:style-name="T10">display</text:span><text:span text:style-name="T12">: </text:span><text:span text:style-name="T11">flex</text:span><text:span text:style-name="T12">;</text:span></text:p>
      <text:p text:style-name="P24"><text:span text:style-name="T10">flex-wrap</text:span><text:span text:style-name="T12">: </text:span><text:span text:style-name="T11">wrap</text:span><text:span text:style-name="T12">;</text:span></text:p>
      <text:p text:style-name="P24"><text:span text:style-name="T10">justify-content</text:span><text:span text:style-name="T12">: </text:span><text:span text:style-name="T11">center</text:span><text:span text:style-name="T12">;</text:span></text:p>
      <text:p text:style-name="P24"><text:span text:style-name="T10">gap</text:span><text:span text:style-name="T12">: </text:span><text:span text:style-name="T14">1rem</text:span><text:span text:style-name="T12">;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number</text:span><text:span text:style-name="T12"> {</text:span></text:p>
      <text:p text:style-name="P24"><text:span text:style-name="T10">font-size</text:span><text:span text:style-name="T12">: </text:span><text:span text:style-name="T14">2rem</text:span><text:span text:style-name="T12">;</text:span></text:p>
      <text:p text:style-name="P24"><text:span text:style-name="T10">background-color</text:span><text:span text:style-name="T12">: </text:span><text:span text:style-name="T11">#b3e5fc</text:span><text:span text:style-name="T12">;</text:span></text:p>
      <text:p text:style-name="P24"><text:span text:style-name="T10">border-radius</text:span><text:span text:style-name="T12">: </text:span><text:span text:style-name="T14">12px</text:span><text:span text:style-name="T12">;</text:span></text:p>
      <text:p text:style-name="P24"><text:span text:style-name="T10">padding</text:span><text:span text:style-name="T12">: </text:span><text:span text:style-name="T14">1rem</text:span><text:span text:style-name="T12"> </text:span><text:span text:style-name="T14">1.5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box-shadow</text:span><text:span text:style-name="T12">: </text:span><text:span text:style-name="T14">2px</text:span><text:span text:style-name="T12"> </text:span><text:span text:style-name="T14">2px</text:span><text:span text:style-name="T12"> </text:span><text:span text:style-name="T14">6px</text:span><text:span text:style-name="T12"> </text:span><text:span text:style-name="T11">#aaa</text:span><text:span text:style-name="T12">;</text:span></text:p>
      <text:p text:style-name="P24"><text:span text:style-name="T10">transition</text:span><text:span text:style-name="T12">: background-color </text:span><text:span text:style-name="T14">0.3s</text:span><text:span text:style-name="T12">;</text:span></text:p>
      <text:p text:style-name="P33">}</text:p>
      <text:p text:style-name="P24"><text:span text:style-name="T13">.number:hover</text:span><text:span text:style-name="T12"> {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33">}</text:p>
      <text:p text:style-name="P24"><text:span text:style-name="T13">#canvas-container</text:span><text:span text:style-name="T12"> {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canvas</text:span><text:span text:style-name="T12"> {</text:span></text:p>
      <text:p text:style-name="P24"><text:span text:style-name="T10">border</text:span><text:span text:style-name="T12">: </text:span><text:span text:style-name="T14">2px</text:span><text:span text:style-name="T12"> </text:span><text:span text:style-name="T11">dashed</text:span><text:span text:style-name="T12"> </text:span><text:span text:style-name="T11">#0288d1</text:span><text:span text:style-name="T12">;</text:span></text:p>
      <text:p text:style-name="P24"><text:span text:style-name="T10">background-color</text:span><text:span text:style-name="T12">: </text:span><text:span text:style-name="T11">#ffffff</text:span><text:span text:style-name="T12">;</text:span></text:p>
      <text:p text:style-name="P33">}</text:p>
      <text:p text:style-name="P24"><text:soft-page-break/><text:span text:style-name="T13">button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background-color</text:span><text:span text:style-name="T12">: </text:span><text:span text:style-name="T11">#ffcc80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&lt;</text:span><text:span text:style-name="T9">button</text:span> <text:span text:style-name="T10">onclick</text:span>=<text:span text:style-name="T11">"</text:span><text:span text:style-name="T15">goToMenu</text:span><text:span text:style-name="T11">()"</text:span> </text:p>
      <text:p text:style-name="P24"><text:span text:style-name="T10">style</text:span>=<text:span text:style-name="T11">"position: absolute; top: 1rem; left: 1rem; padding: 0.5rem 1rem; background-color: #4caf50; color: white; border: none; border-radius: 8px;"</text:span><text:span text:style-name="T8">&gt;</text:span></text:p>
      <text:p text:style-name="P30">🏠 <text:span text:style-name="T3">Menu</text:span></text:p>
      <text:p text:style-name="P24"><text:span text:style-name="T8">&lt;/</text:span><text:span text:style-name="T9">button</text:span><text:span text:style-name="T8">&gt;&lt;/</text:span><text:span text:style-name="T9">h1</text:span><text:span text:style-name="T8">&gt;</text:span></text:p>
      <text:p text:style-name="P24"><text:span text:style-name="T8">&lt;</text:span><text:span text:style-name="T9">h1</text:span><text:span text:style-name="T8">&gt;</text:span>🔢 Learn Numbers<text:span text:style-name="T8">&lt;/</text:span><text:span text:style-name="T9">h1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numbers"</text:span> <text:span text:style-name="T10">id</text:span>=<text:span text:style-name="T11">"numbers"</text:span><text:span text:style-name="T8">&gt;&lt;/</text:span><text:span text:style-name="T9">div</text:span><text:span text:style-name="T8">&gt;</text:span></text:p>
      <text:p text:style-name="P13"/>
      <text:p text:style-name="P24"><text:span text:style-name="T8">&lt;</text:span><text:span text:style-name="T9">div</text:span> <text:span text:style-name="T10">id</text:span>=<text:span text:style-name="T11">"canvas-container"</text:span><text:span text:style-name="T8">&gt;</text:span></text:p>
      <text:p text:style-name="P24"><text:span text:style-name="T8">&lt;</text:span><text:span text:style-name="T9">h2</text:span><text:span text:style-name="T8">&gt;</text:span>📝 Practice Writing<text:span text:style-name="T8">&lt;/</text:span><text:span text:style-name="T9">h2</text:span><text:span text:style-name="T8">&gt;</text:span></text:p>
      <text:p text:style-name="P24"><text:span text:style-name="T8">&lt;</text:span><text:span text:style-name="T9">canvas</text:span> <text:span text:style-name="T10">id</text:span>=<text:span text:style-name="T11">"drawCanvas"</text:span> <text:span text:style-name="T10">width</text:span>=<text:span text:style-name="T11">"400"</text:span> <text:span text:style-name="T10">height</text:span>=<text:span text:style-name="T11">"300"</text:span><text:span text:style-name="T8">&gt;&lt;/</text:span><text:span text:style-name="T9">canvas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clearCanvas</text:span><text:span text:style-name="T11">()"</text:span><text:span text:style-name="T8">&gt;</text:span>🧹 Clear<text:span text:style-name="T8">&lt;/</text:span><text:span text:style-name="T9">button</text:span><text:span text:style-name="T8">&gt;</text:span></text:p>
      <text:p text:style-name="P24"><text:span text:style-name="T8">&lt;/</text:span><text:span text:style-name="T9">div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9">const</text:span><text:span text:style-name="T12"> </text:span><text:span text:style-name="T16">numbers</text:span><text:span text:style-name="T12"> = </text:span><text:span text:style-name="T18">Array</text:span><text:span text:style-name="T12">.</text:span><text:span text:style-name="T15">from</text:span><text:span text:style-name="T12">({</text:span><text:span text:style-name="T10">length:</text:span><text:span text:style-name="T12"> </text:span><text:span text:style-name="T14">25</text:span><text:span text:style-name="T12">}, (</text:span><text:span text:style-name="T10">_</text:span><text:span text:style-name="T12">, </text:span><text:span text:style-name="T10">i</text:span><text:span text:style-name="T12">) </text:span><text:span text:style-name="T9">=&gt;</text:span><text:span text:style-name="T12"> </text:span><text:span text:style-name="T10">i</text:span><text:span text:style-name="T12"> + </text:span><text:span text:style-name="T14">1</text:span><text:span text:style-name="T12">); </text:span><text:span text:style-name="T4">// 1 to 25</text:span></text:p>
      <text:p text:style-name="P24"><text:span text:style-name="T9">const</text:span><text:span text:style-name="T12"> </text:span><text:span text:style-name="T16">numbers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numbers'</text:span><text:span text:style-name="T12">);</text:span></text:p>
      <text:p text:style-name="P13"/>
      <text:p text:style-name="P24"><text:soft-page-break/><text:span text:style-name="T16">numbers</text:span><text:span text:style-name="T12">.</text:span><text:span text:style-name="T15">forEach</text:span><text:span text:style-name="T12">(</text:span><text:span text:style-name="T10">num</text:span><text:span text:style-name="T12"> </text:span><text:span text:style-name="T9">=&gt;</text:span><text:span text:style-name="T12"> {</text:span></text:p>
      <text:p text:style-name="P24"><text:span text:style-name="T9">const</text:span><text:span text:style-name="T12"> </text:span><text:span text:style-name="T16">div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'div'</text:span><text:span text:style-name="T12">);</text:span></text:p>
      <text:p text:style-name="P24"><text:span text:style-name="T16">div</text:span><text:span text:style-name="T12">.</text:span><text:span text:style-name="T10">className</text:span><text:span text:style-name="T12"> = </text:span><text:span text:style-name="T11">'number'</text:span><text:span text:style-name="T12">;</text:span></text:p>
      <text:p text:style-name="P24"><text:span text:style-name="T16">div</text:span><text:span text:style-name="T12">.</text:span><text:span text:style-name="T10">textContent</text:span><text:span text:style-name="T12"> = </text:span><text:span text:style-name="T10">num</text:span><text:span text:style-name="T12">;</text:span></text:p>
      <text:p text:style-name="P24"><text:span text:style-name="T16">div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speak</text:span><text:span text:style-name="T12">(</text:span><text:span text:style-name="T10">num</text:span><text:span text:style-name="T12">);</text:span></text:p>
      <text:p text:style-name="P24"><text:span text:style-name="T16">numbersContainer</text:span><text:span text:style-name="T12">.</text:span><text:span text:style-name="T15">appendChild</text:span><text:span text:style-name="T12">(</text:span><text:span text:style-name="T16">div</text:span><text:span text:style-name="T12">);</text:span></text:p>
      <text:p text:style-name="P33">});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31">// Drawing functionality</text:p>
      <text:p text:style-name="P24"><text:span text:style-name="T9">const</text:span><text:span text:style-name="T12"> </text:span><text:span text:style-name="T16">canvas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drawCanvas'</text:span><text:span text:style-name="T12">);</text:span></text:p>
      <text:p text:style-name="P24"><text:span text:style-name="T9">const</text:span><text:span text:style-name="T12"> </text:span><text:span text:style-name="T16">ctx</text:span><text:span text:style-name="T12"> = </text:span><text:span text:style-name="T16">canvas</text:span><text:span text:style-name="T12">.</text:span><text:span text:style-name="T15">getContext</text:span><text:span text:style-name="T12">(</text:span><text:span text:style-name="T11">'2d'</text:span><text:span text:style-name="T12">);</text:span></text:p>
      <text:p text:style-name="P24"><text:span text:style-name="T9">let</text:span><text:span text:style-name="T12"> </text:span><text:span text:style-name="T10">drawing</text:span><text:span text:style-name="T12"> = </text:span><text:span text:style-name="T9">false</text:span><text:span text:style-name="T12">;</text:span></text:p>
      <text:p text:style-name="P13"/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down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tru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up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out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move'</text:span><text:span text:style-name="T12">, </text:span><text:span text:style-name="T15">draw</text:span><text:span text:style-name="T12">);</text:span></text:p>
      <text:p text:style-name="P13"/>
      <text:p text:style-name="P24"><text:span text:style-name="T9">function</text:span><text:span text:style-name="T12"> </text:span><text:span text:style-name="T15">draw</text:span><text:span text:style-name="T12">(</text:span><text:span text:style-name="T10">event</text:span><text:span text:style-name="T12">) {</text:span></text:p>
      <text:p text:style-name="P24"><text:span text:style-name="T17">if</text:span><text:span text:style-name="T12"> (!</text:span><text:span text:style-name="T10">drawing</text:span><text:span text:style-name="T12">) </text:span><text:span text:style-name="T17">return</text:span><text:span text:style-name="T12">;</text:span></text:p>
      <text:p text:style-name="P24"><text:span text:style-name="T9">const</text:span><text:span text:style-name="T12"> </text:span><text:span text:style-name="T16">rect</text:span><text:span text:style-name="T12"> = </text:span><text:span text:style-name="T16">canvas</text:span><text:span text:style-name="T12">.</text:span><text:span text:style-name="T15">getBoundingClientRect</text:span><text:span text:style-name="T12">();</text:span></text:p>
      <text:p text:style-name="P24"><text:span text:style-name="T9">const</text:span><text:span text:style-name="T12"> </text:span><text:span text:style-name="T16">x</text:span><text:span text:style-name="T12"> = </text:span><text:span text:style-name="T10">event</text:span><text:span text:style-name="T12">.</text:span><text:span text:style-name="T10">clientX</text:span><text:span text:style-name="T12"> - </text:span><text:span text:style-name="T16">rect</text:span><text:span text:style-name="T12">.</text:span><text:span text:style-name="T10">left</text:span><text:span text:style-name="T12">;</text:span></text:p>
      <text:p text:style-name="P24"><text:span text:style-name="T9">const</text:span><text:span text:style-name="T12"> </text:span><text:span text:style-name="T16">y</text:span><text:span text:style-name="T12"> = </text:span><text:span text:style-name="T10">event</text:span><text:span text:style-name="T12">.</text:span><text:span text:style-name="T10">clientY</text:span><text:span text:style-name="T12"> - </text:span><text:span text:style-name="T16">rect</text:span><text:span text:style-name="T12">.</text:span><text:span text:style-name="T10">top</text:span><text:span text:style-name="T12">;</text:span></text:p>
      <text:p text:style-name="P24"><text:span text:style-name="T16">ctx</text:span><text:span text:style-name="T12">.</text:span><text:span text:style-name="T10">fillStyle</text:span><text:span text:style-name="T12"> = </text:span><text:span text:style-name="T11">'#006064'</text:span><text:span text:style-name="T12">;</text:span></text:p>
      <text:p text:style-name="P24"><text:span text:style-name="T16">ctx</text:span><text:span text:style-name="T12">.</text:span><text:span text:style-name="T15">beginPath</text:span><text:span text:style-name="T12">();</text:span></text:p>
      <text:p text:style-name="P24"><text:span text:style-name="T16">ctx</text:span><text:span text:style-name="T12">.</text:span><text:span text:style-name="T15">arc</text:span><text:span text:style-name="T12">(</text:span><text:span text:style-name="T16">x</text:span><text:span text:style-name="T12">, </text:span><text:span text:style-name="T16">y</text:span><text:span text:style-name="T12">, </text:span><text:span text:style-name="T14">4</text:span><text:span text:style-name="T12">, </text:span><text:span text:style-name="T14">0</text:span><text:span text:style-name="T12">, </text:span><text:span text:style-name="T10">Math</text:span><text:span text:style-name="T12">.</text:span><text:span text:style-name="T10">PI</text:span><text:span text:style-name="T12"> * </text:span><text:span text:style-name="T14">2</text:span><text:span text:style-name="T12">);</text:span></text:p>
      <text:p text:style-name="P24"><text:span text:style-name="T16">ctx</text:span><text:span text:style-name="T12">.</text:span><text:span text:style-name="T15">fill</text:span><text:span text:style-name="T12">();</text:span></text:p>
      <text:p text:style-name="P33">}</text:p>
      <text:p text:style-name="P13"/>
      <text:p text:style-name="P24"><text:span text:style-name="T9">function</text:span><text:span text:style-name="T12"> </text:span><text:span text:style-name="T15">clearCanvas</text:span><text:span text:style-name="T12">() {</text:span></text:p>
      <text:p text:style-name="P24"><text:span text:style-name="T16">ctx</text:span><text:span text:style-name="T12">.</text:span><text:span text:style-name="T15">clearRect</text:span><text:span text:style-name="T12">(</text:span><text:span text:style-name="T14">0</text:span><text:span text:style-name="T12">, </text:span><text:span text:style-name="T14">0</text:span><text:span text:style-name="T12">, </text:span><text:span text:style-name="T16">canvas</text:span><text:span text:style-name="T12">.</text:span><text:span text:style-name="T10">width</text:span><text:span text:style-name="T12">, </text:span><text:span text:style-name="T16">canvas</text:span><text:span text:style-name="T12">.</text:span><text:span text:style-name="T10">height</text:span><text:span text:style-name="T12">);</text:span></text:p>
      <text:p text:style-name="P33"><text:soft-page-break/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18"/>
      <text:p text:style-name="P42">addition-game.html</text:p>
      <text:p text:style-name="P17"/>
      <text:p text:style-name="P17"/>
      <text:p text:style-name="P28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Addition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background-color</text:span><text:span text:style-name="T12">: </text:span><text:span text:style-name="T11">#fce4ec</text:span><text:span text:style-name="T12">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ec407a</text:span><text:span text:style-name="T12">;</text:span></text:p>
      <text:p text:style-name="P33">}</text:p>
      <text:p text:style-name="P24"><text:span text:style-name="T13">#question</text:span><text:span text:style-name="T12"> {</text:span></text:p>
      <text:p text:style-name="P24"><text:span text:style-name="T10">font-size</text:span><text:span text:style-name="T12">: </text:span><text:span text:style-name="T14">2rem</text:span><text:span text:style-name="T12">;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emoji-set</text:span><text:span text:style-name="T12"> {</text:span></text:p>
      <text:p text:style-name="P24"><text:span text:style-name="T10">font-size</text:span><text:span text:style-name="T12">: </text:span><text:span text:style-name="T14">2.5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.choices</text:span><text:span text:style-name="T12"> {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choices</text:span><text:span text:style-name="T12"> </text:span><text:span text:style-name="T13">button</text:span><text:span text:style-name="T12"> {</text:span></text:p>
      <text:p text:style-name="P24"><text:soft-page-break/><text:span text:style-name="T10">margin</text:span><text:span text:style-name="T12">: </text:span><text:span text:style-name="T14">0.5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5rem</text:span><text:span text:style-name="T12">;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ackground-color</text:span><text:span text:style-name="T12">: </text:span><text:span text:style-name="T11">#f8bbd0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#feedback</text:span><text:span text:style-name="T12">, </text:span><text:span text:style-name="T13">#stars</text:span><text:span text:style-name="T12"> {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#score</text:span><text:span text:style-name="T12"> {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#final</text:span><text:span text:style-name="T12"> {</text:span></text:p>
      <text:p text:style-name="P24"><text:span text:style-name="T10">font-size</text:span><text:span text:style-name="T12">: </text:span><text:span text:style-name="T14">1.4rem</text:span><text:span text:style-name="T12">;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24"><text:span text:style-name="T10">color</text:span><text:span text:style-name="T12">: </text:span><text:span text:style-name="T11">green</text:span><text:span text:style-name="T12">;</text:span></text:p>
      <text:p text:style-name="P33">}</text:p>
      <text:p text:style-name="P24"><text:span text:style-name="T13">#menu-btn</text:span><text:span text:style-name="T12"> {</text:span></text:p>
      <text:p text:style-name="P24"><text:span text:style-name="T10">display</text:span><text:span text:style-name="T12">: </text:span><text:span text:style-name="T11">none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2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button.top-btn</text:span><text:span text:style-name="T12"> {</text:span></text:p>
      <text:p text:style-name="P24"><text:span text:style-name="T10">position</text:span><text:span text:style-name="T12">: </text:span><text:span text:style-name="T11">absolute</text:span><text:span text:style-name="T12">;</text:span></text:p>
      <text:p text:style-name="P24"><text:span text:style-name="T10">top</text:span><text:span text:style-name="T12">: </text:span><text:span text:style-name="T14">1rem</text:span><text:span text:style-name="T12">;</text:span></text:p>
      <text:p text:style-name="P24"><text:span text:style-name="T10">left</text:span><text:span text:style-name="T12">: </text:span><text:span text:style-name="T14">1rem</text:span><text:span text:style-name="T12">;</text:span></text:p>
      <text:p text:style-name="P24"><text:soft-page-break/><text:span text:style-name="T10">background-color</text:span><text:span text:style-name="T12">: </text:span><text:span text:style-name="T11">#4caf50</text:span><text:span text:style-name="T12">;</text:span></text:p>
      <text:p text:style-name="P24"><text:span text:style-name="T10">color</text:span><text:span text:style-name="T12">: </text:span><text:span text:style-name="T11">white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top-btn"</text:span> <text:span text:style-name="T10">onclick</text:span>=<text:span text:style-name="T11">"</text:span><text:span text:style-name="T15">goToMenu</text:span><text:span text:style-name="T11">()"</text:span><text:span text:style-name="T8">&gt;</text:span>🏠 Menu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top-btn"</text:span> <text:span text:style-name="T10">style</text:span>=<text:span text:style-name="T11">"left: 9rem; background-color: #e53935;"</text:span> <text:span text:style-name="T10">onclick</text:span>=<text:span text:style-name="T11">"</text:span><text:span text:style-name="T15">logout</text:span><text:span text:style-name="T11">()"</text:span><text:span text:style-name="T8">&gt;</text:span>🚪 Logout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h1</text:span><text:span text:style-name="T8">&gt;</text:span>➕ Learn Addition<text:span text:style-name="T8">&lt;/</text:span><text:span text:style-name="T9">h1</text:span><text:span text:style-name="T8">&gt;</text:span></text:p>
      <text:p text:style-name="P24"><text:span text:style-name="T8">&lt;</text:span><text:span text:style-name="T9">audio</text:span> <text:span text:style-name="T10">id</text:span>=<text:span text:style-name="T11">"bg-music"</text:span> <text:span text:style-name="T10">autoplay</text:span> <text:span text:style-name="T10">loop</text:span><text:span text:style-name="T8">&gt;</text:span></text:p>
      <text:p text:style-name="P24"><text:span text:style-name="T8">&lt;</text:span><text:span text:style-name="T9">source</text:span> <text:span text:style-name="T10">src</text:span>=<text:span text:style-name="T11">"music/kids-bgm.mp3"</text:span> <text:span text:style-name="T10">type</text:span>=<text:span text:style-name="T11">"audio/mpeg"</text:span><text:span text:style-name="T8">&gt;</text:span></text:p>
      <text:p text:style-name="P24">Your browser does not support audio.</text:p>
      <text:p text:style-name="P24"><text:span text:style-name="T8">&lt;/</text:span><text:span text:style-name="T9">audio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toggleMusic</text:span><text:span text:style-name="T11">()"</text:span> <text:span text:style-name="T10">style</text:span>=<text:span text:style-name="T11">"margin-bottom: 1rem; background-color: #ffd54f; border: none; padding: 0.5rem 1rem; border-radius: 8px; cursor: pointer;"</text:span><text:span text:style-name="T8">&gt;</text:span></text:p>
      <text:p text:style-name="P30">🔊 <text:span text:style-name="T3">Toggle Music</text:span></text:p>
      <text:p text:style-name="P24">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div</text:span> <text:span text:style-name="T10">id</text:span>=<text:span text:style-name="T11">"question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emoji-set"</text:span> <text:span text:style-name="T10">id</text:span>=<text:span text:style-name="T11">"set1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style</text:span>=<text:span text:style-name="T11">"font-size: 2rem;"</text:span><text:span text:style-name="T8">&gt;</text:span>+<text:span text:style-name="T8">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emoji-set"</text:span> <text:span text:style-name="T10">id</text:span>=<text:span text:style-name="T11">"set2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choices"</text:span> <text:span text:style-name="T10">id</text:span>=<text:span text:style-name="T11">"choices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eedback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score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stars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inal"</text:span><text:span text:style-name="T8">&gt;&lt;/</text:span><text:span text:style-name="T9">div</text:span><text:span text:style-name="T8">&gt;</text:span></text:p>
      <text:p text:style-name="P24"><text:soft-page-break/><text:span text:style-name="T8">&lt;</text:span><text:span text:style-name="T9">button</text:span> <text:span text:style-name="T10">id</text:span>=<text:span text:style-name="T11">"menu-btn"</text:span> <text:span text:style-name="T10">onclick</text:span>=<text:span text:style-name="T11">"</text:span><text:span text:style-name="T15">goToMenu</text:span><text:span text:style-name="T11">()"</text:span><text:span text:style-name="T8">&gt;</text:span>🏠 Back to Menu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const</text:span><text:span text:style-name="T12"> </text:span><text:span text:style-name="T16">emojis</text:span><text:span text:style-name="T12"> = [</text:span><text:span text:style-name="T11">'🍎'</text:span><text:span text:style-name="T12">,</text:span><text:span text:style-name="T11">'🍓'</text:span><text:span text:style-name="T12">,</text:span><text:span text:style-name="T11">'🍊'</text:span><text:span text:style-name="T12">,</text:span><text:span text:style-name="T11">'🍇'</text:span><text:span text:style-name="T12">,</text:span><text:span text:style-name="T11">'🍉'</text:span><text:span text:style-name="T12">,</text:span><text:span text:style-name="T11">'🍌'</text:span><text:span text:style-name="T12">,</text:span><text:span text:style-name="T11">'🍍'</text:span><text:span text:style-name="T12">,</text:span><text:span text:style-name="T11">'🥝'</text:span><text:span text:style-name="T12">];</text:span></text:p>
      <text:p text:style-name="P24"><text:span text:style-name="T9">const</text:span><text:span text:style-name="T12"> </text:span><text:span text:style-name="T16">user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current_user"</text:span><text:span text:style-name="T12">);</text:span></text:p>
      <text:p text:style-name="P24"><text:span text:style-name="T17">if</text:span><text:span text:style-name="T12"> (!</text:span><text:span text:style-name="T16">user</text:span><text:span text:style-name="T12">) </text:span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13"/>
      <text:p text:style-name="P24"><text:span text:style-name="T9">let</text:span><text:span text:style-name="T12"> </text:span><text:span text:style-name="T10">level</text:span><text:span text:style-name="T12"> = </text:span><text:span text:style-name="T14">1</text:span><text:span text:style-name="T12">;</text:span></text:p>
      <text:p text:style-name="P24"><text:span text:style-name="T9">let</text:span><text:span text:style-name="T12"> </text:span><text:span text:style-name="T10">questionNumber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score</text:span><text:span text:style-name="T12"> = </text:span><text:span text:style-name="T14">0</text:span><text:span text:style-name="T12">;</text:span></text:p>
      <text:p text:style-name="P24"><text:span text:style-name="T9">const</text:span><text:span text:style-name="T12"> </text:span><text:span text:style-name="T16">questionsPerLevel</text:span><text:span text:style-name="T12"> = </text:span><text:span text:style-name="T14">15</text:span><text:span text:style-name="T12">;</text:span></text:p>
      <text:p text:style-name="P24"><text:span text:style-name="T9">const</text:span><text:span text:style-name="T12"> </text:span><text:span text:style-name="T16">maxLevels</text:span><text:span text:style-name="T12"> = </text:span><text:span text:style-name="T14">12</text:span><text:span text:style-name="T12">;</text:span></text:p>
      <text:p text:style-name="P24"><text:span text:style-name="T9">let</text:span><text:span text:style-name="T12"> </text:span><text:span text:style-name="T10">correctAnswer</text:span><text:span text:style-name="T12"> = </text:span><text:span text:style-name="T14">0</text:span><text:span text:style-name="T12">;</text:span></text:p>
      <text:p text:style-name="P13"/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logout</text:span><text:span text:style-name="T12">() {</text:span></text:p>
      <text:p text:style-name="P24"><text:span text:style-name="T10">localStorage</text:span><text:span text:style-name="T12">.</text:span><text:span text:style-name="T15">removeItem</text:span><text:span text:style-name="T12">(</text:span><text:span text:style-name="T11">"current_user"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toggleMusic</text:span><text:span text:style-name="T12">() {</text:span></text:p>
      <text:p text:style-name="P24"><text:span text:style-name="T9">const</text:span><text:span text:style-name="T12"> </text:span><text:span text:style-name="T16">music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bg-music"</text:span><text:span text:style-name="T12">);</text:span></text:p>
      <text:p text:style-name="P24"><text:span text:style-name="T16">music</text:span><text:span text:style-name="T12">.</text:span><text:span text:style-name="T10">paused</text:span><text:span text:style-name="T12"> ? </text:span><text:span text:style-name="T16">music</text:span><text:span text:style-name="T12">.</text:span><text:span text:style-name="T15">play</text:span><text:span text:style-name="T12">() : </text:span><text:span text:style-name="T16">music</text:span><text:span text:style-name="T12">.</text:span><text:span text:style-name="T15">pause</text:span><text:span text:style-name="T12">();</text:span></text:p>
      <text:p text:style-name="P33">}</text:p>
      <text:p text:style-name="P13"/>
      <text:p text:style-name="P24"><text:span text:style-name="T9">function</text:span><text:span text:style-name="T12"> </text:span><text:span text:style-name="T15">generateQuestion</text:span><text:span text:style-name="T12">() {</text:span></text:p>
      <text:p text:style-name="P24"><text:soft-page-break/><text:span text:style-name="T9">const</text:span><text:span text:style-name="T12"> </text:span><text:span text:style-name="T16">set1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et1"</text:span><text:span text:style-name="T12">);</text:span></text:p>
      <text:p text:style-name="P24"><text:span text:style-name="T9">const</text:span><text:span text:style-name="T12"> </text:span><text:span text:style-name="T16">set2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et2"</text:span><text:span text:style-name="T12">);</text:span></text:p>
      <text:p text:style-name="P24"><text:span text:style-name="T9">const</text:span><text:span text:style-name="T12"> </text:span><text:span text:style-name="T16">questio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question"</text:span><text:span text:style-name="T12">);</text:span></text:p>
      <text:p text:style-name="P24"><text:span text:style-name="T9">const</text:span><text:span text:style-name="T12"> </text:span><text:span text:style-name="T16">choices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choices"</text:span><text:span text:style-name="T12">);</text:span></text:p>
      <text:p text:style-name="P24"><text:span text:style-name="T9">const</text:span><text:span text:style-name="T12"> </text:span><text:span text:style-name="T16">feedback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eedback"</text:span><text:span text:style-name="T12">);</text:span></text:p>
      <text:p text:style-name="P24"><text:span text:style-name="T9">const</text:span><text:span text:style-name="T12"> </text:span><text:span text:style-name="T16">score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core"</text:span><text:span text:style-name="T12">);</text:span></text:p>
      <text:p text:style-name="P24"><text:span text:style-name="T9">const</text:span><text:span text:style-name="T12"> </text:span><text:span text:style-name="T16">final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inal"</text:span><text:span text:style-name="T12">);</text:span></text:p>
      <text:p text:style-name="P24"><text:span text:style-name="T9">const</text:span><text:span text:style-name="T12"> </text:span><text:span text:style-name="T16">menuBt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menu-btn"</text:span><text:span text:style-name="T12">);</text:span></text:p>
      <text:p text:style-name="P24"><text:span text:style-name="T9">const</text:span><text:span text:style-name="T12"> </text:span><text:span text:style-name="T16">stars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tars"</text:span><text:span text:style-name="T12">);</text:span></text:p>
      <text:p text:style-name="P13"/>
      <text:p text:style-name="P24"><text:span text:style-name="T17">if</text:span><text:span text:style-name="T12"> (</text:span><text:span text:style-name="T10">questionNumber</text:span><text:span text:style-name="T12"> &gt;= </text:span><text:span text:style-name="T16">questionsPerLevel</text:span><text:span text:style-name="T12">) {</text:span></text:p>
      <text:p text:style-name="P24"><text:span text:style-name="T9">let</text:span><text:span text:style-name="T12"> </text:span><text:span text:style-name="T10">levelStars</text:span><text:span text:style-name="T12"> = </text:span><text:span text:style-name="T11">'⭐'</text:span><text:span text:style-name="T12">.</text:span><text:span text:style-name="T15">repeat</text:span><text:span text:style-name="T12">(</text:span><text:span text:style-name="T10">score</text:span><text:span text:style-name="T12"> &gt;= </text:span><text:span text:style-name="T14">12</text:span><text:span text:style-name="T12"> ? </text:span><text:span text:style-name="T14">3</text:span><text:span text:style-name="T12"> : </text:span><text:span text:style-name="T10">score</text:span><text:span text:style-name="T12"> &gt;= </text:span><text:span text:style-name="T14">8</text:span><text:span text:style-name="T12"> ? </text:span><text:span text:style-name="T14">2</text:span><text:span text:style-name="T12"> : </text:span><text:span text:style-name="T10">score</text:span><text:span text:style-name="T12"> &gt;= </text:span><text:span text:style-name="T14">4</text:span><text:span text:style-name="T12"> ? </text:span><text:span text:style-name="T14">1</text:span><text:span text:style-name="T12"> : </text:span><text:span text:style-name="T14">0</text:span><text:span text:style-name="T12">);</text:span></text:p>
      <text:p text:style-name="P24"><text:span text:style-name="T16">starsBox</text:span><text:span text:style-name="T12">.</text:span><text:span text:style-name="T10">textContent</text:span><text:span text:style-name="T12"> = </text:span><text:span text:style-name="T11">`🌟 Level </text:span><text:span text:style-name="T9">${</text:span><text:span text:style-name="T10">level</text:span><text:span text:style-name="T9">}</text:span><text:span text:style-name="T11"> Stars: </text:span><text:span text:style-name="T9">${</text:span><text:span text:style-name="T10">levelStars</text:span><text:span text:style-name="T9">}</text:span><text:span text:style-name="T11">`</text:span><text:span text:style-name="T12">;</text:span></text:p>
      <text:p text:style-name="P24"><text:span text:style-name="T17">if</text:span><text:span text:style-name="T12"> (</text:span><text:span text:style-name="T10">level</text:span><text:span text:style-name="T12"> === </text:span><text:span text:style-name="T16">maxLevels</text:span><text:span text:style-name="T12">) {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`🎉 You completed all levels! Final 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questionsPerLevel</text:span><text:span text:style-name="T12"> * </text:span><text:span text:style-name="T16">maxLevels</text:span><text:span text:style-name="T9">}</text:span><text:span text:style-name="T11">`</text:span><text:span text:style-name="T12">;</text:span></text:p>
      <text:p text:style-name="P24"><text:span text:style-name="T15">speak</text:span><text:span text:style-name="T12">(</text:span><text:span text:style-name="T11">"Congratulations! You finished all levels!"</text:span><text:span text:style-name="T12">)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inline-block"</text:span><text:span text:style-name="T12">;</text:span></text:p>
      <text:p text:style-name="P24"><text:span text:style-name="T17">return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5">alert</text:span><text:span text:style-name="T12">(</text:span><text:span text:style-name="T11">`🎉 Great job! Moving to Level </text:span><text:span text:style-name="T9">${</text:span><text:span text:style-name="T10">level</text:span><text:span text:style-name="T12"> + </text:span><text:span text:style-name="T14">1</text:span><text:span text:style-name="T9">}</text:span><text:span text:style-name="T11">`</text:span><text:span text:style-name="T12">);</text:span></text:p>
      <text:p text:style-name="P24"><text:span text:style-name="T10">level</text:span><text:span text:style-name="T12">++;</text:span></text:p>
      <text:p text:style-name="P24"><text:span text:style-name="T10">questionNumber</text:span><text:span text:style-name="T12"> = </text:span><text:span text:style-name="T14">0</text:span><text:span text:style-name="T12">;</text:span></text:p>
      <text:p text:style-name="P33">}</text:p>
      <text:p text:style-name="P33">}</text:p>
      <text:p text:style-name="P13"/>
      <text:p text:style-name="P24"><text:span text:style-name="T16">feedback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none"</text:span><text:span text:style-name="T12">;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13"/>
      <text:p text:style-name="P24"><text:span text:style-name="T9">const</text:span><text:span text:style-name="T12"> </text:span><text:span text:style-name="T16">rangeStart</text:span><text:span text:style-name="T12"> = (</text:span><text:span text:style-name="T10">level</text:span><text:span text:style-name="T12"> - </text:span><text:span text:style-name="T14">1</text:span><text:span text:style-name="T12">) * </text:span><text:span text:style-name="T14">3</text:span><text:span text:style-name="T12"> + </text:span><text:span text:style-name="T14">1</text:span><text:span text:style-name="T12">;</text:span></text:p>
      <text:p text:style-name="P24"><text:span text:style-name="T9">const</text:span><text:span text:style-name="T12"> </text:span><text:span text:style-name="T16">rangeEnd</text:span><text:span text:style-name="T12"> = </text:span><text:span text:style-name="T16">rangeStart</text:span><text:span text:style-name="T12"> + </text:span><text:span text:style-name="T14">4</text:span><text:span text:style-name="T12">;</text:span></text:p>
      <text:p text:style-name="P13"/>
      <text:p text:style-name="P24"><text:span text:style-name="T9">const</text:span><text:span text:style-name="T12"> </text:span><text:span text:style-name="T16">num1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rangeEnd</text:span><text:span text:style-name="T12"> - </text:span><text:span text:style-name="T16">rangeStart</text:span><text:span text:style-name="T12"> + </text:span><text:span text:style-name="T14">1</text:span><text:span text:style-name="T12">)) + </text:span><text:span text:style-name="T16">rangeStart</text:span><text:span text:style-name="T12">;</text:span></text:p>
      <text:p text:style-name="P24"><text:soft-page-break/><text:span text:style-name="T9">const</text:span><text:span text:style-name="T12"> </text:span><text:span text:style-name="T16">num2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rangeEnd</text:span><text:span text:style-name="T12"> - </text:span><text:span text:style-name="T16">rangeStart</text:span><text:span text:style-name="T12"> + </text:span><text:span text:style-name="T14">1</text:span><text:span text:style-name="T12">)) + </text:span><text:span text:style-name="T16">rangeStart</text:span><text:span text:style-name="T12">;</text:span></text:p>
      <text:p text:style-name="P13"/>
      <text:p text:style-name="P24"><text:span text:style-name="T10">correctAnswer</text:span><text:span text:style-name="T12"> = </text:span><text:span text:style-name="T16">num1</text:span><text:span text:style-name="T12"> + </text:span><text:span text:style-name="T16">num2</text:span><text:span text:style-name="T12">;</text:span></text:p>
      <text:p text:style-name="P13"/>
      <text:p text:style-name="P24"><text:span text:style-name="T9">const</text:span><text:span text:style-name="T12"> </text:span><text:span text:style-name="T16">emoji</text:span><text:span text:style-name="T12"> = </text:span><text:span text:style-name="T16">emoji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emojis</text:span><text:span text:style-name="T12">.</text:span><text:span text:style-name="T10">length</text:span><text:span text:style-name="T12">)];</text:span></text:p>
      <text:p text:style-name="P24"><text:span text:style-name="T16">set1</text:span><text:span text:style-name="T12">.</text:span><text:span text:style-name="T10">textContent</text:span><text:span text:style-name="T12"> = </text:span><text:span text:style-name="T16">emoji</text:span><text:span text:style-name="T12">.</text:span><text:span text:style-name="T15">repeat</text:span><text:span text:style-name="T12">(</text:span><text:span text:style-name="T16">num1</text:span><text:span text:style-name="T12">);</text:span></text:p>
      <text:p text:style-name="P24"><text:span text:style-name="T16">set2</text:span><text:span text:style-name="T12">.</text:span><text:span text:style-name="T10">textContent</text:span><text:span text:style-name="T12"> = </text:span><text:span text:style-name="T16">emoji</text:span><text:span text:style-name="T12">.</text:span><text:span text:style-name="T15">repeat</text:span><text:span text:style-name="T12">(</text:span><text:span text:style-name="T16">num2</text:span><text:span text:style-name="T12">);</text:span></text:p>
      <text:p text:style-name="P24"><text:span text:style-name="T16">question</text:span><text:span text:style-name="T12">.</text:span><text:span text:style-name="T10">textContent</text:span><text:span text:style-name="T12"> = </text:span><text:span text:style-name="T11">`What is </text:span><text:span text:style-name="T9">${</text:span><text:span text:style-name="T16">num1</text:span><text:span text:style-name="T9">}</text:span><text:span text:style-name="T11"> + </text:span><text:span text:style-name="T9">${</text:span><text:span text:style-name="T16">num2</text:span><text:span text:style-name="T9">}</text:span><text:span text:style-name="T11"> ?`</text:span><text:span text:style-name="T12">;</text:span></text:p>
      <text:p text:style-name="P13"/>
      <text:p text:style-name="P24"><text:span text:style-name="T15">speak</text:span><text:span text:style-name="T12">(</text:span><text:span text:style-name="T11">`</text:span><text:span text:style-name="T9">${</text:span><text:span text:style-name="T16">num1</text:span><text:span text:style-name="T9">}</text:span><text:span text:style-name="T11"> plus </text:span><text:span text:style-name="T9">${</text:span><text:span text:style-name="T16">num2</text:span><text:span text:style-name="T9">}</text:span><text:span text:style-name="T11">. What is the answer?`</text:span><text:span text:style-name="T12">);</text:span></text:p>
      <text:p text:style-name="P13"/>
      <text:p text:style-name="P24"><text:span text:style-name="T9">let</text:span><text:span text:style-name="T12"> </text:span><text:span text:style-name="T10">options</text:span><text:span text:style-name="T12"> = </text:span><text:span text:style-name="T9">new</text:span><text:span text:style-name="T12"> </text:span><text:span text:style-name="T18">Set</text:span><text:span text:style-name="T12">();</text:span></text:p>
      <text:p text:style-name="P24"><text:span text:style-name="T10">options</text:span><text:span text:style-name="T12">.</text:span><text:span text:style-name="T15">add</text:span><text:span text:style-name="T12">(</text:span><text:span text:style-name="T10">correctAnswer</text:span><text:span text:style-name="T12">);</text:span></text:p>
      <text:p text:style-name="P24"><text:span text:style-name="T17">while</text:span><text:span text:style-name="T12"> (</text:span><text:span text:style-name="T10">options</text:span><text:span text:style-name="T12">.</text:span><text:span text:style-name="T10">size</text:span><text:span text:style-name="T12"> &lt; </text:span><text:span text:style-name="T14">3</text:span><text:span text:style-name="T12">) {</text:span></text:p>
      <text:p text:style-name="P24"><text:span text:style-name="T9">const</text:span><text:span text:style-name="T12"> </text:span><text:span text:style-name="T16">fake</text:span><text:span text:style-name="T12"> = </text:span><text:span text:style-name="T10">correctAnswer</text:span><text:span text:style-name="T12"> +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4">5</text:span><text:span text:style-name="T12">) - </text:span><text:span text:style-name="T14">2</text:span><text:span text:style-name="T12">;</text:span></text:p>
      <text:p text:style-name="P24"><text:span text:style-name="T17">if</text:span><text:span text:style-name="T12"> (</text:span><text:span text:style-name="T16">fake</text:span><text:span text:style-name="T12"> &gt; </text:span><text:span text:style-name="T14">0</text:span><text:span text:style-name="T12"> &amp;&amp; </text:span><text:span text:style-name="T16">fake</text:span><text:span text:style-name="T12"> !== </text:span><text:span text:style-name="T10">correctAnswer</text:span><text:span text:style-name="T12">) </text:span><text:span text:style-name="T10">options</text:span><text:span text:style-name="T12">.</text:span><text:span text:style-name="T15">add</text:span><text:span text:style-name="T12">(</text:span><text:span text:style-name="T16">fake</text:span><text:span text:style-name="T12">);</text:span></text:p>
      <text:p text:style-name="P33">}</text:p>
      <text:p text:style-name="P13"/>
      <text:p text:style-name="P24"><text:span text:style-name="T9">const</text:span><text:span text:style-name="T12"> </text:span><text:span text:style-name="T16">shuffled</text:span><text:span text:style-name="T12"> = </text:span><text:span text:style-name="T18">Array</text:span><text:span text:style-name="T12">.</text:span><text:span text:style-name="T15">from</text:span><text:span text:style-name="T12">(</text:span><text:span text:style-name="T10">options</text:span><text:span text:style-name="T12">).</text:span><text:span text:style-name="T15">sort</text:span><text:span text:style-name="T12">(() </text:span><text:span text:style-name="T9">=&gt;</text:span><text:span text:style-name="T12"> </text:span><text:span text:style-name="T10">Math</text:span><text:span text:style-name="T12">.</text:span><text:span text:style-name="T15">random</text:span><text:span text:style-name="T12">() - </text:span><text:span text:style-name="T14">0.5</text:span><text:span text:style-name="T12">);</text:span></text:p>
      <text:p text:style-name="P24"><text:span text:style-name="T16">choices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shuffled</text:span><text:span text:style-name="T12">.</text:span><text:span text:style-name="T15">forEach</text:span><text:span text:style-name="T12">(</text:span><text:span text:style-name="T10">option</text:span><text:span text:style-name="T12"> </text:span><text:span text:style-name="T9">=&gt;</text:span><text:span text:style-name="T12"> {</text:span></text:p>
      <text:p text:style-name="P24"><text:span text:style-name="T9">const</text:span><text:span text:style-name="T12"> </text:span><text:span text:style-name="T16">btn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button"</text:span><text:span text:style-name="T12">);</text:span></text:p>
      <text:p text:style-name="P24"><text:span text:style-name="T16">btn</text:span><text:span text:style-name="T12">.</text:span><text:span text:style-name="T10">textContent</text:span><text:span text:style-name="T12"> = </text:span><text:span text:style-name="T10">option</text:span><text:span text:style-name="T12">;</text:span></text:p>
      <text:p text:style-name="P24"><text:span text:style-name="T16">btn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checkAnswer</text:span><text:span text:style-name="T12">(</text:span><text:span text:style-name="T10">option</text:span><text:span text:style-name="T12">);</text:span></text:p>
      <text:p text:style-name="P24"><text:span text:style-name="T16">choices</text:span><text:span text:style-name="T12">.</text:span><text:span text:style-name="T15">appendChild</text:span><text:span text:style-name="T12">(</text:span><text:span text:style-name="T16">btn</text:span><text:span text:style-name="T12">);</text:span></text:p>
      <text:p text:style-name="P33">});</text:p>
      <text:p text:style-name="P13"/>
      <text:p text:style-name="P24"><text:span text:style-name="T16">scoreBox</text:span><text:span text:style-name="T12">.</text:span><text:span text:style-name="T10">textContent</text:span><text:span text:style-name="T12"> = </text:span><text:span text:style-name="T11">`Level </text:span><text:span text:style-name="T9">${</text:span><text:span text:style-name="T10">level</text:span><text:span text:style-name="T9">}</text:span><text:span text:style-name="T11"> | Question </text:span><text:span text:style-name="T9">${</text:span><text:span text:style-name="T10">questionNumber</text:span><text:span text:style-name="T12"> + </text:span><text:span text:style-name="T14">1</text:span><text:span text:style-name="T9">}</text:span><text:span text:style-name="T11"> / </text:span><text:span text:style-name="T9">${</text:span><text:span text:style-name="T16">questionsPerLevel</text:span><text:span text:style-name="T9">}</text:span><text:span text:style-name="T11"> | Score: </text:span><text:span text:style-name="T9">${</text:span><text:span text:style-name="T10">score</text:span><text:span text:style-name="T9">}</text:span><text:span text:style-name="T11">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checkAnswer</text:span><text:span text:style-name="T12">(</text:span><text:span text:style-name="T10">answer</text:span><text:span text:style-name="T12">) {</text:span></text:p>
      <text:p text:style-name="P24"><text:span text:style-name="T9">const</text:span><text:span text:style-name="T12"> </text:span><text:span text:style-name="T16">feedback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eedback"</text:span><text:span text:style-name="T12">);</text:span></text:p>
      <text:p text:style-name="P24"><text:span text:style-name="T17">if</text:span><text:span text:style-name="T12"> (</text:span><text:span text:style-name="T10">answer</text:span><text:span text:style-name="T12"> === </text:span><text:span text:style-name="T10">correctAnswer</text:span><text:span text:style-name="T12">) {</text:span></text:p>
      <text:p text:style-name="P24"><text:span text:style-name="T16">feedback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green"</text:span><text:span text:style-name="T12">;</text:span></text:p>
      <text:p text:style-name="P24"><text:soft-page-break/><text:span text:style-name="T16">feedback</text:span><text:span text:style-name="T12">.</text:span><text:span text:style-name="T10">textContent</text:span><text:span text:style-name="T12"> = </text:span><text:span text:style-name="T11">"✅ Correct!"</text:span><text:span text:style-name="T12">;</text:span></text:p>
      <text:p text:style-name="P24"><text:span text:style-name="T10">score</text:span><text:span text:style-name="T12">++;</text:span></text:p>
      <text:p text:style-name="P24"><text:span text:style-name="T12">} </text:span><text:span text:style-name="T17">else</text:span><text:span text:style-name="T12"> {</text:span></text:p>
      <text:p text:style-name="P24"><text:span text:style-name="T16">feedback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red"</text:span><text:span text:style-name="T12">;</text:span></text:p>
      <text:p text:style-name="P24"><text:span text:style-name="T16">feedback</text:span><text:span text:style-name="T12">.</text:span><text:span text:style-name="T10">textContent</text:span><text:span text:style-name="T12"> = </text:span><text:span text:style-name="T11">`❌ Oops! Answer was </text:span><text:span text:style-name="T9">${</text:span><text:span text:style-name="T10">correctAnswer</text:span><text:span text:style-name="T9">}</text:span><text:span text:style-name="T11">.`</text:span><text:span text:style-name="T12">;</text:span></text:p>
      <text:p text:style-name="P33">}</text:p>
      <text:p text:style-name="P24"><text:span text:style-name="T10">questionNumber</text:span><text:span text:style-name="T12">++;</text:span></text:p>
      <text:p text:style-name="P24"><text:span text:style-name="T15">setTimeout</text:span><text:span text:style-name="T12">(</text:span><text:span text:style-name="T15">generateQuestion</text:span><text:span text:style-name="T12">, </text:span><text:span text:style-name="T14">1500</text:span><text:span text:style-name="T12">);</text:span></text:p>
      <text:p text:style-name="P33">}</text:p>
      <text:p text:style-name="P13"/>
      <text:p text:style-name="P24"><text:span text:style-name="T15">generateQuestion</text:span><text:span text:style-name="T12">();</text:span>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43">subtraction-game.html</text:p>
      <text:p text:style-name="P19"/>
      <text:p text:style-name="P19">&lt;!DOCTYPE html&gt;</text:p>
      <text:p text:style-name="P19">&lt;html lang="en"&gt;</text:p>
      <text:p text:style-name="P19">&lt;head&gt;</text:p>
      <text:p text:style-name="P19"><text:s text:c="2"/>&lt;meta charset="UTF-8"&gt;</text:p>
      <text:p text:style-name="P19"><text:s text:c="2"/>&lt;title&gt;Learn Subtraction&lt;/title&gt;</text:p>
      <text:p text:style-name="P19"><text:s text:c="2"/>&lt;style&gt;</text:p>
      <text:p text:style-name="P19"><text:s text:c="4"/>body {</text:p>
      <text:p text:style-name="P19"><text:s text:c="6"/>font-family: 'Comic Sans MS', cursive;</text:p>
      <text:p text:style-name="P19"><text:s text:c="6"/>background-color: #e1f5fe;</text:p>
      <text:p text:style-name="P19"><text:s text:c="6"/>text-align: center;</text:p>
      <text:p text:style-name="P19"><text:s text:c="6"/>padding: 2rem;</text:p>
      <text:p text:style-name="P19"><text:s text:c="4"/>}</text:p>
      <text:p text:style-name="P19"><text:s text:c="4"/>h1 {</text:p>
      <text:p text:style-name="P19"><text:s text:c="6"/>color: #039be5;</text:p>
      <text:p text:style-name="P19"><text:s text:c="4"/>}</text:p>
      <text:p text:style-name="P19"><text:s text:c="4"/>#question {</text:p>
      <text:p text:style-name="P19"><text:s text:c="6"/>font-size: 2rem;</text:p>
      <text:p text:style-name="P19"><text:s text:c="6"/>margin: 2rem 0;</text:p>
      <text:p text:style-name="P19"><text:s text:c="4"/>}</text:p>
      <text:p text:style-name="P19"><text:s text:c="4"/>.emoji-set {</text:p>
      <text:p text:style-name="P19"><text:s text:c="6"/>font-size: 2.5rem;</text:p>
      <text:p text:style-name="P19"><text:s text:c="6"/>margin: 1rem;</text:p>
      <text:p text:style-name="P19"><text:soft-page-break/><text:s text:c="4"/>}</text:p>
      <text:p text:style-name="P19"><text:s text:c="4"/>.choices {</text:p>
      <text:p text:style-name="P19"><text:s text:c="6"/>margin: 2rem 0;</text:p>
      <text:p text:style-name="P19"><text:s text:c="4"/>}</text:p>
      <text:p text:style-name="P19"><text:s text:c="4"/>.choices button {</text:p>
      <text:p text:style-name="P19"><text:s text:c="6"/>margin: 0.5rem;</text:p>
      <text:p text:style-name="P19"><text:s text:c="6"/>padding: 0.7rem 1.5rem;</text:p>
      <text:p text:style-name="P19"><text:s text:c="6"/>font-size: 1.2rem;</text:p>
      <text:p text:style-name="P19"><text:s text:c="6"/>border: none;</text:p>
      <text:p text:style-name="P19"><text:s text:c="6"/>background-color: #b3e5fc;</text:p>
      <text:p text:style-name="P19"><text:s text:c="6"/>border-radius: 10px;</text:p>
      <text:p text:style-name="P19"><text:s text:c="6"/>cursor: pointer;</text:p>
      <text:p text:style-name="P19"><text:s text:c="4"/>}</text:p>
      <text:p text:style-name="P19"><text:s text:c="4"/>#feedback, #stars {</text:p>
      <text:p text:style-name="P19"><text:s text:c="6"/>font-size: 1.2rem;</text:p>
      <text:p text:style-name="P19"><text:s text:c="6"/>margin-top: 1rem;</text:p>
      <text:p text:style-name="P19"><text:s text:c="4"/>}</text:p>
      <text:p text:style-name="P19"><text:s text:c="4"/>#score {</text:p>
      <text:p text:style-name="P19"><text:s text:c="6"/>font-size: 1.2rem;</text:p>
      <text:p text:style-name="P19"><text:s text:c="6"/>margin-top: 1rem;</text:p>
      <text:p text:style-name="P19"><text:s text:c="4"/>}</text:p>
      <text:p text:style-name="P19"><text:s text:c="4"/>#final {</text:p>
      <text:p text:style-name="P19"><text:s text:c="6"/>font-size: 1.4rem;</text:p>
      <text:p text:style-name="P19"><text:s text:c="6"/>margin-top: 2rem;</text:p>
      <text:p text:style-name="P19"><text:s text:c="6"/>color: green;</text:p>
      <text:p text:style-name="P19"><text:s text:c="4"/>}</text:p>
      <text:p text:style-name="P19"><text:s text:c="4"/>#menu-btn {</text:p>
      <text:p text:style-name="P19"><text:s text:c="6"/>display: none;</text:p>
      <text:p text:style-name="P19"><text:s text:c="6"/>margin-top: 1rem;</text:p>
      <text:p text:style-name="P19"><text:s text:c="6"/>padding: 0.7rem 1.2rem;</text:p>
      <text:p text:style-name="P19"><text:s text:c="6"/>font-size: 1rem;</text:p>
      <text:p text:style-name="P19"><text:s text:c="6"/>border: none;</text:p>
      <text:p text:style-name="P19"><text:s text:c="6"/>border-radius: 10px;</text:p>
      <text:p text:style-name="P19"><text:s text:c="6"/>background-color: #81d4fa;</text:p>
      <text:p text:style-name="P19"><text:s text:c="6"/>cursor: pointer;</text:p>
      <text:p text:style-name="P19"><text:s text:c="4"/>}</text:p>
      <text:p text:style-name="P19"><text:s text:c="4"/>button.top-btn {</text:p>
      <text:p text:style-name="P19"><text:s text:c="6"/>position: absolute;</text:p>
      <text:p text:style-name="P19"><text:s text:c="6"/>top: 1rem;</text:p>
      <text:p text:style-name="P19"><text:s text:c="6"/>left: 1rem;</text:p>
      <text:p text:style-name="P19"><text:s text:c="6"/>background-color: #4caf50;</text:p>
      <text:p text:style-name="P19"><text:s text:c="6"/>color: white;</text:p>
      <text:p text:style-name="P19"><text:soft-page-break/><text:s text:c="6"/>border: none;</text:p>
      <text:p text:style-name="P19"><text:s text:c="6"/>border-radius: 8px;</text:p>
      <text:p text:style-name="P19"><text:s text:c="6"/>padding: 0.5rem 1rem;</text:p>
      <text:p text:style-name="P19"><text:s text:c="6"/>cursor: pointer;</text:p>
      <text:p text:style-name="P19"><text:s text:c="4"/>}</text:p>
      <text:p text:style-name="P19"><text:s text:c="2"/>&lt;/style&gt;</text:p>
      <text:p text:style-name="P19">&lt;/head&gt;</text:p>
      <text:p text:style-name="P19">&lt;body&gt;</text:p>
      <text:p text:style-name="P19"><text:s text:c="2"/>&lt;button class="top-btn" onclick="goToMenu()"&gt;🏠 Menu&lt;/button&gt;</text:p>
      <text:p text:style-name="P19"><text:s text:c="2"/>&lt;button class="top-btn" style="left: 6rem; background-color: #e53935;" onclick="logout()"&gt;🚪 Logout&lt;/button&gt;</text:p>
      <text:p text:style-name="P19"/>
      <text:p text:style-name="P19"><text:s text:c="2"/>&lt;h1&gt;➖ Learn Subtraction&lt;/h1&gt;</text:p>
      <text:p text:style-name="P19"><text:s text:c="2"/>&lt;audio id="bg-music" autoplay loop&gt;</text:p>
      <text:p text:style-name="P19"><text:s text:c="4"/>&lt;source src="music/kids-bgm.mp3" type="audio/mpeg"&gt;</text:p>
      <text:p text:style-name="P19"><text:s text:c="4"/>Your browser does not support audio.</text:p>
      <text:p text:style-name="P19"><text:s text:c="2"/>&lt;/audio&gt;</text:p>
      <text:p text:style-name="P19"><text:s text:c="2"/>&lt;button onclick="toggleMusic()" style="margin-bottom: 1rem; background-color: #ffd54f; border: none; padding: 0.5rem 1rem; border-radius: 8px; cursor: pointer;"&gt;</text:p>
      <text:p text:style-name="P19"><text:s text:c="4"/>🔊 Toggle Music</text:p>
      <text:p text:style-name="P19"><text:s text:c="2"/>&lt;/button&gt;</text:p>
      <text:p text:style-name="P19"/>
      <text:p text:style-name="P19"><text:s text:c="2"/>&lt;div id="question"&gt;&lt;/div&gt;</text:p>
      <text:p text:style-name="P19"><text:s text:c="2"/>&lt;div class="emoji-set" id="set1"&gt;&lt;/div&gt;</text:p>
      <text:p text:style-name="P19"><text:s text:c="2"/>&lt;div style="font-size: 2rem;"&gt;−&lt;/div&gt;</text:p>
      <text:p text:style-name="P19"><text:s text:c="2"/>&lt;div class="emoji-set" id="set2"&gt;&lt;/div&gt;</text:p>
      <text:p text:style-name="P19"><text:s text:c="2"/>&lt;div class="choices" id="choices"&gt;&lt;/div&gt;</text:p>
      <text:p text:style-name="P19"><text:s text:c="2"/>&lt;div id="feedback"&gt;&lt;/div&gt;</text:p>
      <text:p text:style-name="P19"><text:s text:c="2"/>&lt;div id="score"&gt;&lt;/div&gt;</text:p>
      <text:p text:style-name="P19"><text:s text:c="2"/>&lt;div id="stars"&gt;&lt;/div&gt;</text:p>
      <text:p text:style-name="P19"><text:s text:c="2"/>&lt;div id="final"&gt;&lt;/div&gt;</text:p>
      <text:p text:style-name="P19"><text:s text:c="2"/>&lt;button id="menu-btn" onclick="goToMenu()"&gt;🏠 Back to Menu&lt;/button&gt;</text:p>
      <text:p text:style-name="P19"/>
      <text:p text:style-name="P19"><text:s text:c="2"/>&lt;script&gt;</text:p>
      <text:p text:style-name="P19"><text:s text:c="4"/>const emojis = ['🍎','🍓','🍊','🍇','🍉','🍌','🍍','🥝'];</text:p>
      <text:p text:style-name="P19"><text:s text:c="4"/>const user = localStorage.getItem("current_user");</text:p>
      <text:p text:style-name="P19"><text:s text:c="4"/>if (!user) window.location.href = "login.html";</text:p>
      <text:p text:style-name="P19"/>
      <text:p text:style-name="P19"><text:s text:c="4"/>let level = 1;</text:p>
      <text:p text:style-name="P19"><text:s text:c="4"/>let questionNumber = 0;</text:p>
      <text:p text:style-name="P19"><text:soft-page-break/><text:s text:c="4"/>let score = 0;</text:p>
      <text:p text:style-name="P19"><text:s text:c="4"/>const questionsPerLevel = 15;</text:p>
      <text:p text:style-name="P19"><text:s text:c="4"/>const maxLevels = 12;</text:p>
      <text:p text:style-name="P19"><text:s text:c="4"/>let correctAnswer = 0;</text:p>
      <text:p text:style-name="P19"/>
      <text:p text:style-name="P19"><text:s text:c="4"/>function goToMenu() {</text:p>
      <text:p text:style-name="P19"><text:s text:c="6"/>const grade = localStorage.getItem("selected_grade") || "tk";</text:p>
      <text:p text:style-name="P19"><text:s text:c="6"/>window.location.href = `menu-${grade}.html`;</text:p>
      <text:p text:style-name="P19"><text:s text:c="4"/>}</text:p>
      <text:p text:style-name="P19"/>
      <text:p text:style-name="P19"><text:s text:c="4"/>function logout() {</text:p>
      <text:p text:style-name="P19"><text:s text:c="6"/>localStorage.removeItem("current_user");</text:p>
      <text:p text:style-name="P19"><text:s text:c="6"/>window.location.href = "login.html";</text:p>
      <text:p text:style-name="P19"><text:s text:c="4"/>}</text:p>
      <text:p text:style-name="P19"/>
      <text:p text:style-name="P19"><text:s text:c="4"/>function speak(text) {</text:p>
      <text:p text:style-name="P19"><text:s text:c="6"/>const msg = new SpeechSynthesisUtterance(text);</text:p>
      <text:p text:style-name="P19"><text:s text:c="6"/>window.speechSynthesis.speak(msg);</text:p>
      <text:p text:style-name="P19"><text:s text:c="4"/>}</text:p>
      <text:p text:style-name="P19"/>
      <text:p text:style-name="P19"><text:s text:c="4"/>function toggleMusic() {</text:p>
      <text:p text:style-name="P19"><text:s text:c="6"/>const music = document.getElementById("bg-music");</text:p>
      <text:p text:style-name="P19"><text:s text:c="6"/>music.paused ? music.play() : music.pause();</text:p>
      <text:p text:style-name="P19"><text:s text:c="4"/>}</text:p>
      <text:p text:style-name="P19"/>
      <text:p text:style-name="P19"><text:s text:c="4"/>function generateQuestion() {</text:p>
      <text:p text:style-name="P19"><text:s text:c="6"/>const set1 = document.getElementById("set1");</text:p>
      <text:p text:style-name="P19"><text:s text:c="6"/>const set2 = document.getElementById("set2");</text:p>
      <text:p text:style-name="P19"><text:s text:c="6"/>const question = document.getElementById("question");</text:p>
      <text:p text:style-name="P19"><text:s text:c="6"/>const choices = document.getElementById("choices");</text:p>
      <text:p text:style-name="P19"><text:s text:c="6"/>const feedback = document.getElementById("feedback");</text:p>
      <text:p text:style-name="P19"><text:s text:c="6"/>const scoreBox = document.getElementById("score");</text:p>
      <text:p text:style-name="P19"><text:s text:c="6"/>const final = document.getElementById("final");</text:p>
      <text:p text:style-name="P19"><text:s text:c="6"/>const menuBtn = document.getElementById("menu-btn");</text:p>
      <text:p text:style-name="P19"><text:s text:c="6"/>const starsBox = document.getElementById("stars");</text:p>
      <text:p text:style-name="P19"/>
      <text:p text:style-name="P19"><text:s text:c="6"/>if (questionNumber &gt;= questionsPerLevel) {</text:p>
      <text:p text:style-name="P19"><text:s text:c="8"/>let levelStars = '⭐'.repeat(score &gt;= 12 ? 3 : score &gt;= 8 ? 2 : score &gt;= 4 ? 1 : 0);</text:p>
      <text:p text:style-name="P19"><text:s text:c="8"/>starsBox.textContent = `🌟 Level ${level} Stars: ${levelStars}`;</text:p>
      <text:p text:style-name="P19"><text:s text:c="8"/>if (level === maxLevels) {</text:p>
      <text:p text:style-name="P19"><text:soft-page-break/><text:s text:c="10"/>final.textContent = `🎉 You completed all levels! Final Score: ${score} / ${questionsPerLevel * maxLevels}`;</text:p>
      <text:p text:style-name="P19"><text:s text:c="10"/>speak("Congratulations! You finished all subtraction levels!");</text:p>
      <text:p text:style-name="P19"><text:s text:c="10"/>menuBtn.style.display = "inline-block";</text:p>
      <text:p text:style-name="P19"><text:s text:c="10"/>return;</text:p>
      <text:p text:style-name="P19"><text:s text:c="8"/>} else {</text:p>
      <text:p text:style-name="P19"><text:s text:c="10"/>alert(`🎉 Well done! Moving to Level ${level + 1}`);</text:p>
      <text:p text:style-name="P19"><text:s text:c="10"/>level++;</text:p>
      <text:p text:style-name="P19"><text:s text:c="10"/>questionNumber = 0;</text:p>
      <text:p text:style-name="P19"><text:s text:c="8"/>}</text:p>
      <text:p text:style-name="P19"><text:s text:c="6"/>}</text:p>
      <text:p text:style-name="P19"/>
      <text:p text:style-name="P19"><text:s text:c="6"/>feedback.textContent = "";</text:p>
      <text:p text:style-name="P19"><text:s text:c="6"/>menuBtn.style.display = "none";</text:p>
      <text:p text:style-name="P19"><text:s text:c="6"/>final.textContent = "";</text:p>
      <text:p text:style-name="P19"/>
      <text:p text:style-name="P19"><text:s text:c="6"/>const rangeStart = (level - 1) * 3 + 1;</text:p>
      <text:p text:style-name="P19"><text:s text:c="6"/>const rangeEnd = rangeStart + 4;</text:p>
      <text:p text:style-name="P19"/>
      <text:p text:style-name="P19"><text:s text:c="6"/>const num1 = Math.floor(Math.random() * (rangeEnd - rangeStart + 1)) + rangeStart + 2;</text:p>
      <text:p text:style-name="P19"><text:s text:c="6"/>const num2 = Math.floor(Math.random() * (num1 - 1)) + 1;</text:p>
      <text:p text:style-name="P19"/>
      <text:p text:style-name="P19"><text:s text:c="6"/>correctAnswer = num1 - num2;</text:p>
      <text:p text:style-name="P19"/>
      <text:p text:style-name="P19"><text:s text:c="6"/>const emoji = emojis[Math.floor(Math.random() * emojis.length)];</text:p>
      <text:p text:style-name="P19"><text:s text:c="6"/>set1.textContent = emoji.repeat(num1);</text:p>
      <text:p text:style-name="P19"><text:s text:c="6"/>set2.textContent = emoji.repeat(num2);</text:p>
      <text:p text:style-name="P19"><text:s text:c="6"/>question.textContent = `What is ${num1} − ${num2} ?`;</text:p>
      <text:p text:style-name="P19"/>
      <text:p text:style-name="P19"><text:s text:c="6"/>speak(`${num1} minus ${num2}. What is the answer?`);</text:p>
      <text:p text:style-name="P19"/>
      <text:p text:style-name="P19"><text:s text:c="6"/>let options = new Set();</text:p>
      <text:p text:style-name="P19"><text:s text:c="6"/>options.add(correctAnswer);</text:p>
      <text:p text:style-name="P19"><text:s text:c="6"/>while (options.size &lt; 3) {</text:p>
      <text:p text:style-name="P19"><text:s text:c="8"/>const fake = correctAnswer + Math.floor(Math.random() * 5) - 2;</text:p>
      <text:p text:style-name="P19"><text:s text:c="8"/>if (fake &gt;= 0 &amp;&amp; fake !== correctAnswer) options.add(fake);</text:p>
      <text:p text:style-name="P19"><text:s text:c="6"/>}</text:p>
      <text:p text:style-name="P19"/>
      <text:p text:style-name="P19"><text:s text:c="6"/>const shuffled = Array.from(options).sort(() =&gt; Math.random() - 0.5);</text:p>
      <text:p text:style-name="P19"><text:s text:c="6"/>choices.innerHTML = "";</text:p>
      <text:p text:style-name="P19"><text:s text:c="6"/>shuffled.forEach(option =&gt; {</text:p>
      <text:p text:style-name="P19"><text:soft-page-break/><text:s text:c="8"/>const btn = document.createElement("button");</text:p>
      <text:p text:style-name="P19"><text:s text:c="8"/>btn.textContent = option;</text:p>
      <text:p text:style-name="P19"><text:s text:c="8"/>btn.onclick = () =&gt; checkAnswer(option);</text:p>
      <text:p text:style-name="P19"><text:s text:c="8"/>choices.appendChild(btn);</text:p>
      <text:p text:style-name="P19"><text:s text:c="6"/>});</text:p>
      <text:p text:style-name="P19"/>
      <text:p text:style-name="P19"><text:s text:c="6"/>scoreBox.textContent = `Level ${level} | Question ${questionNumber + 1} / ${questionsPerLevel} | Score: ${score}`;</text:p>
      <text:p text:style-name="P19"><text:s text:c="4"/>}</text:p>
      <text:p text:style-name="P19"/>
      <text:p text:style-name="P19"><text:s text:c="4"/>function checkAnswer(answer) {</text:p>
      <text:p text:style-name="P19"><text:s text:c="6"/>const feedback = document.getElementById("feedback");</text:p>
      <text:p text:style-name="P19"><text:s text:c="6"/>if (answer === correctAnswer) {</text:p>
      <text:p text:style-name="P19"><text:s text:c="8"/>feedback.style.color = "green";</text:p>
      <text:p text:style-name="P19"><text:s text:c="8"/>feedback.textContent = "✅ Correct!";</text:p>
      <text:p text:style-name="P19"><text:s text:c="8"/>score++;</text:p>
      <text:p text:style-name="P19"><text:s text:c="6"/>} else {</text:p>
      <text:p text:style-name="P19"><text:s text:c="8"/>feedback.style.color = "red";</text:p>
      <text:p text:style-name="P19"><text:s text:c="8"/>feedback.textContent = `❌ Oops! Answer was ${correctAnswer}.`;</text:p>
      <text:p text:style-name="P19"><text:s text:c="6"/>}</text:p>
      <text:p text:style-name="P19"><text:s text:c="6"/>questionNumber++;</text:p>
      <text:p text:style-name="P19"><text:s text:c="6"/>setTimeout(generateQuestion, 1500);</text:p>
      <text:p text:style-name="P19"><text:s text:c="4"/>}</text:p>
      <text:p text:style-name="P19"/>
      <text:p text:style-name="P19"><text:s text:c="4"/>generateQuestion();</text:p>
      <text:p text:style-name="P19"><text:s text:c="2"/>&lt;/script&gt;</text:p>
      <text:p text:style-name="P19">&lt;/body&gt;</text:p>
      <text:p text:style-name="P19">&lt;/html&gt;</text:p>
      <text:p text:style-name="P17"/>
      <text:p text:style-name="P17"/>
      <text:h text:style-name="P45" text:outline-level="3">✅ What’s Done</text:h>
      <text:list text:style-name="L12">
        <text:list-item>
          <text:p text:style-name="P57">✅ Core structure for <text:span text:style-name="Strong_20_Emphasis">TK to 3rd grade</text:span></text:p>
        </text:list-item>
        <text:list-item>
          <text:p text:style-name="P57">✅ Games for: counting, letters, numbers, shapes, addition, subtraction</text:p>
        </text:list-item>
        <text:list-item>
          <text:p text:style-name="P57">✅ Multi-level support (up to 12 levels)</text:p>
        </text:list-item>
        <text:list-item>
          <text:p text:style-name="P57">✅ Voice, music, celebration, and login/logout system</text:p>
        </text:list-item>
      </text:list>
      <text:p text:style-name="Horizontal_20_Line"/>
      <text:h text:style-name="Heading_20_3" text:outline-level="3">🧩 What’s Next (Optional Ideas for Grades 4–12)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Grade Group</text:p>
            </table:table-cell>
            <table:table-cell table:style-name="Table4.A1" office:value-type="string">
              <text:p text:style-name="Table_20_Heading">Suggested Content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Grades 4–5</text:span></text:p>
          </table:table-cell>
          <table:table-cell table:style-name="Table4.A1" office:value-type="string">
            <text:p text:style-name="Table_20_Contents">Multiplication, division, grammar games, puzzles</text:p>
          </table:table-cell>
        </table:table-row>
        <text:soft-page-break/>
        <table:table-row>
          <table:table-cell table:style-name="Table4.A1" office:value-type="string">
            <text:p text:style-name="Table_20_Contents"><text:span text:style-name="Strong_20_Emphasis">Grades 6–8</text:span></text:p>
          </table:table-cell>
          <table:table-cell table:style-name="Table4.A1" office:value-type="string">
            <text:p text:style-name="Table_20_Contents">Fractions, decimals, algebra basics, science trivia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Grades 9–10</text:span></text:p>
          </table:table-cell>
          <table:table-cell table:style-name="Table4.A1" office:value-type="string">
            <text:p text:style-name="Table_20_Contents">Geometry, algebra, vocabulary, essay builder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Grades 11–12</text:span></text:p>
          </table:table-cell>
          <table:table-cell table:style-name="Table4.A1" office:value-type="string">
            <text:p text:style-name="Table_20_Contents">SAT prep, coding games, advanced math &amp; logic</text:p>
          </table:table-cell>
        </table:table-row>
      </table:table>
      <text:p text:style-name="Horizontal_20_Line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0:45:12.537540422</meta:creation-date>
    <dc:date>2025-07-07T08:25:09.314335808</dc:date>
    <meta:editing-duration>P1DT4H16M43S</meta:editing-duration>
    <meta:editing-cycles>17</meta:editing-cycles>
    <meta:generator>LibreOffice/24.2.7.2$Linux_X86_64 LibreOffice_project/420$Build-2</meta:generator>
    <meta:document-statistic meta:table-count="4" meta:image-count="0" meta:object-count="0" meta:page-count="43" meta:paragraph-count="1268" meta:word-count="4270" meta:character-count="35221" meta:non-whitespace-character-count="31090"/>
  </office:meta>
</office:document-meta>
</file>